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70.44pt"/>
    </style:style>
    <style:style style:name="co3" style:family="table-column">
      <style:table-column-properties fo:break-before="auto" style:column-width="65.85pt"/>
    </style:style>
    <style:style style:name="co4" style:family="table-column">
      <style:table-column-properties fo:break-before="auto" style:column-width="71.66pt"/>
    </style:style>
    <style:style style:name="co5" style:family="table-column">
      <style:table-column-properties fo:break-before="auto" style:column-width="63.95pt"/>
    </style:style>
    <style:style style:name="co6" style:family="table-column">
      <style:table-column-properties fo:break-before="auto" style:column-width="51.96pt"/>
    </style:style>
    <style:style style:name="co7" style:family="table-column">
      <style:table-column-properties fo:break-before="auto" style:column-width="30.36pt"/>
    </style:style>
    <style:style style:name="co8" style:family="table-column">
      <style:table-column-properties fo:break-before="auto" style:column-width="32.66pt"/>
    </style:style>
    <style:style style:name="co9" style:family="table-column">
      <style:table-column-properties fo:break-before="auto" style:column-width="46.54pt"/>
    </style:style>
    <style:style style:name="co10" style:family="table-column">
      <style:table-column-properties fo:break-before="auto" style:column-width="51.14pt"/>
    </style:style>
    <style:style style:name="co11" style:family="table-column">
      <style:table-column-properties fo:break-before="auto" style:column-width="54.26pt"/>
    </style:style>
    <style:style style:name="co12" style:family="table-column">
      <style:table-column-properties fo:break-before="auto" style:column-width="143.04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32.6pt"/>
    </style:style>
    <style:style style:name="co15" style:family="table-column">
      <style:table-column-properties fo:break-before="auto" style:column-width="75.94pt"/>
    </style:style>
    <style:style style:name="co16" style:family="table-column">
      <style:table-column-properties fo:break-before="auto" style:column-width="64.09pt"/>
    </style:style>
    <style:style style:name="co17" style:family="table-column">
      <style:table-column-properties fo:break-before="auto" style:column-width="50.6pt"/>
    </style:style>
    <style:style style:name="co18" style:family="table-column">
      <style:table-column-properties fo:break-before="auto" style:column-width="29.59pt"/>
    </style:style>
    <style:style style:name="co19" style:family="table-column">
      <style:table-column-properties fo:break-before="auto" style:column-width="31.86pt"/>
    </style:style>
    <style:style style:name="co20" style:family="table-column">
      <style:table-column-properties fo:break-before="auto" style:column-width="45.35pt"/>
    </style:style>
    <style:style style:name="co21" style:family="table-column">
      <style:table-column-properties fo:break-before="auto" style:column-width="49.86pt"/>
    </style:style>
    <style:style style:name="co22" style:family="table-column">
      <style:table-column-properties fo:break-before="auto" style:column-width="52.84pt"/>
    </style:style>
    <style:style style:name="co23" style:family="table-column">
      <style:table-column-properties fo:break-before="auto" style:column-width="69.96pt"/>
    </style:style>
    <style:style style:name="co24" style:family="table-column">
      <style:table-column-properties fo:break-before="auto" style:column-width="143.21pt"/>
    </style:style>
    <style:style style:name="co25" style:family="table-column">
      <style:table-column-properties fo:break-before="auto" style:column-width="145.45pt"/>
    </style:style>
    <style:style style:name="co26" style:family="table-column">
      <style:table-column-properties fo:break-before="auto" style:column-width="146.3pt"/>
    </style:style>
    <style:style style:name="co27" style:family="table-column">
      <style:table-column-properties fo:break-before="auto" style:column-width="68.6pt"/>
    </style:style>
    <style:style style:name="co28" style:family="table-column">
      <style:table-column-properties fo:break-before="auto" style:column-width="73.76pt"/>
    </style:style>
    <style:style style:name="ro1" style:family="table-row">
      <style:table-row-properties style:row-height="13.2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1">
      <style:text-properties fo:font-weight="bold" style:font-weight-asian="bold" style:font-weight-complex="bold"/>
    </style:style>
    <style:style style:name="ce3" style:family="table-cell" style:parent-style-name="Default" style:data-style-name="N100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/>
    <style:style style:name="ce10" style:family="table-cell" style:parent-style-name="Default"/>
    <style:style style:name="ce11" style:family="table-cell" style:parent-style-name="Default"/>
    <style:style style:name="ce12" style:family="table-cell" style:parent-style-name="Default"/>
    <style:style style:name="ce13" style:family="table-cell" style:parent-style-name="Default"/>
    <style:style style:name="ce14" style:family="table-cell" style:parent-style-name="Default"/>
    <style:style style:name="ce15" style:family="table-cell" style:parent-style-name="Default" style:data-style-name="N121"/>
    <style:style style:name="ce16" style:family="table-cell" style:parent-style-name="Default"/>
    <style:style style:name="ce17" style:family="table-cell" style:parent-style-name="Default"/>
    <style:style style:name="ce18" style:family="table-cell" style:parent-style-name="Default"/>
    <style:style style:name="ce19" style:family="table-cell" style:parent-style-name="Default"/>
    <style:style style:name="ce20" style:family="table-cell" style:parent-style-name="Default"/>
    <style:style style:name="ce21" style:family="table-cell" style:parent-style-name="Default"/>
    <style:style style:name="ce22" style:family="table-cell" style:parent-style-name="Default"/>
    <style:style style:name="ce23" style:family="table-cell" style:parent-style-name="Default"/>
    <style:style style:name="ce24" style:family="table-cell" style:parent-style-name="Default"/>
    <style:style style:name="ce25" style:family="table-cell" style:parent-style-name="Default"/>
    <style:style style:name="ce26" style:family="table-cell" style:parent-style-name="Default"/>
    <style:style style:name="ce27" style:family="table-cell" style:parent-style-name="Default"/>
    <style:style style:name="ce28" style:family="table-cell" style:parent-style-name="Default"/>
    <style:style style:name="ce29" style:family="table-cell" style:parent-style-name="Default"/>
    <style:style style:name="ce30" style:family="table-cell" style:parent-style-name="Default"/>
    <style:style style:name="ce31" style:family="table-cell" style:parent-style-name="Default"/>
    <style:style style:name="ce32" style:family="table-cell" style:parent-style-name="Default"/>
    <style:style style:name="ce33" style:family="table-cell" style:parent-style-name="Default"/>
    <style:style style:name="ce34" style:family="table-cell" style:parent-style-name="Default"/>
    <style:style style:name="ce35" style:family="table-cell" style:parent-style-name="Default"/>
    <style:style style:name="ce36" style:family="table-cell" style:parent-style-name="Default"/>
    <style:style style:name="ce37" style:family="table-cell" style:parent-style-name="Default"/>
    <style:style style:name="ce38" style:family="table-cell" style:parent-style-name="Default"/>
    <style:style style:name="ce39" style:family="table-cell" style:parent-style-name="Default"/>
    <style:style style:name="ce40" style:family="table-cell" style:parent-style-name="Default"/>
    <style:style style:name="ce41" style:family="table-cell" style:parent-style-name="Default"/>
    <style:style style:name="ce42" style:family="table-cell" style:parent-style-name="Default"/>
    <style:style style:name="ce43" style:family="table-cell" style:parent-style-name="Default"/>
    <style:style style:name="ce44" style:family="table-cell" style:parent-style-name="Default"/>
    <style:style style:name="ce45" style:family="table-cell" style:parent-style-name="Default"/>
    <style:style style:name="ce46" style:family="table-cell" style:parent-style-name="Default"/>
    <style:style style:name="ce47" style:family="table-cell" style:parent-style-name="Default"/>
    <style:style style:name="ce48" style:family="table-cell" style:parent-style-name="Default"/>
    <style:style style:name="ce49" style:family="table-cell" style:parent-style-name="Default"/>
    <style:style style:name="ce50" style:family="table-cell" style:parent-style-name="Default"/>
    <style:style style:name="ce51" style:family="table-cell" style:parent-style-name="Default"/>
    <style:style style:name="ce52" style:family="table-cell" style:parent-style-name="Default"/>
    <style:style style:name="ce53" style:family="table-cell" style:parent-style-name="Default"/>
    <style:style style:name="ce54" style:family="table-cell" style:parent-style-name="Default"/>
    <style:style style:name="ce55" style:family="table-cell" style:parent-style-name="Default"/>
    <style:style style:name="ce56" style:family="table-cell" style:parent-style-name="Default"/>
    <style:style style:name="ce57" style:family="table-cell" style:parent-style-name="Default"/>
    <style:style style:name="ce58" style:family="table-cell" style:parent-style-name="Default"/>
    <style:style style:name="ce59" style:family="table-cell" style:parent-style-name="Default"/>
    <style:style style:name="ce60" style:family="table-cell" style:parent-style-name="Default"/>
    <style:style style:name="ce61" style:family="table-cell" style:parent-style-name="Default"/>
    <style:style style:name="ce62" style:family="table-cell" style:parent-style-name="Default"/>
    <style:style style:name="ce63" style:family="table-cell" style:parent-style-name="Default"/>
    <style:style style:name="ce64" style:family="table-cell" style:parent-style-name="Default"/>
    <style:style style:name="ce65" style:family="table-cell" style:parent-style-name="Default"/>
    <style:style style:name="ce66" style:family="table-cell" style:parent-style-name="Default"/>
    <style:style style:name="ce67" style:family="table-cell" style:parent-style-name="Default"/>
    <style:style style:name="ce68" style:family="table-cell" style:parent-style-name="Default"/>
    <style:style style:name="ce69" style:family="table-cell" style:parent-style-name="Default"/>
    <style:style style:name="ce70" style:family="table-cell" style:parent-style-name="Default"/>
    <style:style style:name="ce71" style:family="table-cell" style:parent-style-name="Default"/>
    <style:style style:name="ce72" style:family="table-cell" style:parent-style-name="Default"/>
    <style:style style:name="ce73" style:family="table-cell" style:parent-style-name="Default"/>
    <style:style style:name="ce74" style:family="table-cell" style:parent-style-name="Default"/>
    <style:style style:name="ce75" style:family="table-cell" style:parent-style-name="Default"/>
    <style:style style:name="ce76" style:family="table-cell" style:parent-style-name="Default"/>
    <style:style style:name="ce77" style:family="table-cell" style:parent-style-name="Default"/>
    <style:style style:name="ce78" style:family="table-cell" style:parent-style-name="Default"/>
    <style:style style:name="ce79" style:family="table-cell" style:parent-style-name="Default"/>
    <style:style style:name="ce80" style:family="table-cell" style:parent-style-name="Default"/>
    <style:style style:name="ce81" style:family="table-cell" style:parent-style-name="Default"/>
    <style:style style:name="ce82" style:family="table-cell" style:parent-style-name="Default"/>
    <style:style style:name="ce83" style:family="table-cell" style:parent-style-name="Default"/>
    <style:style style:name="ce84" style:family="table-cell" style:parent-style-name="Default"/>
    <style:style style:name="ce85" style:family="table-cell" style:parent-style-name="Default"/>
    <style:style style:name="ce86" style:family="table-cell" style:parent-style-name="Default"/>
    <style:style style:name="ce87" style:family="table-cell" style:parent-style-name="Default"/>
    <style:style style:name="ce88" style:family="table-cell" style:parent-style-name="Default"/>
    <style:style style:name="ce89" style:family="table-cell" style:parent-style-name="Default"/>
    <style:style style:name="ce90" style:family="table-cell" style:parent-style-name="Default"/>
    <style:style style:name="ce91" style:family="table-cell" style:parent-style-name="Default"/>
    <style:style style:name="ce92" style:family="table-cell" style:parent-style-name="Default"/>
    <style:style style:name="ce93" style:family="table-cell" style:parent-style-name="Default"/>
    <style:style style:name="ce94" style:family="table-cell" style:parent-style-name="Default"/>
    <style:style style:name="ce95" style:family="table-cell" style:parent-style-name="Default"/>
    <style:style style:name="ce96" style:family="table-cell" style:parent-style-name="Default"/>
    <style:style style:name="ce97" style:family="table-cell" style:parent-style-name="Default"/>
    <style:style style:name="ce98" style:family="table-cell" style:parent-style-name="Default"/>
    <style:style style:name="ce99" style:family="table-cell" style:parent-style-name="Default"/>
    <style:style style:name="ce100" style:family="table-cell" style:parent-style-name="Default"/>
    <style:style style:name="ce101" style:family="table-cell" style:parent-style-name="Default"/>
    <style:style style:name="ce102" style:family="table-cell" style:parent-style-name="Default"/>
    <style:style style:name="ce103" style:family="table-cell" style:parent-style-name="Default"/>
    <style:style style:name="ce104" style:family="table-cell" style:parent-style-name="Default"/>
    <style:style style:name="ce105" style:family="table-cell" style:parent-style-name="Default"/>
    <style:style style:name="ce106" style:family="table-cell" style:parent-style-name="Default"/>
    <style:style style:name="ce107" style:family="table-cell" style:parent-style-name="Default"/>
    <style:style style:name="ce108" style:family="table-cell" style:parent-style-name="Default"/>
    <style:style style:name="ce109" style:family="table-cell" style:parent-style-name="Default"/>
    <style:style style:name="ce110" style:family="table-cell" style:parent-style-name="Default"/>
    <style:style style:name="ce111" style:family="table-cell" style:parent-style-name="Default"/>
    <style:style style:name="ce112" style:family="table-cell" style:parent-style-name="Default"/>
    <style:style style:name="ce113" style:family="table-cell" style:parent-style-name="Default"/>
    <style:style style:name="ce114" style:family="table-cell" style:parent-style-name="Default"/>
    <style:style style:name="ce115" style:family="table-cell" style:parent-style-name="Default"/>
    <style:style style:name="ce116" style:family="table-cell" style:parent-style-name="Default"/>
    <style:style style:name="ce117" style:family="table-cell" style:parent-style-name="Default" style:data-style-name="N84"/>
    <style:style style:name="ce118" style:family="table-cell" style:parent-style-name="Default"/>
    <style:style style:name="ce119" style:family="table-cell" style:parent-style-name="Default"/>
    <style:style style:name="ce120" style:family="table-cell" style:parent-style-name="Default"/>
    <style:style style:name="ce121" style:family="table-cell" style:parent-style-name="Default"/>
    <style:style style:name="ce122" style:family="table-cell" style:parent-style-name="Default"/>
    <style:style style:name="ce123" style:family="table-cell" style:parent-style-name="Default"/>
    <style:style style:name="ce124" style:family="table-cell" style:parent-style-name="Default"/>
    <style:style style:name="ce125" style:family="table-cell" style:parent-style-name="Default"/>
    <style:style style:name="ce126" style:family="table-cell" style:parent-style-name="Default"/>
    <style:style style:name="ce127" style:family="table-cell" style:parent-style-name="Default"/>
    <style:style style:name="ce128" style:family="table-cell" style:parent-style-name="Default"/>
    <style:style style:name="ce129" style:family="table-cell" style:parent-style-name="Default"/>
    <style:style style:name="ce130" style:family="table-cell" style:parent-style-name="Default"/>
    <style:style style:name="ce131" style:family="table-cell" style:parent-style-name="Default"/>
    <style:style style:name="ce132" style:family="table-cell" style:parent-style-name="Default"/>
    <style:style style:name="ce133" style:family="table-cell" style:parent-style-name="Default"/>
  </office:automatic-styles>
  <office:body>
    <office:spreadsheet>
      <table:calculation-settings table:automatic-find-labels="false"/>
      <table:table table:name="0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5"/>
        <table:table-row table:style-name="ro1">
          <table:table-cell table:style-name="ce1" office:value-type="string" calcext:value-type="string">
            <text:p>Job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lient</text:p>
          </table:table-cell>
          <table:table-cell table:style-name="ce1" office:value-type="string" calcext:value-type="string">
            <text:p>Which Week</text:p>
          </table:table-cell>
          <table:table-cell table:style-name="ce2" office:value-type="string" calcext:value-type="string">
            <text:p>Day Of Week</text:p>
          </table:table-cell>
          <table:table-cell table:style-name="ce1" office:value-type="string" calcext:value-type="string">
            <text:p>StartDate</text:p>
          </table:table-cell>
          <table:table-cell table:style-name="ce1" office:value-type="string" calcext:value-type="string">
            <text:p>StartTi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JobFiles</text:p>
          </table:table-cell>
          <table:table-cell table:style-name="ce1" office:value-type="string" calcext:value-type="string">
            <text:p>JobBytes</text:p>
          </table:table-cell>
          <table:table-cell table:style-name="ce1" office:value-type="string" calcext:value-type="string">
            <text:p>JobStatus</text:p>
          </table:table-cell>
          <table:table-cell table:style-name="ce4" office:value-type="string" calcext:value-type="string">
            <text:p>Volum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table:formula="of:=WEEKNUM([.F2])" office:value-type="float" office:value="1" calcext:value-type="float">
            <text:p>1</text:p>
          </table:table-cell>
          <table:table-cell table:formula="of:=TEXT([.F2]; &quot;NNN&quot;)" office:value-type="string" office:string-value="Monday" calcext:value-type="string">
            <text:p>Monday</text:p>
          </table:table-cell>
          <table:table-cell table:style-name="ce3" office:value-type="string" calcext:value-type="string">
            <text:p>2017-01-02</text:p>
          </table:table-cell>
          <table:table-cell table:style-name="ce3" office:value-type="string" calcext:value-type="string">
            <text:p>22:00:0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float" office:value="2046" calcext:value-type="float">
            <text:p>2046</text:p>
          </table:table-cell>
          <table:table-cell office:value-type="float" office:value="62468729" calcext:value-type="float">
            <text:p>62468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ebserver-monthly-volnum-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table:formula="of:=WEEKNUM([.F3])" office:value-type="float" office:value="1" calcext:value-type="float">
            <text:p>1</text:p>
          </table:table-cell>
          <table:table-cell table:formula="of:=TEXT([.F3]; &quot;NNN&quot;)" office:value-type="string" office:string-value="Monday" calcext:value-type="string">
            <text:p>Monday</text:p>
          </table:table-cell>
          <table:table-cell table:style-name="ce3" office:value-type="string" calcext:value-type="string">
            <text:p>2017-01-02</text:p>
          </table:table-cell>
          <table:table-cell table:style-name="ce3" office:value-type="string" calcext:value-type="string">
            <text:p>22:00:0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float" office:value="2046" calcext:value-type="float">
            <text:p>2046</text:p>
          </table:table-cell>
          <table:table-cell office:value-type="float" office:value="62468729" calcext:value-type="float">
            <text:p>62468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ebserver-daily-volnum-0</text:p>
          </table:table-cell>
        </table:table-row>
        <table:table-row table:style-name="ro2" table:number-rows-repeated="1048572">
          <table:table-cell table:number-columns-repeated="13"/>
        </table:table-row>
        <table:table-row table:style-name="ro2">
          <table:table-cell table:number-columns-repeated="13"/>
        </table:table-row>
        <calcext:conditional-formats>
          <calcext:conditional-format calcext:target-range-address="'01'.M1:'01'.M1048576">
            <calcext:condition calcext:apply-style-name="monthly" calcext:value="contains-text(&quot;monthly&quot;)" calcext:base-cell-address="'01'.M1"/>
            <calcext:condition calcext:apply-style-name="daily" calcext:value="contains-text(&quot;daily&quot;)" calcext:base-cell-address="'01'.M1"/>
            <calcext:condition calcext:apply-style-name="weekly" calcext:value="contains-text(&quot;weekly&quot;)" calcext:base-cell-address="'01'.M1"/>
          </calcext:conditional-format>
        </calcext:conditional-formats>
      </table:table>
      <table:table table:name="02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2" table:default-cell-style-name="ce7"/>
        <table:table-row table:style-name="ro1">
          <table:table-cell table:style-name="ce1" office:value-type="string" calcext:value-type="string">
            <text:p>Job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lient</text:p>
          </table:table-cell>
          <table:table-cell table:style-name="ce1" office:value-type="string" calcext:value-type="string">
            <text:p>Which Week</text:p>
          </table:table-cell>
          <table:table-cell table:style-name="ce2" office:value-type="string" calcext:value-type="string">
            <text:p>Day Of Week</text:p>
          </table:table-cell>
          <table:table-cell table:style-name="ce1" office:value-type="string" calcext:value-type="string">
            <text:p>StartDate</text:p>
          </table:table-cell>
          <table:table-cell table:style-name="ce1" office:value-type="string" calcext:value-type="string">
            <text:p>StartTi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JobFiles</text:p>
          </table:table-cell>
          <table:table-cell table:style-name="ce1" office:value-type="string" calcext:value-type="string">
            <text:p>JobBytes</text:p>
          </table:table-cell>
          <table:table-cell table:style-name="ce1" office:value-type="string" calcext:value-type="string">
            <text:p>JobStatus</text:p>
          </table:table-cell>
          <table:table-cell table:style-name="ce6" office:value-type="string" calcext:value-type="string">
            <text:p>Volu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table:formula="of:=WEEKNUM([.F2])" office:value-type="float" office:value="1" calcext:value-type="float">
            <text:p>1</text:p>
          </table:table-cell>
          <table:table-cell table:formula="of:=TEXT([.F2]; &quot;NNN&quot;)" office:value-type="string" office:string-value="Monday" calcext:value-type="string">
            <text:p>Monday</text:p>
          </table:table-cell>
          <table:table-cell table:style-name="ce3" office:value-type="string" calcext:value-type="string">
            <text:p>2017-01-02</text:p>
          </table:table-cell>
          <table:table-cell table:style-name="ce3" office:value-type="string" calcext:value-type="string">
            <text:p>22:00:0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float" office:value="2046" calcext:value-type="float">
            <text:p>2046</text:p>
          </table:table-cell>
          <table:table-cell office:value-type="float" office:value="62468729" calcext:value-type="float">
            <text:p>62468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ebserver-monthly-volnum-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table:formula="of:=WEEKNUM([.F3])" office:value-type="float" office:value="1" calcext:value-type="float">
            <text:p>1</text:p>
          </table:table-cell>
          <table:table-cell table:formula="of:=TEXT([.F3]; &quot;NNN&quot;)" office:value-type="string" office:string-value="Monday" calcext:value-type="string">
            <text:p>Monday</text:p>
          </table:table-cell>
          <table:table-cell table:style-name="ce3" office:value-type="string" calcext:value-type="string">
            <text:p>2017-01-02</text:p>
          </table:table-cell>
          <table:table-cell table:style-name="ce3" office:value-type="string" calcext:value-type="string">
            <text:p>22:00:0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float" office:value="2046" calcext:value-type="float">
            <text:p>2046</text:p>
          </table:table-cell>
          <table:table-cell office:value-type="float" office:value="62468729" calcext:value-type="float">
            <text:p>62468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ebserver-daily-volnum-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table:formula="of:=WEEKNUM([.F4])" office:value-type="float" office:value="1" calcext:value-type="float">
            <text:p>1</text:p>
          </table:table-cell>
          <table:table-cell table:formula="of:=TEXT([.F4]; &quot;NNN&quot;)" office:value-type="string" office:string-value="Tuesday" calcext:value-type="string">
            <text:p>Tuesday</text:p>
          </table:table-cell>
          <table:table-cell table:style-name="ce3" office:value-type="string" calcext:value-type="string">
            <text:p>2017-01-03</text:p>
          </table:table-cell>
          <table:table-cell table:style-name="ce3" office:value-type="string" calcext:value-type="string">
            <text:p>22:00: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float" office:value="2038" calcext:value-type="float">
            <text:p>2038</text:p>
          </table:table-cell>
          <table:table-cell office:value-type="float" office:value="62394332" calcext:value-type="float">
            <text:p>6239433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ebserver-daily-volnum-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table:formula="of:=WEEKNUM([.F5])" office:value-type="float" office:value="1" calcext:value-type="float">
            <text:p>1</text:p>
          </table:table-cell>
          <table:table-cell table:formula="of:=TEXT([.F5]; &quot;NNN&quot;)" office:value-type="string" office:string-value="Wednesday" calcext:value-type="string">
            <text:p>Wednesday</text:p>
          </table:table-cell>
          <table:table-cell table:style-name="ce3" office:value-type="string" calcext:value-type="string">
            <text:p>2017-01-04</text:p>
          </table:table-cell>
          <table:table-cell table:style-name="ce3" office:value-type="string" calcext:value-type="string">
            <text:p>22:00:0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float" office:value="2061" calcext:value-type="float">
            <text:p>2061</text:p>
          </table:table-cell>
          <table:table-cell office:value-type="float" office:value="62810611" calcext:value-type="float">
            <text:p>6281061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ebserver-daily-volnum-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table:formula="of:=WEEKNUM([.F6])" office:value-type="float" office:value="1" calcext:value-type="float">
            <text:p>1</text:p>
          </table:table-cell>
          <table:table-cell table:formula="of:=TEXT([.F6]; &quot;NNN&quot;)" office:value-type="string" office:string-value="Thursday" calcext:value-type="string">
            <text:p>Thursday</text:p>
          </table:table-cell>
          <table:table-cell table:style-name="ce3" office:value-type="string" calcext:value-type="string">
            <text:p>2017-01-05</text:p>
          </table:table-cell>
          <table:table-cell table:style-name="ce3" office:value-type="string" calcext:value-type="string">
            <text:p>22:00: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float" office:value="2064" calcext:value-type="float">
            <text:p>2064</text:p>
          </table:table-cell>
          <table:table-cell office:value-type="float" office:value="62798300" calcext:value-type="float">
            <text:p>627983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ebserver-daily-volnum-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table:formula="of:=WEEKNUM([.F7])" office:value-type="float" office:value="1" calcext:value-type="float">
            <text:p>1</text:p>
          </table:table-cell>
          <table:table-cell table:formula="of:=TEXT([.F7]; &quot;NNN&quot;)" office:value-type="string" office:string-value="Friday" calcext:value-type="string">
            <text:p>Friday</text:p>
          </table:table-cell>
          <table:table-cell table:style-name="ce3" office:value-type="string" calcext:value-type="string">
            <text:p>2017-01-06</text:p>
          </table:table-cell>
          <table:table-cell table:style-name="ce3" office:value-type="string" calcext:value-type="string">
            <text:p>22:00: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float" office:value="2055" calcext:value-type="float">
            <text:p>2055</text:p>
          </table:table-cell>
          <table:table-cell office:value-type="float" office:value="62687703" calcext:value-type="float">
            <text:p>6268770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ebserver-monthly-volnum-1</text:p>
          </table:table-cell>
        </table:table-row>
        <table:table-row table:style-name="ro2" table:number-rows-repeated="1048568">
          <table:table-cell table:number-columns-repeated="13"/>
        </table:table-row>
        <table:table-row table:style-name="ro2">
          <table:table-cell table:number-columns-repeated="13"/>
        </table:table-row>
        <calcext:conditional-formats>
          <calcext:conditional-format calcext:target-range-address="'02'.M1:'02'.M1048576">
            <calcext:condition calcext:apply-style-name="monthly" calcext:value="contains-text(&quot;monthly&quot;)" calcext:base-cell-address="'02'.M1"/>
            <calcext:condition calcext:apply-style-name="daily" calcext:value="contains-text(&quot;daily&quot;)" calcext:base-cell-address="'02'.M1"/>
            <calcext:condition calcext:apply-style-name="weekly" calcext:value="contains-text(&quot;weekly&quot;)" calcext:base-cell-address="'02'.M1"/>
          </calcext:conditional-format>
        </calcext:conditional-formats>
      </table:table>
      <table:table table:name="03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2" table:default-cell-style-name="Default"/>
        <table:table-column table:style-name="co13" table:default-cell-style-name="ce3"/>
        <table:table-column table:style-name="co17" table:default-cell-style-name="ce3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2" table:default-cell-style-name="ce1"/>
        <table:table-row table:style-name="ro2">
          <table:table-cell table:style-name="ce1" office:value-type="string" calcext:value-type="string">
            <text:p>Job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lient</text:p>
          </table:table-cell>
          <table:table-cell table:style-name="ce1" office:value-type="string" calcext:value-type="string">
            <text:p>Which Week</text:p>
          </table:table-cell>
          <table:table-cell table:style-name="ce2" office:value-type="string" calcext:value-type="string">
            <text:p>Day Of Week</text:p>
          </table:table-cell>
          <table:table-cell table:style-name="ce1" office:value-type="string" calcext:value-type="string">
            <text:p>StartDate</text:p>
          </table:table-cell>
          <table:table-cell table:style-name="ce1" office:value-type="string" calcext:value-type="string">
            <text:p>StartTi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JobFiles</text:p>
          </table:table-cell>
          <table:table-cell table:style-name="ce1" office:value-type="string" calcext:value-type="string">
            <text:p>JobBytes</text:p>
          </table:table-cell>
          <table:table-cell table:style-name="ce1" office:value-type="string" calcext:value-type="string">
            <text:p>JobStatus</text:p>
          </table:table-cell>
          <table:table-cell office:value-type="string" calcext:value-type="string">
            <text:p>Volu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table:formula="of:=WEEKNUM([.F2])" office:value-type="float" office:value="1" calcext:value-type="float">
            <text:p>1</text:p>
          </table:table-cell>
          <table:table-cell table:formula="of:=TEXT([.F2]; &quot;NNN&quot;)" office:value-type="string" office:string-value="Monday" calcext:value-type="string">
            <text:p>Monday</text:p>
          </table:table-cell>
          <table:table-cell office:value-type="string" calcext:value-type="string">
            <text:p>2017-01-02</text:p>
          </table:table-cell>
          <table:table-cell office:value-type="string" calcext:value-type="string">
            <text:p>22:00:0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float" office:value="2046" calcext:value-type="float">
            <text:p>2046</text:p>
          </table:table-cell>
          <table:table-cell office:value-type="float" office:value="62468729" calcext:value-type="float">
            <text:p>62468729</text:p>
          </table:table-cell>
          <table:table-cell office:value-type="string" calcext:value-type="string">
            <text:p>T</text:p>
          </table:table-cell>
          <table:table-cell table:style-name="ce8" office:value-type="string" calcext:value-type="string">
            <text:p>webserver-monthly-volnum-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table:formula="of:=WEEKNUM([.F3])" office:value-type="float" office:value="1" calcext:value-type="float">
            <text:p>1</text:p>
          </table:table-cell>
          <table:table-cell table:formula="of:=TEXT([.F3]; &quot;NNN&quot;)" office:value-type="string" office:string-value="Monday" calcext:value-type="string">
            <text:p>Monday</text:p>
          </table:table-cell>
          <table:table-cell office:value-type="string" calcext:value-type="string">
            <text:p>2017-01-02</text:p>
          </table:table-cell>
          <table:table-cell office:value-type="string" calcext:value-type="string">
            <text:p>22:00:0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float" office:value="2046" calcext:value-type="float">
            <text:p>2046</text:p>
          </table:table-cell>
          <table:table-cell office:value-type="float" office:value="62468729" calcext:value-type="float">
            <text:p>62468729</text:p>
          </table:table-cell>
          <table:table-cell office:value-type="string" calcext:value-type="string">
            <text:p>T</text:p>
          </table:table-cell>
          <table:table-cell table:style-name="ce9" office:value-type="string" calcext:value-type="string">
            <text:p>webserver-daily-volnum-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table:formula="of:=WEEKNUM([.F4])" office:value-type="float" office:value="1" calcext:value-type="float">
            <text:p>1</text:p>
          </table:table-cell>
          <table:table-cell table:formula="of:=TEXT([.F4]; &quot;NNN&quot;)" office:value-type="string" office:string-value="Tuesday" calcext:value-type="string">
            <text:p>Tuesday</text:p>
          </table:table-cell>
          <table:table-cell office:value-type="string" calcext:value-type="string">
            <text:p>2017-01-03</text:p>
          </table:table-cell>
          <table:table-cell office:value-type="string" calcext:value-type="string">
            <text:p>22:00: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float" office:value="2038" calcext:value-type="float">
            <text:p>2038</text:p>
          </table:table-cell>
          <table:table-cell office:value-type="float" office:value="62394332" calcext:value-type="float">
            <text:p>62394332</text:p>
          </table:table-cell>
          <table:table-cell office:value-type="string" calcext:value-type="string">
            <text:p>T</text:p>
          </table:table-cell>
          <table:table-cell table:style-name="ce10" office:value-type="string" calcext:value-type="string">
            <text:p>webserver-daily-volnum-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table:formula="of:=WEEKNUM([.F5])" office:value-type="float" office:value="1" calcext:value-type="float">
            <text:p>1</text:p>
          </table:table-cell>
          <table:table-cell table:formula="of:=TEXT([.F5]; &quot;NNN&quot;)" office:value-type="string" office:string-value="Wednesday" calcext:value-type="string">
            <text:p>Wednesday</text:p>
          </table:table-cell>
          <table:table-cell office:value-type="string" calcext:value-type="string">
            <text:p>2017-01-04</text:p>
          </table:table-cell>
          <table:table-cell office:value-type="string" calcext:value-type="string">
            <text:p>22:00:0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float" office:value="2061" calcext:value-type="float">
            <text:p>2061</text:p>
          </table:table-cell>
          <table:table-cell office:value-type="float" office:value="62810611" calcext:value-type="float">
            <text:p>62810611</text:p>
          </table:table-cell>
          <table:table-cell office:value-type="string" calcext:value-type="string">
            <text:p>T</text:p>
          </table:table-cell>
          <table:table-cell table:style-name="ce11" office:value-type="string" calcext:value-type="string">
            <text:p>webserver-daily-volnum-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table:formula="of:=WEEKNUM([.F6])" office:value-type="float" office:value="1" calcext:value-type="float">
            <text:p>1</text:p>
          </table:table-cell>
          <table:table-cell table:formula="of:=TEXT([.F6]; &quot;NNN&quot;)" office:value-type="string" office:string-value="Thursday" calcext:value-type="string">
            <text:p>Thursday</text:p>
          </table:table-cell>
          <table:table-cell office:value-type="string" calcext:value-type="string">
            <text:p>2017-01-05</text:p>
          </table:table-cell>
          <table:table-cell office:value-type="string" calcext:value-type="string">
            <text:p>22:00: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float" office:value="2064" calcext:value-type="float">
            <text:p>2064</text:p>
          </table:table-cell>
          <table:table-cell office:value-type="float" office:value="62798300" calcext:value-type="float">
            <text:p>62798300</text:p>
          </table:table-cell>
          <table:table-cell office:value-type="string" calcext:value-type="string">
            <text:p>T</text:p>
          </table:table-cell>
          <table:table-cell table:style-name="ce12" office:value-type="string" calcext:value-type="string">
            <text:p>webserver-daily-volnum-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table:formula="of:=WEEKNUM([.F7])" office:value-type="float" office:value="1" calcext:value-type="float">
            <text:p>1</text:p>
          </table:table-cell>
          <table:table-cell table:formula="of:=TEXT([.F7]; &quot;NNN&quot;)" office:value-type="string" office:string-value="Friday" calcext:value-type="string">
            <text:p>Friday</text:p>
          </table:table-cell>
          <table:table-cell office:value-type="string" calcext:value-type="string">
            <text:p>2017-01-06</text:p>
          </table:table-cell>
          <table:table-cell office:value-type="string" calcext:value-type="string">
            <text:p>22:00: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float" office:value="2055" calcext:value-type="float">
            <text:p>2055</text:p>
          </table:table-cell>
          <table:table-cell office:value-type="float" office:value="62687703" calcext:value-type="float">
            <text:p>62687703</text:p>
          </table:table-cell>
          <table:table-cell office:value-type="string" calcext:value-type="string">
            <text:p>T</text:p>
          </table:table-cell>
          <table:table-cell table:style-name="ce13" office:value-type="string" calcext:value-type="string">
            <text:p>webserver-monthly-volnum-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table:formula="of:=WEEKNUM([.F8])" office:value-type="float" office:value="2" calcext:value-type="float">
            <text:p>2</text:p>
          </table:table-cell>
          <table:table-cell table:formula="of:=TEXT([.F8]; &quot;NNN&quot;)" office:value-type="string" office:string-value="Monday" calcext:value-type="string">
            <text:p>Monday</text:p>
          </table:table-cell>
          <table:table-cell office:value-type="string" calcext:value-type="string">
            <text:p>2017-01-09</text:p>
          </table:table-cell>
          <table:table-cell office:value-type="string" calcext:value-type="string">
            <text:p>22:00: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float" office:value="2067" calcext:value-type="float">
            <text:p>2067</text:p>
          </table:table-cell>
          <table:table-cell office:value-type="float" office:value="62917736" calcext:value-type="float">
            <text:p>62917736</text:p>
          </table:table-cell>
          <table:table-cell office:value-type="string" calcext:value-type="string">
            <text:p>T</text:p>
          </table:table-cell>
          <table:table-cell table:style-name="ce14" office:value-type="string" calcext:value-type="string">
            <text:p>webserver-daily-volnum-1</text:p>
          </table:table-cell>
        </table:table-row>
        <calcext:conditional-formats>
          <calcext:conditional-format calcext:target-range-address="'03'.M2:'03'.M2">
            <calcext:condition calcext:apply-style-name="monthly" calcext:value="contains-text(&quot;monthly&quot;)" calcext:base-cell-address="'03'.M2"/>
            <calcext:condition calcext:apply-style-name="daily" calcext:value="contains-text(&quot;daily&quot;)" calcext:base-cell-address="'03'.M2"/>
            <calcext:condition calcext:apply-style-name="weekly" calcext:value="contains-text(&quot;weekly&quot;)" calcext:base-cell-address="'03'.M2"/>
          </calcext:conditional-format>
          <calcext:conditional-format calcext:target-range-address="'03'.M3:'03'.M3">
            <calcext:condition calcext:apply-style-name="monthly" calcext:value="contains-text(&quot;monthly&quot;)" calcext:base-cell-address="'03'.M3"/>
            <calcext:condition calcext:apply-style-name="daily" calcext:value="contains-text(&quot;daily&quot;)" calcext:base-cell-address="'03'.M3"/>
            <calcext:condition calcext:apply-style-name="weekly" calcext:value="contains-text(&quot;weekly&quot;)" calcext:base-cell-address="'03'.M3"/>
          </calcext:conditional-format>
          <calcext:conditional-format calcext:target-range-address="'03'.M4:'03'.M4">
            <calcext:condition calcext:apply-style-name="monthly" calcext:value="contains-text(&quot;monthly&quot;)" calcext:base-cell-address="'03'.M4"/>
            <calcext:condition calcext:apply-style-name="daily" calcext:value="contains-text(&quot;daily&quot;)" calcext:base-cell-address="'03'.M4"/>
            <calcext:condition calcext:apply-style-name="weekly" calcext:value="contains-text(&quot;weekly&quot;)" calcext:base-cell-address="'03'.M4"/>
          </calcext:conditional-format>
          <calcext:conditional-format calcext:target-range-address="'03'.M5:'03'.M5">
            <calcext:condition calcext:apply-style-name="monthly" calcext:value="contains-text(&quot;monthly&quot;)" calcext:base-cell-address="'03'.M5"/>
            <calcext:condition calcext:apply-style-name="daily" calcext:value="contains-text(&quot;daily&quot;)" calcext:base-cell-address="'03'.M5"/>
            <calcext:condition calcext:apply-style-name="weekly" calcext:value="contains-text(&quot;weekly&quot;)" calcext:base-cell-address="'03'.M5"/>
          </calcext:conditional-format>
          <calcext:conditional-format calcext:target-range-address="'03'.M6:'03'.M6">
            <calcext:condition calcext:apply-style-name="monthly" calcext:value="contains-text(&quot;monthly&quot;)" calcext:base-cell-address="'03'.M6"/>
            <calcext:condition calcext:apply-style-name="daily" calcext:value="contains-text(&quot;daily&quot;)" calcext:base-cell-address="'03'.M6"/>
            <calcext:condition calcext:apply-style-name="weekly" calcext:value="contains-text(&quot;weekly&quot;)" calcext:base-cell-address="'03'.M6"/>
          </calcext:conditional-format>
          <calcext:conditional-format calcext:target-range-address="'03'.M7:'03'.M7">
            <calcext:condition calcext:apply-style-name="monthly" calcext:value="contains-text(&quot;monthly&quot;)" calcext:base-cell-address="'03'.M7"/>
            <calcext:condition calcext:apply-style-name="daily" calcext:value="contains-text(&quot;daily&quot;)" calcext:base-cell-address="'03'.M7"/>
            <calcext:condition calcext:apply-style-name="weekly" calcext:value="contains-text(&quot;weekly&quot;)" calcext:base-cell-address="'03'.M7"/>
          </calcext:conditional-format>
          <calcext:conditional-format calcext:target-range-address="'03'.M8:'03'.M8">
            <calcext:condition calcext:apply-style-name="monthly" calcext:value="contains-text(&quot;monthly&quot;)" calcext:base-cell-address="'03'.M8"/>
            <calcext:condition calcext:apply-style-name="daily" calcext:value="contains-text(&quot;daily&quot;)" calcext:base-cell-address="'03'.M8"/>
            <calcext:condition calcext:apply-style-name="weekly" calcext:value="contains-text(&quot;weekly&quot;)" calcext:base-cell-address="'03'.M8"/>
          </calcext:conditional-format>
        </calcext:conditional-formats>
      </table:table>
      <table:table table:name="04" table:style-name="ta1">
        <table:table-column table:style-name="co14" table:default-cell-style-name="Default"/>
        <table:table-column table:style-name="co15" table:default-cell-style-name="Default"/>
        <table:table-column table:style-name="co23" table:default-cell-style-name="Default"/>
        <table:table-column table:style-name="co4" table:default-cell-style-name="Default"/>
        <table:table-column table:style-name="co4" table:default-cell-style-name="ce15"/>
        <table:table-column table:style-name="co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4" table:default-cell-style-name="Default"/>
        <table:table-row table:style-name="ro2">
          <table:table-cell table:style-name="ce1" office:value-type="string" calcext:value-type="string">
            <text:p>Job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lient</text:p>
          </table:table-cell>
          <table:table-cell table:style-name="ce1" office:value-type="string" calcext:value-type="string">
            <text:p>Which Week</text:p>
          </table:table-cell>
          <table:table-cell table:style-name="ce2" office:value-type="string" calcext:value-type="string">
            <text:p>Day Of Week</text:p>
          </table:table-cell>
          <table:table-cell table:style-name="ce1" office:value-type="string" calcext:value-type="string">
            <text:p>StartDate</text:p>
          </table:table-cell>
          <table:table-cell table:style-name="ce1" office:value-type="string" calcext:value-type="string">
            <text:p>StartTi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JobFiles</text:p>
          </table:table-cell>
          <table:table-cell table:style-name="ce1" office:value-type="string" calcext:value-type="string">
            <text:p>JobBytes</text:p>
          </table:table-cell>
          <table:table-cell table:style-name="ce1" office:value-type="string" calcext:value-type="string">
            <text:p>JobStatus</text:p>
          </table:table-cell>
          <table:table-cell table:style-name="ce1" office:value-type="string" calcext:value-type="string">
            <text:p>Volum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table:formula="of:=WEEKNUM([.F2])" office:value-type="float" office:value="1" calcext:value-type="float">
            <text:p>1</text:p>
          </table:table-cell>
          <table:table-cell table:formula="of:=TEXT([.F2]; &quot;NNN&quot;)" office:value-type="string" office:string-value="Monday" calcext:value-type="string">
            <text:p>Monday</text:p>
          </table:table-cell>
          <table:table-cell table:style-name="ce3" office:value-type="string" calcext:value-type="string">
            <text:p>2017-01-02</text:p>
          </table:table-cell>
          <table:table-cell table:style-name="ce3" office:value-type="string" calcext:value-type="string">
            <text:p>22:00:0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float" office:value="2046" calcext:value-type="float">
            <text:p>2046</text:p>
          </table:table-cell>
          <table:table-cell office:value-type="float" office:value="62468729" calcext:value-type="float">
            <text:p>62468729</text:p>
          </table:table-cell>
          <table:table-cell office:value-type="string" calcext:value-type="string">
            <text:p>T</text:p>
          </table:table-cell>
          <table:table-cell table:style-name="ce16" office:value-type="string" calcext:value-type="string">
            <text:p>webserver-monthly-volnum-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table:formula="of:=WEEKNUM([.F3])" office:value-type="float" office:value="1" calcext:value-type="float">
            <text:p>1</text:p>
          </table:table-cell>
          <table:table-cell table:formula="of:=TEXT([.F3]; &quot;NNN&quot;)" office:value-type="string" office:string-value="Monday" calcext:value-type="string">
            <text:p>Monday</text:p>
          </table:table-cell>
          <table:table-cell table:style-name="ce3" office:value-type="string" calcext:value-type="string">
            <text:p>2017-01-02</text:p>
          </table:table-cell>
          <table:table-cell table:style-name="ce3" office:value-type="string" calcext:value-type="string">
            <text:p>22:00:0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float" office:value="2046" calcext:value-type="float">
            <text:p>2046</text:p>
          </table:table-cell>
          <table:table-cell office:value-type="float" office:value="62468729" calcext:value-type="float">
            <text:p>62468729</text:p>
          </table:table-cell>
          <table:table-cell office:value-type="string" calcext:value-type="string">
            <text:p>T</text:p>
          </table:table-cell>
          <table:table-cell table:style-name="ce17" office:value-type="string" calcext:value-type="string">
            <text:p>webserver-daily-volnum-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table:formula="of:=WEEKNUM([.F4])" office:value-type="float" office:value="1" calcext:value-type="float">
            <text:p>1</text:p>
          </table:table-cell>
          <table:table-cell table:formula="of:=TEXT([.F4]; &quot;NNN&quot;)" office:value-type="string" office:string-value="Tuesday" calcext:value-type="string">
            <text:p>Tuesday</text:p>
          </table:table-cell>
          <table:table-cell table:style-name="ce3" office:value-type="string" calcext:value-type="string">
            <text:p>2017-01-03</text:p>
          </table:table-cell>
          <table:table-cell table:style-name="ce3" office:value-type="string" calcext:value-type="string">
            <text:p>22:00: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float" office:value="2038" calcext:value-type="float">
            <text:p>2038</text:p>
          </table:table-cell>
          <table:table-cell office:value-type="float" office:value="62394332" calcext:value-type="float">
            <text:p>62394332</text:p>
          </table:table-cell>
          <table:table-cell office:value-type="string" calcext:value-type="string">
            <text:p>T</text:p>
          </table:table-cell>
          <table:table-cell table:style-name="ce18" office:value-type="string" calcext:value-type="string">
            <text:p>webserver-daily-volnum-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table:formula="of:=WEEKNUM([.F5])" office:value-type="float" office:value="1" calcext:value-type="float">
            <text:p>1</text:p>
          </table:table-cell>
          <table:table-cell table:formula="of:=TEXT([.F5]; &quot;NNN&quot;)" office:value-type="string" office:string-value="Wednesday" calcext:value-type="string">
            <text:p>Wednesday</text:p>
          </table:table-cell>
          <table:table-cell table:style-name="ce3" office:value-type="string" calcext:value-type="string">
            <text:p>2017-01-04</text:p>
          </table:table-cell>
          <table:table-cell table:style-name="ce3" office:value-type="string" calcext:value-type="string">
            <text:p>22:00:0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float" office:value="2061" calcext:value-type="float">
            <text:p>2061</text:p>
          </table:table-cell>
          <table:table-cell office:value-type="float" office:value="62810611" calcext:value-type="float">
            <text:p>62810611</text:p>
          </table:table-cell>
          <table:table-cell office:value-type="string" calcext:value-type="string">
            <text:p>T</text:p>
          </table:table-cell>
          <table:table-cell table:style-name="ce19" office:value-type="string" calcext:value-type="string">
            <text:p>webserver-daily-volnum-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table:formula="of:=WEEKNUM([.F6])" office:value-type="float" office:value="1" calcext:value-type="float">
            <text:p>1</text:p>
          </table:table-cell>
          <table:table-cell table:formula="of:=TEXT([.F6]; &quot;NNN&quot;)" office:value-type="string" office:string-value="Thursday" calcext:value-type="string">
            <text:p>Thursday</text:p>
          </table:table-cell>
          <table:table-cell table:style-name="ce3" office:value-type="string" calcext:value-type="string">
            <text:p>2017-01-05</text:p>
          </table:table-cell>
          <table:table-cell table:style-name="ce3" office:value-type="string" calcext:value-type="string">
            <text:p>22:00: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float" office:value="2064" calcext:value-type="float">
            <text:p>2064</text:p>
          </table:table-cell>
          <table:table-cell office:value-type="float" office:value="62798300" calcext:value-type="float">
            <text:p>62798300</text:p>
          </table:table-cell>
          <table:table-cell office:value-type="string" calcext:value-type="string">
            <text:p>T</text:p>
          </table:table-cell>
          <table:table-cell table:style-name="ce20" office:value-type="string" calcext:value-type="string">
            <text:p>webserver-daily-volnum-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table:formula="of:=WEEKNUM([.F7])" office:value-type="float" office:value="1" calcext:value-type="float">
            <text:p>1</text:p>
          </table:table-cell>
          <table:table-cell table:formula="of:=TEXT([.F7]; &quot;NNN&quot;)" office:value-type="string" office:string-value="Friday" calcext:value-type="string">
            <text:p>Friday</text:p>
          </table:table-cell>
          <table:table-cell table:style-name="ce3" office:value-type="string" calcext:value-type="string">
            <text:p>2017-01-06</text:p>
          </table:table-cell>
          <table:table-cell table:style-name="ce3" office:value-type="string" calcext:value-type="string">
            <text:p>22:00: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float" office:value="2055" calcext:value-type="float">
            <text:p>2055</text:p>
          </table:table-cell>
          <table:table-cell office:value-type="float" office:value="62687703" calcext:value-type="float">
            <text:p>62687703</text:p>
          </table:table-cell>
          <table:table-cell office:value-type="string" calcext:value-type="string">
            <text:p>T</text:p>
          </table:table-cell>
          <table:table-cell table:style-name="ce21" office:value-type="string" calcext:value-type="string">
            <text:p>Webserver-monthly-volnum-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table:formula="of:=WEEKNUM([.F8])" office:value-type="float" office:value="2" calcext:value-type="float">
            <text:p>2</text:p>
          </table:table-cell>
          <table:table-cell table:formula="of:=TEXT([.F8]; &quot;NNN&quot;)" office:value-type="string" office:string-value="Monday" calcext:value-type="string">
            <text:p>Monday</text:p>
          </table:table-cell>
          <table:table-cell table:style-name="ce3" office:value-type="string" calcext:value-type="string">
            <text:p>2017-01-09</text:p>
          </table:table-cell>
          <table:table-cell table:style-name="ce3" office:value-type="string" calcext:value-type="string">
            <text:p>22:00: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float" office:value="2067" calcext:value-type="float">
            <text:p>2067</text:p>
          </table:table-cell>
          <table:table-cell office:value-type="float" office:value="62917736" calcext:value-type="float">
            <text:p>62917736</text:p>
          </table:table-cell>
          <table:table-cell office:value-type="string" calcext:value-type="string">
            <text:p>T</text:p>
          </table:table-cell>
          <table:table-cell table:style-name="ce22" office:value-type="string" calcext:value-type="string">
            <text:p>webserver-daily-volnum-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table:formula="of:=WEEKNUM([.F9])" office:value-type="float" office:value="2" calcext:value-type="float">
            <text:p>2</text:p>
          </table:table-cell>
          <table:table-cell table:formula="of:=TEXT([.F9]; &quot;NNN&quot;)" office:value-type="string" office:string-value="Tuesday" calcext:value-type="string">
            <text:p>Tuesday</text:p>
          </table:table-cell>
          <table:table-cell table:style-name="ce3" office:value-type="string" calcext:value-type="string">
            <text:p>2017-01-10</text:p>
          </table:table-cell>
          <table:table-cell table:style-name="ce3" office:value-type="string" calcext:value-type="string">
            <text:p>22:00:0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float" office:value="2071" calcext:value-type="float">
            <text:p>2071</text:p>
          </table:table-cell>
          <table:table-cell office:value-type="float" office:value="62899884" calcext:value-type="float">
            <text:p>62899884</text:p>
          </table:table-cell>
          <table:table-cell office:value-type="string" calcext:value-type="string">
            <text:p>T</text:p>
          </table:table-cell>
          <table:table-cell table:style-name="ce23" office:value-type="string" calcext:value-type="string">
            <text:p>webserver-daily-volnum-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table:formula="of:=WEEKNUM([.F10])" office:value-type="float" office:value="2" calcext:value-type="float">
            <text:p>2</text:p>
          </table:table-cell>
          <table:table-cell table:formula="of:=TEXT([.F10]; &quot;NNN&quot;)" office:value-type="string" office:string-value="Wednesday" calcext:value-type="string">
            <text:p>Wednesday</text:p>
          </table:table-cell>
          <table:table-cell table:style-name="ce3" office:value-type="string" calcext:value-type="string">
            <text:p>2017-01-11</text:p>
          </table:table-cell>
          <table:table-cell table:style-name="ce3" office:value-type="string" calcext:value-type="string">
            <text:p>22:00: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float" office:value="2055" calcext:value-type="float">
            <text:p>2055</text:p>
          </table:table-cell>
          <table:table-cell office:value-type="float" office:value="62628609" calcext:value-type="float">
            <text:p>62628609</text:p>
          </table:table-cell>
          <table:table-cell office:value-type="string" calcext:value-type="string">
            <text:p>T</text:p>
          </table:table-cell>
          <table:table-cell table:style-name="ce24" office:value-type="string" calcext:value-type="string">
            <text:p>webserver-daily-volnum-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table:formula="of:=WEEKNUM([.F11])" office:value-type="float" office:value="2" calcext:value-type="float">
            <text:p>2</text:p>
          </table:table-cell>
          <table:table-cell table:formula="of:=TEXT([.F11]; &quot;NNN&quot;)" office:value-type="string" office:string-value="Thursday" calcext:value-type="string">
            <text:p>Thursday</text:p>
          </table:table-cell>
          <table:table-cell table:style-name="ce3" office:value-type="string" calcext:value-type="string">
            <text:p>2017-01-12</text:p>
          </table:table-cell>
          <table:table-cell table:style-name="ce3" office:value-type="string" calcext:value-type="string">
            <text:p>22:00:0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float" office:value="2063" calcext:value-type="float">
            <text:p>2063</text:p>
          </table:table-cell>
          <table:table-cell office:value-type="float" office:value="62832191" calcext:value-type="float">
            <text:p>62832191</text:p>
          </table:table-cell>
          <table:table-cell office:value-type="string" calcext:value-type="string">
            <text:p>T</text:p>
          </table:table-cell>
          <table:table-cell table:style-name="ce25" office:value-type="string" calcext:value-type="string">
            <text:p>webserver-daily-volnum-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table:formula="of:=WEEKNUM([.F12])" office:value-type="float" office:value="2" calcext:value-type="float">
            <text:p>2</text:p>
          </table:table-cell>
          <table:table-cell table:formula="of:=TEXT([.F12]; &quot;NNN&quot;)" office:value-type="string" office:string-value="Friday" calcext:value-type="string">
            <text:p>Friday</text:p>
          </table:table-cell>
          <table:table-cell table:style-name="ce3" office:value-type="string" calcext:value-type="string">
            <text:p>2017-01-13</text:p>
          </table:table-cell>
          <table:table-cell table:style-name="ce3" office:value-type="string" calcext:value-type="string">
            <text:p>22:00: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float" office:value="2073" calcext:value-type="float">
            <text:p>2073</text:p>
          </table:table-cell>
          <table:table-cell office:value-type="float" office:value="62921325" calcext:value-type="float">
            <text:p>62921325</text:p>
          </table:table-cell>
          <table:table-cell office:value-type="string" calcext:value-type="string">
            <text:p>T</text:p>
          </table:table-cell>
          <table:table-cell table:style-name="ce26" office:value-type="string" calcext:value-type="string">
            <text:p>webserver-weekly-volnum-0</text:p>
          </table:table-cell>
        </table:table-row>
        <table:table-row table:style-name="ro2" table:number-rows-repeated="1048563">
          <table:table-cell table:number-columns-repeated="13"/>
        </table:table-row>
        <table:table-row table:style-name="ro2">
          <table:table-cell table:number-columns-repeated="13"/>
        </table:table-row>
        <calcext:conditional-formats>
          <calcext:conditional-format calcext:target-range-address="'04'.M2:'04'.M2">
            <calcext:condition calcext:apply-style-name="monthly" calcext:value="contains-text(&quot;monthly&quot;)" calcext:base-cell-address="'04'.M2"/>
            <calcext:condition calcext:apply-style-name="daily" calcext:value="contains-text(&quot;daily&quot;)" calcext:base-cell-address="'04'.M2"/>
            <calcext:condition calcext:apply-style-name="weekly" calcext:value="contains-text(&quot;weekly&quot;)" calcext:base-cell-address="'04'.M2"/>
          </calcext:conditional-format>
          <calcext:conditional-format calcext:target-range-address="'04'.M3:'04'.M3">
            <calcext:condition calcext:apply-style-name="monthly" calcext:value="contains-text(&quot;monthly&quot;)" calcext:base-cell-address="'04'.M3"/>
            <calcext:condition calcext:apply-style-name="daily" calcext:value="contains-text(&quot;daily&quot;)" calcext:base-cell-address="'04'.M3"/>
            <calcext:condition calcext:apply-style-name="weekly" calcext:value="contains-text(&quot;weekly&quot;)" calcext:base-cell-address="'04'.M3"/>
          </calcext:conditional-format>
          <calcext:conditional-format calcext:target-range-address="'04'.M4:'04'.M4">
            <calcext:condition calcext:apply-style-name="monthly" calcext:value="contains-text(&quot;monthly&quot;)" calcext:base-cell-address="'04'.M4"/>
            <calcext:condition calcext:apply-style-name="daily" calcext:value="contains-text(&quot;daily&quot;)" calcext:base-cell-address="'04'.M4"/>
            <calcext:condition calcext:apply-style-name="weekly" calcext:value="contains-text(&quot;weekly&quot;)" calcext:base-cell-address="'04'.M4"/>
          </calcext:conditional-format>
          <calcext:conditional-format calcext:target-range-address="'04'.M5:'04'.M5">
            <calcext:condition calcext:apply-style-name="monthly" calcext:value="contains-text(&quot;monthly&quot;)" calcext:base-cell-address="'04'.M5"/>
            <calcext:condition calcext:apply-style-name="daily" calcext:value="contains-text(&quot;daily&quot;)" calcext:base-cell-address="'04'.M5"/>
            <calcext:condition calcext:apply-style-name="weekly" calcext:value="contains-text(&quot;weekly&quot;)" calcext:base-cell-address="'04'.M5"/>
          </calcext:conditional-format>
          <calcext:conditional-format calcext:target-range-address="'04'.M6:'04'.M6">
            <calcext:condition calcext:apply-style-name="monthly" calcext:value="contains-text(&quot;monthly&quot;)" calcext:base-cell-address="'04'.M6"/>
            <calcext:condition calcext:apply-style-name="daily" calcext:value="contains-text(&quot;daily&quot;)" calcext:base-cell-address="'04'.M6"/>
            <calcext:condition calcext:apply-style-name="weekly" calcext:value="contains-text(&quot;weekly&quot;)" calcext:base-cell-address="'04'.M6"/>
          </calcext:conditional-format>
          <calcext:conditional-format calcext:target-range-address="'04'.M7:'04'.M7">
            <calcext:condition calcext:apply-style-name="monthly" calcext:value="contains-text(&quot;monthly&quot;)" calcext:base-cell-address="'04'.M7"/>
            <calcext:condition calcext:apply-style-name="daily" calcext:value="contains-text(&quot;daily&quot;)" calcext:base-cell-address="'04'.M7"/>
            <calcext:condition calcext:apply-style-name="weekly" calcext:value="contains-text(&quot;weekly&quot;)" calcext:base-cell-address="'04'.M7"/>
          </calcext:conditional-format>
          <calcext:conditional-format calcext:target-range-address="'04'.M8:'04'.M8">
            <calcext:condition calcext:apply-style-name="monthly" calcext:value="contains-text(&quot;monthly&quot;)" calcext:base-cell-address="'04'.M8"/>
            <calcext:condition calcext:apply-style-name="daily" calcext:value="contains-text(&quot;daily&quot;)" calcext:base-cell-address="'04'.M8"/>
            <calcext:condition calcext:apply-style-name="weekly" calcext:value="contains-text(&quot;weekly&quot;)" calcext:base-cell-address="'04'.M8"/>
          </calcext:conditional-format>
          <calcext:conditional-format calcext:target-range-address="'04'.M9:'04'.M9">
            <calcext:condition calcext:apply-style-name="monthly" calcext:value="contains-text(&quot;monthly&quot;)" calcext:base-cell-address="'04'.M9"/>
            <calcext:condition calcext:apply-style-name="daily" calcext:value="contains-text(&quot;daily&quot;)" calcext:base-cell-address="'04'.M9"/>
            <calcext:condition calcext:apply-style-name="weekly" calcext:value="contains-text(&quot;weekly&quot;)" calcext:base-cell-address="'04'.M9"/>
          </calcext:conditional-format>
          <calcext:conditional-format calcext:target-range-address="'04'.M10:'04'.M10">
            <calcext:condition calcext:apply-style-name="monthly" calcext:value="contains-text(&quot;monthly&quot;)" calcext:base-cell-address="'04'.M10"/>
            <calcext:condition calcext:apply-style-name="daily" calcext:value="contains-text(&quot;daily&quot;)" calcext:base-cell-address="'04'.M10"/>
            <calcext:condition calcext:apply-style-name="weekly" calcext:value="contains-text(&quot;weekly&quot;)" calcext:base-cell-address="'04'.M10"/>
          </calcext:conditional-format>
          <calcext:conditional-format calcext:target-range-address="'04'.M11:'04'.M11">
            <calcext:condition calcext:apply-style-name="monthly" calcext:value="contains-text(&quot;monthly&quot;)" calcext:base-cell-address="'04'.M11"/>
            <calcext:condition calcext:apply-style-name="daily" calcext:value="contains-text(&quot;daily&quot;)" calcext:base-cell-address="'04'.M11"/>
            <calcext:condition calcext:apply-style-name="weekly" calcext:value="contains-text(&quot;weekly&quot;)" calcext:base-cell-address="'04'.M11"/>
          </calcext:conditional-format>
          <calcext:conditional-format calcext:target-range-address="'04'.M12:'04'.M12">
            <calcext:condition calcext:apply-style-name="monthly" calcext:value="contains-text(&quot;monthly&quot;)" calcext:base-cell-address="'04'.M12"/>
            <calcext:condition calcext:apply-style-name="daily" calcext:value="contains-text(&quot;daily&quot;)" calcext:base-cell-address="'04'.M12"/>
            <calcext:condition calcext:apply-style-name="weekly" calcext:value="contains-text(&quot;weekly&quot;)" calcext:base-cell-address="'04'.M12"/>
          </calcext:conditional-format>
        </calcext:conditional-formats>
      </table:table>
      <table:table table:name="05" table:style-name="ta1">
        <table:table-column table:style-name="co14" table:default-cell-style-name="Default"/>
        <table:table-column table:style-name="co15" table:default-cell-style-name="Default"/>
        <table:table-column table:style-name="co23" table:default-cell-style-name="Default"/>
        <table:table-column table:style-name="co4" table:default-cell-style-name="Default"/>
        <table:table-column table:style-name="co4" table:default-cell-style-name="ce15"/>
        <table:table-column table:style-name="co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5" table:default-cell-style-name="Default"/>
        <table:table-row table:style-name="ro2">
          <table:table-cell table:style-name="ce1" office:value-type="string" calcext:value-type="string">
            <text:p>Job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lient</text:p>
          </table:table-cell>
          <table:table-cell table:style-name="ce1" office:value-type="string" calcext:value-type="string">
            <text:p>Which Week</text:p>
          </table:table-cell>
          <table:table-cell table:style-name="ce2" office:value-type="string" calcext:value-type="string">
            <text:p>Day Of Week</text:p>
          </table:table-cell>
          <table:table-cell table:style-name="ce1" office:value-type="string" calcext:value-type="string">
            <text:p>StartDate</text:p>
          </table:table-cell>
          <table:table-cell table:style-name="ce1" office:value-type="string" calcext:value-type="string">
            <text:p>StartTi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JobFiles</text:p>
          </table:table-cell>
          <table:table-cell table:style-name="ce1" office:value-type="string" calcext:value-type="string">
            <text:p>JobBytes</text:p>
          </table:table-cell>
          <table:table-cell table:style-name="ce1" office:value-type="string" calcext:value-type="string">
            <text:p>JobStatus</text:p>
          </table:table-cell>
          <table:table-cell table:style-name="ce1" office:value-type="string" calcext:value-type="string">
            <text:p>Volu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table:formula="of:=WEEKNUM([.F2])" office:value-type="float" office:value="1" calcext:value-type="float">
            <text:p>1</text:p>
          </table:table-cell>
          <table:table-cell table:formula="of:=TEXT([.F2]; &quot;NNN&quot;)" office:value-type="string" office:string-value="Monday" calcext:value-type="string">
            <text:p>Monday</text:p>
          </table:table-cell>
          <table:table-cell table:style-name="ce3" office:value-type="string" calcext:value-type="string">
            <text:p>2017-01-02</text:p>
          </table:table-cell>
          <table:table-cell table:style-name="ce3" office:value-type="string" calcext:value-type="string">
            <text:p>22:00:0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float" office:value="2046" calcext:value-type="float">
            <text:p>2046</text:p>
          </table:table-cell>
          <table:table-cell office:value-type="float" office:value="62468729" calcext:value-type="float">
            <text:p>62468729</text:p>
          </table:table-cell>
          <table:table-cell office:value-type="string" calcext:value-type="string">
            <text:p>T</text:p>
          </table:table-cell>
          <table:table-cell table:style-name="ce27" office:value-type="string" calcext:value-type="string">
            <text:p>webserver-monthly-volnum-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table:formula="of:=WEEKNUM([.F3])" office:value-type="float" office:value="1" calcext:value-type="float">
            <text:p>1</text:p>
          </table:table-cell>
          <table:table-cell table:formula="of:=TEXT([.F3]; &quot;NNN&quot;)" office:value-type="string" office:string-value="Friday" calcext:value-type="string">
            <text:p>Friday</text:p>
          </table:table-cell>
          <table:table-cell table:style-name="ce3" office:value-type="string" calcext:value-type="string">
            <text:p>2017-01-06</text:p>
          </table:table-cell>
          <table:table-cell table:style-name="ce3" office:value-type="string" calcext:value-type="string">
            <text:p>22:00: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float" office:value="2055" calcext:value-type="float">
            <text:p>2055</text:p>
          </table:table-cell>
          <table:table-cell office:value-type="float" office:value="62687703" calcext:value-type="float">
            <text:p>62687703</text:p>
          </table:table-cell>
          <table:table-cell office:value-type="string" calcext:value-type="string">
            <text:p>T</text:p>
          </table:table-cell>
          <table:table-cell table:style-name="ce28" office:value-type="string" calcext:value-type="string">
            <text:p>webserver-monthly-volnum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table:formula="of:=WEEKNUM([.F4])" office:value-type="float" office:value="2" calcext:value-type="float">
            <text:p>2</text:p>
          </table:table-cell>
          <table:table-cell table:formula="of:=TEXT([.F4]; &quot;NNN&quot;)" office:value-type="string" office:string-value="Monday" calcext:value-type="string">
            <text:p>Monday</text:p>
          </table:table-cell>
          <table:table-cell table:style-name="ce3" office:value-type="string" calcext:value-type="string">
            <text:p>2017-01-09</text:p>
          </table:table-cell>
          <table:table-cell table:style-name="ce3" office:value-type="string" calcext:value-type="string">
            <text:p>22:00: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float" office:value="2067" calcext:value-type="float">
            <text:p>2067</text:p>
          </table:table-cell>
          <table:table-cell office:value-type="float" office:value="62917736" calcext:value-type="float">
            <text:p>62917736</text:p>
          </table:table-cell>
          <table:table-cell office:value-type="string" calcext:value-type="string">
            <text:p>T</text:p>
          </table:table-cell>
          <table:table-cell table:style-name="ce29" office:value-type="string" calcext:value-type="string">
            <text:p>webserver-daily-volnum-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table:formula="of:=WEEKNUM([.F5])" office:value-type="float" office:value="2" calcext:value-type="float">
            <text:p>2</text:p>
          </table:table-cell>
          <table:table-cell table:formula="of:=TEXT([.F5]; &quot;NNN&quot;)" office:value-type="string" office:string-value="Tuesday" calcext:value-type="string">
            <text:p>Tuesday</text:p>
          </table:table-cell>
          <table:table-cell table:style-name="ce3" office:value-type="string" calcext:value-type="string">
            <text:p>2017-01-10</text:p>
          </table:table-cell>
          <table:table-cell table:style-name="ce3" office:value-type="string" calcext:value-type="string">
            <text:p>22:00:0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float" office:value="2071" calcext:value-type="float">
            <text:p>2071</text:p>
          </table:table-cell>
          <table:table-cell office:value-type="float" office:value="62899884" calcext:value-type="float">
            <text:p>62899884</text:p>
          </table:table-cell>
          <table:table-cell office:value-type="string" calcext:value-type="string">
            <text:p>T</text:p>
          </table:table-cell>
          <table:table-cell table:style-name="ce30" office:value-type="string" calcext:value-type="string">
            <text:p>webserver-daily-volnum-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table:formula="of:=WEEKNUM([.F6])" office:value-type="float" office:value="2" calcext:value-type="float">
            <text:p>2</text:p>
          </table:table-cell>
          <table:table-cell table:formula="of:=TEXT([.F6]; &quot;NNN&quot;)" office:value-type="string" office:string-value="Wednesday" calcext:value-type="string">
            <text:p>Wednesday</text:p>
          </table:table-cell>
          <table:table-cell table:style-name="ce3" office:value-type="string" calcext:value-type="string">
            <text:p>2017-01-11</text:p>
          </table:table-cell>
          <table:table-cell table:style-name="ce3" office:value-type="string" calcext:value-type="string">
            <text:p>22:00: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float" office:value="2055" calcext:value-type="float">
            <text:p>2055</text:p>
          </table:table-cell>
          <table:table-cell office:value-type="float" office:value="62628609" calcext:value-type="float">
            <text:p>62628609</text:p>
          </table:table-cell>
          <table:table-cell office:value-type="string" calcext:value-type="string">
            <text:p>T</text:p>
          </table:table-cell>
          <table:table-cell table:style-name="ce31" office:value-type="string" calcext:value-type="string">
            <text:p>webserver-daily-volnum-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table:formula="of:=WEEKNUM([.F7])" office:value-type="float" office:value="2" calcext:value-type="float">
            <text:p>2</text:p>
          </table:table-cell>
          <table:table-cell table:formula="of:=TEXT([.F7]; &quot;NNN&quot;)" office:value-type="string" office:string-value="Thursday" calcext:value-type="string">
            <text:p>Thursday</text:p>
          </table:table-cell>
          <table:table-cell table:style-name="ce3" office:value-type="string" calcext:value-type="string">
            <text:p>2017-01-12</text:p>
          </table:table-cell>
          <table:table-cell table:style-name="ce3" office:value-type="string" calcext:value-type="string">
            <text:p>22:00:0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float" office:value="2063" calcext:value-type="float">
            <text:p>2063</text:p>
          </table:table-cell>
          <table:table-cell office:value-type="float" office:value="62832191" calcext:value-type="float">
            <text:p>62832191</text:p>
          </table:table-cell>
          <table:table-cell office:value-type="string" calcext:value-type="string">
            <text:p>T</text:p>
          </table:table-cell>
          <table:table-cell table:style-name="ce32" office:value-type="string" calcext:value-type="string">
            <text:p>webserver-daily-volnum-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table:formula="of:=WEEKNUM([.F8])" office:value-type="float" office:value="2" calcext:value-type="float">
            <text:p>2</text:p>
          </table:table-cell>
          <table:table-cell table:formula="of:=TEXT([.F8]; &quot;NNN&quot;)" office:value-type="string" office:string-value="Friday" calcext:value-type="string">
            <text:p>Friday</text:p>
          </table:table-cell>
          <table:table-cell table:style-name="ce3" office:value-type="string" calcext:value-type="string">
            <text:p>2017-01-13</text:p>
          </table:table-cell>
          <table:table-cell table:style-name="ce3" office:value-type="string" calcext:value-type="string">
            <text:p>22:00: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float" office:value="2073" calcext:value-type="float">
            <text:p>2073</text:p>
          </table:table-cell>
          <table:table-cell office:value-type="float" office:value="62921325" calcext:value-type="float">
            <text:p>62921325</text:p>
          </table:table-cell>
          <table:table-cell office:value-type="string" calcext:value-type="string">
            <text:p>T</text:p>
          </table:table-cell>
          <table:table-cell table:style-name="ce33" office:value-type="string" calcext:value-type="string">
            <text:p>webserver-weekly-volnum-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table:formula="of:=WEEKNUM([.F9])" office:value-type="float" office:value="3" calcext:value-type="float">
            <text:p>3</text:p>
          </table:table-cell>
          <table:table-cell table:formula="of:=TEXT([.F9]; &quot;NNN&quot;)" office:value-type="string" office:string-value="Monday" calcext:value-type="string">
            <text:p>Monday</text:p>
          </table:table-cell>
          <table:table-cell table:style-name="ce3" office:value-type="string" calcext:value-type="string">
            <text:p>2017-01-16</text:p>
          </table:table-cell>
          <table:table-cell table:style-name="ce3" office:value-type="string" calcext:value-type="string">
            <text:p>22:00:0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float" office:value="2068" calcext:value-type="float">
            <text:p>2068</text:p>
          </table:table-cell>
          <table:table-cell office:value-type="float" office:value="63005746" calcext:value-type="float">
            <text:p>63005746</text:p>
          </table:table-cell>
          <table:table-cell office:value-type="string" calcext:value-type="string">
            <text:p>T</text:p>
          </table:table-cell>
          <table:table-cell table:style-name="ce34" office:value-type="string" calcext:value-type="string">
            <text:p>Webserver-daily-volnum-0</text:p>
          </table:table-cell>
        </table:table-row>
        <table:table-row table:style-name="ro2">
          <table:table-cell table:number-columns-repeated="12"/>
          <table:table-cell table:style-name="ce35"/>
        </table:table-row>
        <table:table-row table:style-name="ro2">
          <table:table-cell table:number-columns-repeated="12"/>
          <table:table-cell table:style-name="ce36"/>
        </table:table-row>
        <table:table-row table:style-name="ro2">
          <table:table-cell table:number-columns-repeated="12"/>
          <table:table-cell table:style-name="ce37"/>
        </table:table-row>
        <table:table-row table:style-name="ro2">
          <table:table-cell table:number-columns-repeated="12"/>
          <table:table-cell table:style-name="ce38"/>
        </table:table-row>
        <table:table-row table:style-name="ro2" table:number-rows-repeated="1048562">
          <table:table-cell table:number-columns-repeated="13"/>
        </table:table-row>
        <table:table-row table:style-name="ro2">
          <table:table-cell table:number-columns-repeated="13"/>
        </table:table-row>
        <calcext:conditional-formats>
          <calcext:conditional-format calcext:target-range-address="'05'.M3:'05'.M3">
            <calcext:condition calcext:apply-style-name="monthly" calcext:value="contains-text(&quot;monthly&quot;)" calcext:base-cell-address="'05'.M3"/>
            <calcext:condition calcext:apply-style-name="daily" calcext:value="contains-text(&quot;daily&quot;)" calcext:base-cell-address="'05'.M3"/>
            <calcext:condition calcext:apply-style-name="weekly" calcext:value="contains-text(&quot;weekly&quot;)" calcext:base-cell-address="'05'.M3"/>
          </calcext:conditional-format>
          <calcext:conditional-format calcext:target-range-address="'05'.M4:'05'.M4">
            <calcext:condition calcext:apply-style-name="monthly" calcext:value="contains-text(&quot;monthly&quot;)" calcext:base-cell-address="'05'.M4"/>
            <calcext:condition calcext:apply-style-name="daily" calcext:value="contains-text(&quot;daily&quot;)" calcext:base-cell-address="'05'.M4"/>
            <calcext:condition calcext:apply-style-name="weekly" calcext:value="contains-text(&quot;weekly&quot;)" calcext:base-cell-address="'05'.M4"/>
          </calcext:conditional-format>
          <calcext:conditional-format calcext:target-range-address="'05'.M8:'05'.M8">
            <calcext:condition calcext:apply-style-name="monthly" calcext:value="contains-text(&quot;monthly&quot;)" calcext:base-cell-address="'05'.M8"/>
            <calcext:condition calcext:apply-style-name="daily" calcext:value="contains-text(&quot;daily&quot;)" calcext:base-cell-address="'05'.M8"/>
            <calcext:condition calcext:apply-style-name="weekly" calcext:value="contains-text(&quot;weekly&quot;)" calcext:base-cell-address="'05'.M8"/>
          </calcext:conditional-format>
          <calcext:conditional-format calcext:target-range-address="'05'.M9:'05'.M9">
            <calcext:condition calcext:apply-style-name="monthly" calcext:value="contains-text(&quot;monthly&quot;)" calcext:base-cell-address="'05'.M9"/>
            <calcext:condition calcext:apply-style-name="daily" calcext:value="contains-text(&quot;daily&quot;)" calcext:base-cell-address="'05'.M9"/>
            <calcext:condition calcext:apply-style-name="weekly" calcext:value="contains-text(&quot;weekly&quot;)" calcext:base-cell-address="'05'.M9"/>
          </calcext:conditional-format>
          <calcext:conditional-format calcext:target-range-address="'05'.M10:'05'.M10">
            <calcext:condition calcext:apply-style-name="monthly" calcext:value="contains-text(&quot;monthly&quot;)" calcext:base-cell-address="'05'.M10"/>
            <calcext:condition calcext:apply-style-name="daily" calcext:value="contains-text(&quot;daily&quot;)" calcext:base-cell-address="'05'.M10"/>
            <calcext:condition calcext:apply-style-name="weekly" calcext:value="contains-text(&quot;weekly&quot;)" calcext:base-cell-address="'05'.M10"/>
          </calcext:conditional-format>
          <calcext:conditional-format calcext:target-range-address="'05'.M11:'05'.M11">
            <calcext:condition calcext:apply-style-name="monthly" calcext:value="contains-text(&quot;monthly&quot;)" calcext:base-cell-address="'05'.M11"/>
            <calcext:condition calcext:apply-style-name="daily" calcext:value="contains-text(&quot;daily&quot;)" calcext:base-cell-address="'05'.M11"/>
            <calcext:condition calcext:apply-style-name="weekly" calcext:value="contains-text(&quot;weekly&quot;)" calcext:base-cell-address="'05'.M11"/>
          </calcext:conditional-format>
          <calcext:conditional-format calcext:target-range-address="'05'.M12:'05'.M12">
            <calcext:condition calcext:apply-style-name="monthly" calcext:value="contains-text(&quot;monthly&quot;)" calcext:base-cell-address="'05'.M12"/>
            <calcext:condition calcext:apply-style-name="daily" calcext:value="contains-text(&quot;daily&quot;)" calcext:base-cell-address="'05'.M12"/>
            <calcext:condition calcext:apply-style-name="weekly" calcext:value="contains-text(&quot;weekly&quot;)" calcext:base-cell-address="'05'.M12"/>
          </calcext:conditional-format>
          <calcext:conditional-format calcext:target-range-address="'05'.M13:'05'.M13">
            <calcext:condition calcext:apply-style-name="monthly" calcext:value="contains-text(&quot;monthly&quot;)" calcext:base-cell-address="'05'.M13"/>
            <calcext:condition calcext:apply-style-name="daily" calcext:value="contains-text(&quot;daily&quot;)" calcext:base-cell-address="'05'.M13"/>
            <calcext:condition calcext:apply-style-name="weekly" calcext:value="contains-text(&quot;weekly&quot;)" calcext:base-cell-address="'05'.M13"/>
          </calcext:conditional-format>
          <calcext:conditional-format calcext:target-range-address="'05'.M2:'05'.M2">
            <calcext:condition calcext:apply-style-name="monthly" calcext:value="contains-text(&quot;monthly&quot;)" calcext:base-cell-address="'05'.M2"/>
            <calcext:condition calcext:apply-style-name="daily" calcext:value="contains-text(&quot;daily&quot;)" calcext:base-cell-address="'05'.M2"/>
            <calcext:condition calcext:apply-style-name="weekly" calcext:value="contains-text(&quot;weekly&quot;)" calcext:base-cell-address="'05'.M2"/>
          </calcext:conditional-format>
          <calcext:conditional-format calcext:target-range-address="'05'.M5:'05'.M5">
            <calcext:condition calcext:apply-style-name="monthly" calcext:value="contains-text(&quot;monthly&quot;)" calcext:base-cell-address="'05'.M5"/>
            <calcext:condition calcext:apply-style-name="daily" calcext:value="contains-text(&quot;daily&quot;)" calcext:base-cell-address="'05'.M5"/>
            <calcext:condition calcext:apply-style-name="weekly" calcext:value="contains-text(&quot;weekly&quot;)" calcext:base-cell-address="'05'.M5"/>
          </calcext:conditional-format>
          <calcext:conditional-format calcext:target-range-address="'05'.M6:'05'.M6">
            <calcext:condition calcext:apply-style-name="monthly" calcext:value="contains-text(&quot;monthly&quot;)" calcext:base-cell-address="'05'.M6"/>
            <calcext:condition calcext:apply-style-name="daily" calcext:value="contains-text(&quot;daily&quot;)" calcext:base-cell-address="'05'.M6"/>
            <calcext:condition calcext:apply-style-name="weekly" calcext:value="contains-text(&quot;weekly&quot;)" calcext:base-cell-address="'05'.M6"/>
          </calcext:conditional-format>
          <calcext:conditional-format calcext:target-range-address="'05'.M7:'05'.M7">
            <calcext:condition calcext:apply-style-name="monthly" calcext:value="contains-text(&quot;monthly&quot;)" calcext:base-cell-address="'05'.M7"/>
            <calcext:condition calcext:apply-style-name="daily" calcext:value="contains-text(&quot;daily&quot;)" calcext:base-cell-address="'05'.M7"/>
            <calcext:condition calcext:apply-style-name="weekly" calcext:value="contains-text(&quot;weekly&quot;)" calcext:base-cell-address="'05'.M7"/>
          </calcext:conditional-format>
        </calcext:conditional-formats>
      </table:table>
      <table:table table:name="06" table:style-name="ta1">
        <table:table-column table:style-name="co14" table:default-cell-style-name="Default"/>
        <table:table-column table:style-name="co15" table:default-cell-style-name="Default"/>
        <table:table-column table:style-name="co23" table:default-cell-style-name="Default"/>
        <table:table-column table:style-name="co5" table:default-cell-style-name="Default"/>
        <table:table-column table:style-name="co5" table:default-cell-style-name="ce15"/>
        <table:table-column table:style-name="co5" table:default-cell-style-name="ce3"/>
        <table:table-column table:style-name="co17" table:default-cell-style-name="ce3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6" table:default-cell-style-name="ce1"/>
        <table:table-row table:style-name="ro2">
          <table:table-cell table:style-name="ce1" office:value-type="string" calcext:value-type="string">
            <text:p>Job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lient</text:p>
          </table:table-cell>
          <table:table-cell table:style-name="ce1" office:value-type="string" calcext:value-type="string">
            <text:p>Which Week</text:p>
          </table:table-cell>
          <table:table-cell table:style-name="ce2" office:value-type="string" calcext:value-type="string">
            <text:p>Day Of Week</text:p>
          </table:table-cell>
          <table:table-cell table:style-name="ce1" office:value-type="string" calcext:value-type="string">
            <text:p>StartDate</text:p>
          </table:table-cell>
          <table:table-cell table:style-name="ce1" office:value-type="string" calcext:value-type="string">
            <text:p>StartTi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JobFiles</text:p>
          </table:table-cell>
          <table:table-cell table:style-name="ce1" office:value-type="string" calcext:value-type="string">
            <text:p>JobBytes</text:p>
          </table:table-cell>
          <table:table-cell table:style-name="ce1" office:value-type="string" calcext:value-type="string">
            <text:p>JobStatus</text:p>
          </table:table-cell>
          <table:table-cell office:value-type="string" calcext:value-type="string">
            <text:p>Volu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table:formula="of:=WEEKNUM([.F2])" office:value-type="float" office:value="1" calcext:value-type="float">
            <text:p>1</text:p>
          </table:table-cell>
          <table:table-cell table:formula="of:=TEXT([.F2]; &quot;NNN&quot;)" office:value-type="string" office:string-value="Monday" calcext:value-type="string">
            <text:p>Monday</text:p>
          </table:table-cell>
          <table:table-cell office:value-type="string" calcext:value-type="string">
            <text:p>2017-01-02</text:p>
          </table:table-cell>
          <table:table-cell office:value-type="string" calcext:value-type="string">
            <text:p>22:00:0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float" office:value="2046" calcext:value-type="float">
            <text:p>2046</text:p>
          </table:table-cell>
          <table:table-cell office:value-type="float" office:value="62468729" calcext:value-type="float">
            <text:p>62468729</text:p>
          </table:table-cell>
          <table:table-cell office:value-type="string" calcext:value-type="string">
            <text:p>T</text:p>
          </table:table-cell>
          <table:table-cell table:style-name="ce39" office:value-type="string" calcext:value-type="string">
            <text:p>webserver-monthly-volnum-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table:formula="of:=WEEKNUM([.F3])" office:value-type="float" office:value="1" calcext:value-type="float">
            <text:p>1</text:p>
          </table:table-cell>
          <table:table-cell table:formula="of:=TEXT([.F3]; &quot;NNN&quot;)" office:value-type="string" office:string-value="Friday" calcext:value-type="string">
            <text:p>Friday</text:p>
          </table:table-cell>
          <table:table-cell office:value-type="string" calcext:value-type="string">
            <text:p>2017-01-06</text:p>
          </table:table-cell>
          <table:table-cell office:value-type="string" calcext:value-type="string">
            <text:p>22:00: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float" office:value="2055" calcext:value-type="float">
            <text:p>2055</text:p>
          </table:table-cell>
          <table:table-cell office:value-type="float" office:value="62687703" calcext:value-type="float">
            <text:p>62687703</text:p>
          </table:table-cell>
          <table:table-cell office:value-type="string" calcext:value-type="string">
            <text:p>T</text:p>
          </table:table-cell>
          <table:table-cell table:style-name="ce40" office:value-type="string" calcext:value-type="string">
            <text:p>webserver-monthly-volnum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table:formula="of:=WEEKNUM([.F4])" office:value-type="float" office:value="2" calcext:value-type="float">
            <text:p>2</text:p>
          </table:table-cell>
          <table:table-cell table:formula="of:=TEXT([.F4]; &quot;NNN&quot;)" office:value-type="string" office:string-value="Monday" calcext:value-type="string">
            <text:p>Monday</text:p>
          </table:table-cell>
          <table:table-cell office:value-type="string" calcext:value-type="string">
            <text:p>2017-01-09</text:p>
          </table:table-cell>
          <table:table-cell office:value-type="string" calcext:value-type="string">
            <text:p>22:00: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float" office:value="2067" calcext:value-type="float">
            <text:p>2067</text:p>
          </table:table-cell>
          <table:table-cell office:value-type="float" office:value="62917736" calcext:value-type="float">
            <text:p>62917736</text:p>
          </table:table-cell>
          <table:table-cell office:value-type="string" calcext:value-type="string">
            <text:p>T</text:p>
          </table:table-cell>
          <table:table-cell table:style-name="ce41" office:value-type="string" calcext:value-type="string">
            <text:p>webserver-daily-volnum-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table:formula="of:=WEEKNUM([.F5])" office:value-type="float" office:value="2" calcext:value-type="float">
            <text:p>2</text:p>
          </table:table-cell>
          <table:table-cell table:formula="of:=TEXT([.F5]; &quot;NNN&quot;)" office:value-type="string" office:string-value="Tuesday" calcext:value-type="string">
            <text:p>Tuesday</text:p>
          </table:table-cell>
          <table:table-cell office:value-type="string" calcext:value-type="string">
            <text:p>2017-01-10</text:p>
          </table:table-cell>
          <table:table-cell office:value-type="string" calcext:value-type="string">
            <text:p>22:00:0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float" office:value="2071" calcext:value-type="float">
            <text:p>2071</text:p>
          </table:table-cell>
          <table:table-cell office:value-type="float" office:value="62899884" calcext:value-type="float">
            <text:p>62899884</text:p>
          </table:table-cell>
          <table:table-cell office:value-type="string" calcext:value-type="string">
            <text:p>T</text:p>
          </table:table-cell>
          <table:table-cell table:style-name="ce42" office:value-type="string" calcext:value-type="string">
            <text:p>webserver-daily-volnum-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table:formula="of:=WEEKNUM([.F6])" office:value-type="float" office:value="2" calcext:value-type="float">
            <text:p>2</text:p>
          </table:table-cell>
          <table:table-cell table:formula="of:=TEXT([.F6]; &quot;NNN&quot;)" office:value-type="string" office:string-value="Wednesday" calcext:value-type="string">
            <text:p>Wednesday</text:p>
          </table:table-cell>
          <table:table-cell office:value-type="string" calcext:value-type="string">
            <text:p>2017-01-11</text:p>
          </table:table-cell>
          <table:table-cell office:value-type="string" calcext:value-type="string">
            <text:p>22:00: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float" office:value="2055" calcext:value-type="float">
            <text:p>2055</text:p>
          </table:table-cell>
          <table:table-cell office:value-type="float" office:value="62628609" calcext:value-type="float">
            <text:p>62628609</text:p>
          </table:table-cell>
          <table:table-cell office:value-type="string" calcext:value-type="string">
            <text:p>T</text:p>
          </table:table-cell>
          <table:table-cell table:style-name="ce43" office:value-type="string" calcext:value-type="string">
            <text:p>webserver-daily-volnum-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table:formula="of:=WEEKNUM([.F7])" office:value-type="float" office:value="2" calcext:value-type="float">
            <text:p>2</text:p>
          </table:table-cell>
          <table:table-cell table:formula="of:=TEXT([.F7]; &quot;NNN&quot;)" office:value-type="string" office:string-value="Thursday" calcext:value-type="string">
            <text:p>Thursday</text:p>
          </table:table-cell>
          <table:table-cell office:value-type="string" calcext:value-type="string">
            <text:p>2017-01-12</text:p>
          </table:table-cell>
          <table:table-cell office:value-type="string" calcext:value-type="string">
            <text:p>22:00:0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float" office:value="2063" calcext:value-type="float">
            <text:p>2063</text:p>
          </table:table-cell>
          <table:table-cell office:value-type="float" office:value="62832191" calcext:value-type="float">
            <text:p>62832191</text:p>
          </table:table-cell>
          <table:table-cell office:value-type="string" calcext:value-type="string">
            <text:p>T</text:p>
          </table:table-cell>
          <table:table-cell table:style-name="ce44" office:value-type="string" calcext:value-type="string">
            <text:p>webserver-daily-volnum-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table:formula="of:=WEEKNUM([.F8])" office:value-type="float" office:value="2" calcext:value-type="float">
            <text:p>2</text:p>
          </table:table-cell>
          <table:table-cell table:formula="of:=TEXT([.F8]; &quot;NNN&quot;)" office:value-type="string" office:string-value="Friday" calcext:value-type="string">
            <text:p>Friday</text:p>
          </table:table-cell>
          <table:table-cell office:value-type="string" calcext:value-type="string">
            <text:p>2017-01-13</text:p>
          </table:table-cell>
          <table:table-cell office:value-type="string" calcext:value-type="string">
            <text:p>22:00: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float" office:value="2073" calcext:value-type="float">
            <text:p>2073</text:p>
          </table:table-cell>
          <table:table-cell office:value-type="float" office:value="62921325" calcext:value-type="float">
            <text:p>62921325</text:p>
          </table:table-cell>
          <table:table-cell office:value-type="string" calcext:value-type="string">
            <text:p>T</text:p>
          </table:table-cell>
          <table:table-cell table:style-name="ce45" office:value-type="string" calcext:value-type="string">
            <text:p>webserver-weekly-volnum-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table:formula="of:=WEEKNUM([.F9])" office:value-type="float" office:value="3" calcext:value-type="float">
            <text:p>3</text:p>
          </table:table-cell>
          <table:table-cell table:formula="of:=TEXT([.F9]; &quot;NNN&quot;)" office:value-type="string" office:string-value="Monday" calcext:value-type="string">
            <text:p>Monday</text:p>
          </table:table-cell>
          <table:table-cell office:value-type="string" calcext:value-type="string">
            <text:p>2017-01-16</text:p>
          </table:table-cell>
          <table:table-cell office:value-type="string" calcext:value-type="string">
            <text:p>22:00:0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float" office:value="2068" calcext:value-type="float">
            <text:p>2068</text:p>
          </table:table-cell>
          <table:table-cell office:value-type="float" office:value="63005746" calcext:value-type="float">
            <text:p>63005746</text:p>
          </table:table-cell>
          <table:table-cell office:value-type="string" calcext:value-type="string">
            <text:p>T</text:p>
          </table:table-cell>
          <table:table-cell table:style-name="ce46" office:value-type="string" calcext:value-type="string">
            <text:p>webserver-daily-volnum-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table:formula="of:=WEEKNUM([.F10])" office:value-type="float" office:value="3" calcext:value-type="float">
            <text:p>3</text:p>
          </table:table-cell>
          <table:table-cell table:formula="of:=TEXT([.F10]; &quot;NNN&quot;)" office:value-type="string" office:string-value="Tuesday" calcext:value-type="string">
            <text:p>Tuesday</text:p>
          </table:table-cell>
          <table:table-cell office:value-type="string" calcext:value-type="string">
            <text:p>2017-01-17</text:p>
          </table:table-cell>
          <table:table-cell office:value-type="string" calcext:value-type="string">
            <text:p>22:00: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float" office:value="2061" calcext:value-type="float">
            <text:p>2061</text:p>
          </table:table-cell>
          <table:table-cell office:value-type="float" office:value="62756615" calcext:value-type="float">
            <text:p>62756615</text:p>
          </table:table-cell>
          <table:table-cell office:value-type="string" calcext:value-type="string">
            <text:p>T</text:p>
          </table:table-cell>
          <table:table-cell table:style-name="ce47" office:value-type="string" calcext:value-type="string">
            <text:p>webserver-daily-volnum-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table:formula="of:=WEEKNUM([.F11])" office:value-type="float" office:value="3" calcext:value-type="float">
            <text:p>3</text:p>
          </table:table-cell>
          <table:table-cell table:formula="of:=TEXT([.F11]; &quot;NNN&quot;)" office:value-type="string" office:string-value="Wednesday" calcext:value-type="string">
            <text:p>Wednesday</text:p>
          </table:table-cell>
          <table:table-cell office:value-type="string" calcext:value-type="string">
            <text:p>2017-01-18</text:p>
          </table:table-cell>
          <table:table-cell office:value-type="string" calcext:value-type="string">
            <text:p>22:00: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float" office:value="2060" calcext:value-type="float">
            <text:p>2060</text:p>
          </table:table-cell>
          <table:table-cell office:value-type="float" office:value="62725928" calcext:value-type="float">
            <text:p>62725928</text:p>
          </table:table-cell>
          <table:table-cell office:value-type="string" calcext:value-type="string">
            <text:p>T</text:p>
          </table:table-cell>
          <table:table-cell table:style-name="ce48" office:value-type="string" calcext:value-type="string">
            <text:p>webserver-daily-volnum-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table:formula="of:=WEEKNUM([.F12])" office:value-type="float" office:value="3" calcext:value-type="float">
            <text:p>3</text:p>
          </table:table-cell>
          <table:table-cell table:formula="of:=TEXT([.F12]; &quot;NNN&quot;)" office:value-type="string" office:string-value="Thursday" calcext:value-type="string">
            <text:p>Thursday</text:p>
          </table:table-cell>
          <table:table-cell office:value-type="string" calcext:value-type="string">
            <text:p>2017-01-19</text:p>
          </table:table-cell>
          <table:table-cell office:value-type="string" calcext:value-type="string">
            <text:p>22:00: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float" office:value="2035" calcext:value-type="float">
            <text:p>2035</text:p>
          </table:table-cell>
          <table:table-cell office:value-type="float" office:value="62291272" calcext:value-type="float">
            <text:p>62291272</text:p>
          </table:table-cell>
          <table:table-cell office:value-type="string" calcext:value-type="string">
            <text:p>T</text:p>
          </table:table-cell>
          <table:table-cell table:style-name="ce49" office:value-type="string" calcext:value-type="string">
            <text:p>webserver-daily-volnum-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table:formula="of:=WEEKNUM([.F13])" office:value-type="float" office:value="3" calcext:value-type="float">
            <text:p>3</text:p>
          </table:table-cell>
          <table:table-cell table:formula="of:=TEXT([.F13]; &quot;NNN&quot;)" office:value-type="string" office:string-value="Friday" calcext:value-type="string">
            <text:p>Friday</text:p>
          </table:table-cell>
          <table:table-cell office:value-type="string" calcext:value-type="string">
            <text:p>2017-01-20</text:p>
          </table:table-cell>
          <table:table-cell office:value-type="string" calcext:value-type="string">
            <text:p>22:00: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float" office:value="2071" calcext:value-type="float">
            <text:p>2071</text:p>
          </table:table-cell>
          <table:table-cell office:value-type="float" office:value="63036653" calcext:value-type="float">
            <text:p>63036653</text:p>
          </table:table-cell>
          <table:table-cell office:value-type="string" calcext:value-type="string">
            <text:p>T</text:p>
          </table:table-cell>
          <table:table-cell table:style-name="ce50" office:value-type="string" calcext:value-type="string">
            <text:p>webserver-weekly-volnum-1</text:p>
          </table:table-cell>
        </table:table-row>
        <calcext:conditional-formats>
          <calcext:conditional-format calcext:target-range-address="'06'.M3:'06'.M3">
            <calcext:condition calcext:apply-style-name="monthly" calcext:value="contains-text(&quot;monthly&quot;)" calcext:base-cell-address="'06'.M3"/>
            <calcext:condition calcext:apply-style-name="daily" calcext:value="contains-text(&quot;daily&quot;)" calcext:base-cell-address="'06'.M3"/>
            <calcext:condition calcext:apply-style-name="weekly" calcext:value="contains-text(&quot;weekly&quot;)" calcext:base-cell-address="'06'.M3"/>
          </calcext:conditional-format>
          <calcext:conditional-format calcext:target-range-address="'06'.M4:'06'.M4">
            <calcext:condition calcext:apply-style-name="monthly" calcext:value="contains-text(&quot;monthly&quot;)" calcext:base-cell-address="'06'.M4"/>
            <calcext:condition calcext:apply-style-name="daily" calcext:value="contains-text(&quot;daily&quot;)" calcext:base-cell-address="'06'.M4"/>
            <calcext:condition calcext:apply-style-name="weekly" calcext:value="contains-text(&quot;weekly&quot;)" calcext:base-cell-address="'06'.M4"/>
          </calcext:conditional-format>
          <calcext:conditional-format calcext:target-range-address="'06'.M5:'06'.M5">
            <calcext:condition calcext:apply-style-name="monthly" calcext:value="contains-text(&quot;monthly&quot;)" calcext:base-cell-address="'06'.M5"/>
            <calcext:condition calcext:apply-style-name="daily" calcext:value="contains-text(&quot;daily&quot;)" calcext:base-cell-address="'06'.M5"/>
            <calcext:condition calcext:apply-style-name="weekly" calcext:value="contains-text(&quot;weekly&quot;)" calcext:base-cell-address="'06'.M5"/>
          </calcext:conditional-format>
          <calcext:conditional-format calcext:target-range-address="'06'.M6:'06'.M6">
            <calcext:condition calcext:apply-style-name="monthly" calcext:value="contains-text(&quot;monthly&quot;)" calcext:base-cell-address="'06'.M6"/>
            <calcext:condition calcext:apply-style-name="daily" calcext:value="contains-text(&quot;daily&quot;)" calcext:base-cell-address="'06'.M6"/>
            <calcext:condition calcext:apply-style-name="weekly" calcext:value="contains-text(&quot;weekly&quot;)" calcext:base-cell-address="'06'.M6"/>
          </calcext:conditional-format>
          <calcext:conditional-format calcext:target-range-address="'06'.M7:'06'.M7">
            <calcext:condition calcext:apply-style-name="monthly" calcext:value="contains-text(&quot;monthly&quot;)" calcext:base-cell-address="'06'.M7"/>
            <calcext:condition calcext:apply-style-name="daily" calcext:value="contains-text(&quot;daily&quot;)" calcext:base-cell-address="'06'.M7"/>
            <calcext:condition calcext:apply-style-name="weekly" calcext:value="contains-text(&quot;weekly&quot;)" calcext:base-cell-address="'06'.M7"/>
          </calcext:conditional-format>
          <calcext:conditional-format calcext:target-range-address="'06'.M8:'06'.M8">
            <calcext:condition calcext:apply-style-name="monthly" calcext:value="contains-text(&quot;monthly&quot;)" calcext:base-cell-address="'06'.M8"/>
            <calcext:condition calcext:apply-style-name="daily" calcext:value="contains-text(&quot;daily&quot;)" calcext:base-cell-address="'06'.M8"/>
            <calcext:condition calcext:apply-style-name="weekly" calcext:value="contains-text(&quot;weekly&quot;)" calcext:base-cell-address="'06'.M8"/>
          </calcext:conditional-format>
          <calcext:conditional-format calcext:target-range-address="'06'.M9:'06'.M9">
            <calcext:condition calcext:apply-style-name="monthly" calcext:value="contains-text(&quot;monthly&quot;)" calcext:base-cell-address="'06'.M9"/>
            <calcext:condition calcext:apply-style-name="daily" calcext:value="contains-text(&quot;daily&quot;)" calcext:base-cell-address="'06'.M9"/>
            <calcext:condition calcext:apply-style-name="weekly" calcext:value="contains-text(&quot;weekly&quot;)" calcext:base-cell-address="'06'.M9"/>
          </calcext:conditional-format>
          <calcext:conditional-format calcext:target-range-address="'06'.M2:'06'.M2">
            <calcext:condition calcext:apply-style-name="monthly" calcext:value="contains-text(&quot;monthly&quot;)" calcext:base-cell-address="'06'.M2"/>
            <calcext:condition calcext:apply-style-name="daily" calcext:value="contains-text(&quot;daily&quot;)" calcext:base-cell-address="'06'.M2"/>
            <calcext:condition calcext:apply-style-name="weekly" calcext:value="contains-text(&quot;weekly&quot;)" calcext:base-cell-address="'06'.M2"/>
          </calcext:conditional-format>
          <calcext:conditional-format calcext:target-range-address="'06'.M11:'06'.M11">
            <calcext:condition calcext:apply-style-name="monthly" calcext:value="contains-text(&quot;monthly&quot;)" calcext:base-cell-address="'06'.M11"/>
            <calcext:condition calcext:apply-style-name="daily" calcext:value="contains-text(&quot;daily&quot;)" calcext:base-cell-address="'06'.M11"/>
            <calcext:condition calcext:apply-style-name="weekly" calcext:value="contains-text(&quot;weekly&quot;)" calcext:base-cell-address="'06'.M11"/>
          </calcext:conditional-format>
          <calcext:conditional-format calcext:target-range-address="'06'.M12:'06'.M12">
            <calcext:condition calcext:apply-style-name="monthly" calcext:value="contains-text(&quot;monthly&quot;)" calcext:base-cell-address="'06'.M12"/>
            <calcext:condition calcext:apply-style-name="daily" calcext:value="contains-text(&quot;daily&quot;)" calcext:base-cell-address="'06'.M12"/>
            <calcext:condition calcext:apply-style-name="weekly" calcext:value="contains-text(&quot;weekly&quot;)" calcext:base-cell-address="'06'.M12"/>
          </calcext:conditional-format>
          <calcext:conditional-format calcext:target-range-address="'06'.M13:'06'.M13">
            <calcext:condition calcext:apply-style-name="monthly" calcext:value="contains-text(&quot;monthly&quot;)" calcext:base-cell-address="'06'.M13"/>
            <calcext:condition calcext:apply-style-name="daily" calcext:value="contains-text(&quot;daily&quot;)" calcext:base-cell-address="'06'.M13"/>
            <calcext:condition calcext:apply-style-name="weekly" calcext:value="contains-text(&quot;weekly&quot;)" calcext:base-cell-address="'06'.M13"/>
          </calcext:conditional-format>
          <calcext:conditional-format calcext:target-range-address="'06'.M10:'06'.M10">
            <calcext:condition calcext:apply-style-name="monthly" calcext:value="contains-text(&quot;monthly&quot;)" calcext:base-cell-address="'06'.M10"/>
            <calcext:condition calcext:apply-style-name="daily" calcext:value="contains-text(&quot;daily&quot;)" calcext:base-cell-address="'06'.M10"/>
            <calcext:condition calcext:apply-style-name="weekly" calcext:value="contains-text(&quot;weekly&quot;)" calcext:base-cell-address="'06'.M10"/>
          </calcext:conditional-format>
        </calcext:conditional-formats>
      </table:table>
      <table:table table:name="07" table:style-name="ta1">
        <table:table-column table:style-name="co14" table:default-cell-style-name="Default"/>
        <table:table-column table:style-name="co27" table:default-cell-style-name="Default"/>
        <table:table-column table:style-name="co16" table:default-cell-style-name="Default"/>
        <table:table-column table:style-name="co5" table:default-cell-style-name="Default"/>
        <table:table-column table:style-name="co5" table:default-cell-style-name="ce15"/>
        <table:table-column table:style-name="co5" table:default-cell-style-name="ce3"/>
        <table:table-column table:style-name="co17" table:default-cell-style-name="ce3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5" table:default-cell-style-name="ce1"/>
        <table:table-row table:style-name="ro2">
          <table:table-cell table:style-name="ce1" office:value-type="string" calcext:value-type="string">
            <text:p>Job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lient</text:p>
          </table:table-cell>
          <table:table-cell table:style-name="ce1" office:value-type="string" calcext:value-type="string">
            <text:p>Which Week</text:p>
          </table:table-cell>
          <table:table-cell table:style-name="ce2" office:value-type="string" calcext:value-type="string">
            <text:p>Day Of Week</text:p>
          </table:table-cell>
          <table:table-cell table:style-name="ce1" office:value-type="string" calcext:value-type="string">
            <text:p>StartDate</text:p>
          </table:table-cell>
          <table:table-cell table:style-name="ce1" office:value-type="string" calcext:value-type="string">
            <text:p>StartTi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JobFiles</text:p>
          </table:table-cell>
          <table:table-cell table:style-name="ce1" office:value-type="string" calcext:value-type="string">
            <text:p>JobBytes</text:p>
          </table:table-cell>
          <table:table-cell table:style-name="ce1" office:value-type="string" calcext:value-type="string">
            <text:p>JobStatus</text:p>
          </table:table-cell>
          <table:table-cell office:value-type="string" calcext:value-type="string">
            <text:p>Volu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table:formula="of:=WEEKNUM([.F2])" office:value-type="float" office:value="1" calcext:value-type="float">
            <text:p>1</text:p>
          </table:table-cell>
          <table:table-cell table:formula="of:=TEXT([.F2]; &quot;NNN&quot;)" office:value-type="string" office:string-value="Monday" calcext:value-type="string">
            <text:p>Monday</text:p>
          </table:table-cell>
          <table:table-cell office:value-type="string" calcext:value-type="string">
            <text:p>2017-01-02</text:p>
          </table:table-cell>
          <table:table-cell office:value-type="string" calcext:value-type="string">
            <text:p>22:00:0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float" office:value="2046" calcext:value-type="float">
            <text:p>2046</text:p>
          </table:table-cell>
          <table:table-cell office:value-type="float" office:value="62468729" calcext:value-type="float">
            <text:p>62468729</text:p>
          </table:table-cell>
          <table:table-cell office:value-type="string" calcext:value-type="string">
            <text:p>T</text:p>
          </table:table-cell>
          <table:table-cell table:style-name="ce51" office:value-type="string" calcext:value-type="string">
            <text:p>webserver-monthly-volnum-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table:formula="of:=WEEKNUM([.F3])" office:value-type="float" office:value="1" calcext:value-type="float">
            <text:p>1</text:p>
          </table:table-cell>
          <table:table-cell table:formula="of:=TEXT([.F3]; &quot;NNN&quot;)" office:value-type="string" office:string-value="Friday" calcext:value-type="string">
            <text:p>Friday</text:p>
          </table:table-cell>
          <table:table-cell office:value-type="string" calcext:value-type="string">
            <text:p>2017-01-06</text:p>
          </table:table-cell>
          <table:table-cell office:value-type="string" calcext:value-type="string">
            <text:p>22:00: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float" office:value="2055" calcext:value-type="float">
            <text:p>2055</text:p>
          </table:table-cell>
          <table:table-cell office:value-type="float" office:value="62687703" calcext:value-type="float">
            <text:p>62687703</text:p>
          </table:table-cell>
          <table:table-cell office:value-type="string" calcext:value-type="string">
            <text:p>T</text:p>
          </table:table-cell>
          <table:table-cell table:style-name="ce52" office:value-type="string" calcext:value-type="string">
            <text:p>webserver-monthly-volnum-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table:formula="of:=WEEKNUM([.F4])" office:value-type="float" office:value="2" calcext:value-type="float">
            <text:p>2</text:p>
          </table:table-cell>
          <table:table-cell table:formula="of:=TEXT([.F4]; &quot;NNN&quot;)" office:value-type="string" office:string-value="Friday" calcext:value-type="string">
            <text:p>Friday</text:p>
          </table:table-cell>
          <table:table-cell office:value-type="string" calcext:value-type="string">
            <text:p>2017-01-13</text:p>
          </table:table-cell>
          <table:table-cell office:value-type="string" calcext:value-type="string">
            <text:p>22:00: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float" office:value="2073" calcext:value-type="float">
            <text:p>2073</text:p>
          </table:table-cell>
          <table:table-cell office:value-type="float" office:value="62921325" calcext:value-type="float">
            <text:p>62921325</text:p>
          </table:table-cell>
          <table:table-cell office:value-type="string" calcext:value-type="string">
            <text:p>T</text:p>
          </table:table-cell>
          <table:table-cell table:style-name="ce53" office:value-type="string" calcext:value-type="string">
            <text:p>webserver-weekly-volnum-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table:formula="of:=WEEKNUM([.F5])" office:value-type="float" office:value="3" calcext:value-type="float">
            <text:p>3</text:p>
          </table:table-cell>
          <table:table-cell table:formula="of:=TEXT([.F5]; &quot;NNN&quot;)" office:value-type="string" office:string-value="Monday" calcext:value-type="string">
            <text:p>Monday</text:p>
          </table:table-cell>
          <table:table-cell office:value-type="string" calcext:value-type="string">
            <text:p>2017-01-16</text:p>
          </table:table-cell>
          <table:table-cell office:value-type="string" calcext:value-type="string">
            <text:p>22:00:0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float" office:value="2068" calcext:value-type="float">
            <text:p>2068</text:p>
          </table:table-cell>
          <table:table-cell office:value-type="float" office:value="63005746" calcext:value-type="float">
            <text:p>63005746</text:p>
          </table:table-cell>
          <table:table-cell office:value-type="string" calcext:value-type="string">
            <text:p>T</text:p>
          </table:table-cell>
          <table:table-cell table:style-name="ce54" office:value-type="string" calcext:value-type="string">
            <text:p>webserver-daily-volnum-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table:formula="of:=WEEKNUM([.F6])" office:value-type="float" office:value="3" calcext:value-type="float">
            <text:p>3</text:p>
          </table:table-cell>
          <table:table-cell table:formula="of:=TEXT([.F6]; &quot;NNN&quot;)" office:value-type="string" office:string-value="Tuesday" calcext:value-type="string">
            <text:p>Tuesday</text:p>
          </table:table-cell>
          <table:table-cell office:value-type="string" calcext:value-type="string">
            <text:p>2017-01-17</text:p>
          </table:table-cell>
          <table:table-cell office:value-type="string" calcext:value-type="string">
            <text:p>22:00: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float" office:value="2061" calcext:value-type="float">
            <text:p>2061</text:p>
          </table:table-cell>
          <table:table-cell office:value-type="float" office:value="62756615" calcext:value-type="float">
            <text:p>62756615</text:p>
          </table:table-cell>
          <table:table-cell office:value-type="string" calcext:value-type="string">
            <text:p>T</text:p>
          </table:table-cell>
          <table:table-cell table:style-name="ce55" office:value-type="string" calcext:value-type="string">
            <text:p>webserver-daily-volnum-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table:formula="of:=WEEKNUM([.F7])" office:value-type="float" office:value="3" calcext:value-type="float">
            <text:p>3</text:p>
          </table:table-cell>
          <table:table-cell table:formula="of:=TEXT([.F7]; &quot;NNN&quot;)" office:value-type="string" office:string-value="Wednesday" calcext:value-type="string">
            <text:p>Wednesday</text:p>
          </table:table-cell>
          <table:table-cell office:value-type="string" calcext:value-type="string">
            <text:p>2017-01-18</text:p>
          </table:table-cell>
          <table:table-cell office:value-type="string" calcext:value-type="string">
            <text:p>22:00: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float" office:value="2060" calcext:value-type="float">
            <text:p>2060</text:p>
          </table:table-cell>
          <table:table-cell office:value-type="float" office:value="62725928" calcext:value-type="float">
            <text:p>62725928</text:p>
          </table:table-cell>
          <table:table-cell office:value-type="string" calcext:value-type="string">
            <text:p>T</text:p>
          </table:table-cell>
          <table:table-cell table:style-name="ce56" office:value-type="string" calcext:value-type="string">
            <text:p>webserver-daily-volnum-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table:formula="of:=WEEKNUM([.F8])" office:value-type="float" office:value="3" calcext:value-type="float">
            <text:p>3</text:p>
          </table:table-cell>
          <table:table-cell table:formula="of:=TEXT([.F8]; &quot;NNN&quot;)" office:value-type="string" office:string-value="Thursday" calcext:value-type="string">
            <text:p>Thursday</text:p>
          </table:table-cell>
          <table:table-cell office:value-type="string" calcext:value-type="string">
            <text:p>2017-01-19</text:p>
          </table:table-cell>
          <table:table-cell office:value-type="string" calcext:value-type="string">
            <text:p>22:00: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float" office:value="2035" calcext:value-type="float">
            <text:p>2035</text:p>
          </table:table-cell>
          <table:table-cell office:value-type="float" office:value="62291272" calcext:value-type="float">
            <text:p>62291272</text:p>
          </table:table-cell>
          <table:table-cell office:value-type="string" calcext:value-type="string">
            <text:p>T</text:p>
          </table:table-cell>
          <table:table-cell table:style-name="ce57" office:value-type="string" calcext:value-type="string">
            <text:p>webserver-daily-volnum-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table:formula="of:=WEEKNUM([.F9])" office:value-type="float" office:value="3" calcext:value-type="float">
            <text:p>3</text:p>
          </table:table-cell>
          <table:table-cell table:formula="of:=TEXT([.F9]; &quot;NNN&quot;)" office:value-type="string" office:string-value="Friday" calcext:value-type="string">
            <text:p>Friday</text:p>
          </table:table-cell>
          <table:table-cell office:value-type="string" calcext:value-type="string">
            <text:p>2017-01-20</text:p>
          </table:table-cell>
          <table:table-cell office:value-type="string" calcext:value-type="string">
            <text:p>22:00: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float" office:value="2071" calcext:value-type="float">
            <text:p>2071</text:p>
          </table:table-cell>
          <table:table-cell office:value-type="float" office:value="63036653" calcext:value-type="float">
            <text:p>63036653</text:p>
          </table:table-cell>
          <table:table-cell office:value-type="string" calcext:value-type="string">
            <text:p>T</text:p>
          </table:table-cell>
          <table:table-cell table:style-name="ce58" office:value-type="string" calcext:value-type="string">
            <text:p>webserver-weekly-volnum-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table:formula="of:=WEEKNUM([.F10])" office:value-type="float" office:value="4" calcext:value-type="float">
            <text:p>4</text:p>
          </table:table-cell>
          <table:table-cell table:formula="of:=TEXT([.F10]; &quot;NNN&quot;)" office:value-type="string" office:string-value="Monday" calcext:value-type="string">
            <text:p>Monday</text:p>
          </table:table-cell>
          <table:table-cell office:value-type="string" calcext:value-type="string">
            <text:p>2017-01-23</text:p>
          </table:table-cell>
          <table:table-cell office:value-type="string" calcext:value-type="string">
            <text:p>22:00:0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float" office:value="2070" calcext:value-type="float">
            <text:p>2070</text:p>
          </table:table-cell>
          <table:table-cell office:value-type="float" office:value="62904365" calcext:value-type="float">
            <text:p>62904365</text:p>
          </table:table-cell>
          <table:table-cell office:value-type="string" calcext:value-type="string">
            <text:p>T</text:p>
          </table:table-cell>
          <table:table-cell table:style-name="ce59" office:value-type="string" calcext:value-type="string">
            <text:p>webserver-daily-volnum-1</text:p>
          </table:table-cell>
        </table:table-row>
        <table:table-row table:style-name="ro2">
          <table:table-cell table:number-columns-repeated="5"/>
          <table:table-cell table:style-name="Default" table:number-columns-repeated="2"/>
          <table:table-cell table:number-columns-repeated="5"/>
          <table:table-cell table:style-name="ce60"/>
        </table:table-row>
        <table:table-row table:style-name="ro2">
          <table:table-cell table:number-columns-repeated="5"/>
          <table:table-cell table:style-name="Default" table:number-columns-repeated="2"/>
          <table:table-cell table:number-columns-repeated="5"/>
          <table:table-cell table:style-name="ce61"/>
        </table:table-row>
        <table:table-row table:style-name="ro2">
          <table:table-cell table:number-columns-repeated="5"/>
          <table:table-cell table:style-name="Default" table:number-columns-repeated="2"/>
          <table:table-cell table:number-columns-repeated="5"/>
          <table:table-cell table:style-name="ce62"/>
        </table:table-row>
        <calcext:conditional-formats>
          <calcext:conditional-format calcext:target-range-address="'07'.M3:'07'.M3">
            <calcext:condition calcext:apply-style-name="monthly" calcext:value="contains-text(&quot;monthly&quot;)" calcext:base-cell-address="'07'.M3"/>
            <calcext:condition calcext:apply-style-name="daily" calcext:value="contains-text(&quot;daily&quot;)" calcext:base-cell-address="'07'.M3"/>
            <calcext:condition calcext:apply-style-name="weekly" calcext:value="contains-text(&quot;weekly&quot;)" calcext:base-cell-address="'07'.M3"/>
          </calcext:conditional-format>
          <calcext:conditional-format calcext:target-range-address="'07'.M4:'07'.M4">
            <calcext:condition calcext:apply-style-name="monthly" calcext:value="contains-text(&quot;monthly&quot;)" calcext:base-cell-address="'07'.M4"/>
            <calcext:condition calcext:apply-style-name="daily" calcext:value="contains-text(&quot;daily&quot;)" calcext:base-cell-address="'07'.M4"/>
            <calcext:condition calcext:apply-style-name="weekly" calcext:value="contains-text(&quot;weekly&quot;)" calcext:base-cell-address="'07'.M4"/>
          </calcext:conditional-format>
          <calcext:conditional-format calcext:target-range-address="'07'.M5:'07'.M5">
            <calcext:condition calcext:apply-style-name="monthly" calcext:value="contains-text(&quot;monthly&quot;)" calcext:base-cell-address="'07'.M5"/>
            <calcext:condition calcext:apply-style-name="daily" calcext:value="contains-text(&quot;daily&quot;)" calcext:base-cell-address="'07'.M5"/>
            <calcext:condition calcext:apply-style-name="weekly" calcext:value="contains-text(&quot;weekly&quot;)" calcext:base-cell-address="'07'.M5"/>
          </calcext:conditional-format>
          <calcext:conditional-format calcext:target-range-address="'07'.M6:'07'.M6">
            <calcext:condition calcext:apply-style-name="monthly" calcext:value="contains-text(&quot;monthly&quot;)" calcext:base-cell-address="'07'.M6"/>
            <calcext:condition calcext:apply-style-name="daily" calcext:value="contains-text(&quot;daily&quot;)" calcext:base-cell-address="'07'.M6"/>
            <calcext:condition calcext:apply-style-name="weekly" calcext:value="contains-text(&quot;weekly&quot;)" calcext:base-cell-address="'07'.M6"/>
          </calcext:conditional-format>
          <calcext:conditional-format calcext:target-range-address="'07'.M7:'07'.M7">
            <calcext:condition calcext:apply-style-name="monthly" calcext:value="contains-text(&quot;monthly&quot;)" calcext:base-cell-address="'07'.M7"/>
            <calcext:condition calcext:apply-style-name="daily" calcext:value="contains-text(&quot;daily&quot;)" calcext:base-cell-address="'07'.M7"/>
            <calcext:condition calcext:apply-style-name="weekly" calcext:value="contains-text(&quot;weekly&quot;)" calcext:base-cell-address="'07'.M7"/>
          </calcext:conditional-format>
          <calcext:conditional-format calcext:target-range-address="'07'.M8:'07'.M8">
            <calcext:condition calcext:apply-style-name="monthly" calcext:value="contains-text(&quot;monthly&quot;)" calcext:base-cell-address="'07'.M8"/>
            <calcext:condition calcext:apply-style-name="daily" calcext:value="contains-text(&quot;daily&quot;)" calcext:base-cell-address="'07'.M8"/>
            <calcext:condition calcext:apply-style-name="weekly" calcext:value="contains-text(&quot;weekly&quot;)" calcext:base-cell-address="'07'.M8"/>
          </calcext:conditional-format>
          <calcext:conditional-format calcext:target-range-address="'07'.M9:'07'.M9">
            <calcext:condition calcext:apply-style-name="monthly" calcext:value="contains-text(&quot;monthly&quot;)" calcext:base-cell-address="'07'.M9"/>
            <calcext:condition calcext:apply-style-name="daily" calcext:value="contains-text(&quot;daily&quot;)" calcext:base-cell-address="'07'.M9"/>
            <calcext:condition calcext:apply-style-name="weekly" calcext:value="contains-text(&quot;weekly&quot;)" calcext:base-cell-address="'07'.M9"/>
          </calcext:conditional-format>
          <calcext:conditional-format calcext:target-range-address="'07'.M2:'07'.M2">
            <calcext:condition calcext:apply-style-name="monthly" calcext:value="contains-text(&quot;monthly&quot;)" calcext:base-cell-address="'07'.M2"/>
            <calcext:condition calcext:apply-style-name="daily" calcext:value="contains-text(&quot;daily&quot;)" calcext:base-cell-address="'07'.M2"/>
            <calcext:condition calcext:apply-style-name="weekly" calcext:value="contains-text(&quot;weekly&quot;)" calcext:base-cell-address="'07'.M2"/>
          </calcext:conditional-format>
          <calcext:conditional-format calcext:target-range-address="'07'.M11:'07'.M11">
            <calcext:condition calcext:apply-style-name="monthly" calcext:value="contains-text(&quot;monthly&quot;)" calcext:base-cell-address="'07'.M11"/>
            <calcext:condition calcext:apply-style-name="daily" calcext:value="contains-text(&quot;daily&quot;)" calcext:base-cell-address="'07'.M11"/>
            <calcext:condition calcext:apply-style-name="weekly" calcext:value="contains-text(&quot;weekly&quot;)" calcext:base-cell-address="'07'.M11"/>
          </calcext:conditional-format>
          <calcext:conditional-format calcext:target-range-address="'07'.M12:'07'.M12">
            <calcext:condition calcext:apply-style-name="monthly" calcext:value="contains-text(&quot;monthly&quot;)" calcext:base-cell-address="'07'.M12"/>
            <calcext:condition calcext:apply-style-name="daily" calcext:value="contains-text(&quot;daily&quot;)" calcext:base-cell-address="'07'.M12"/>
            <calcext:condition calcext:apply-style-name="weekly" calcext:value="contains-text(&quot;weekly&quot;)" calcext:base-cell-address="'07'.M12"/>
          </calcext:conditional-format>
          <calcext:conditional-format calcext:target-range-address="'07'.M13:'07'.M13">
            <calcext:condition calcext:apply-style-name="monthly" calcext:value="contains-text(&quot;monthly&quot;)" calcext:base-cell-address="'07'.M13"/>
            <calcext:condition calcext:apply-style-name="daily" calcext:value="contains-text(&quot;daily&quot;)" calcext:base-cell-address="'07'.M13"/>
            <calcext:condition calcext:apply-style-name="weekly" calcext:value="contains-text(&quot;weekly&quot;)" calcext:base-cell-address="'07'.M13"/>
          </calcext:conditional-format>
          <calcext:conditional-format calcext:target-range-address="'07'.M10:'07'.M10">
            <calcext:condition calcext:apply-style-name="monthly" calcext:value="contains-text(&quot;monthly&quot;)" calcext:base-cell-address="'07'.M10"/>
            <calcext:condition calcext:apply-style-name="daily" calcext:value="contains-text(&quot;daily&quot;)" calcext:base-cell-address="'07'.M10"/>
            <calcext:condition calcext:apply-style-name="weekly" calcext:value="contains-text(&quot;weekly&quot;)" calcext:base-cell-address="'07'.M10"/>
          </calcext:conditional-format>
        </calcext:conditional-formats>
      </table:table>
      <table:table table:name="08" table:style-name="ta1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default-cell-style-name="ce3"/>
        <table:table-column table:style-name="co17" table:default-cell-style-name="ce3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5" table:default-cell-style-name="ce1"/>
        <table:table-row table:style-name="ro2">
          <table:table-cell table:style-name="ce1" office:value-type="string" calcext:value-type="string">
            <text:p>Job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lient</text:p>
          </table:table-cell>
          <table:table-cell table:style-name="ce1" office:value-type="string" calcext:value-type="string">
            <text:p>StartDate</text:p>
          </table:table-cell>
          <table:table-cell table:style-name="ce1" office:value-type="string" calcext:value-type="string">
            <text:p>StartTi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JobFiles</text:p>
          </table:table-cell>
          <table:table-cell table:style-name="ce1" office:value-type="string" calcext:value-type="string">
            <text:p>JobBytes</text:p>
          </table:table-cell>
          <table:table-cell table:style-name="ce1" office:value-type="string" calcext:value-type="string">
            <text:p>JobStatus</text:p>
          </table:table-cell>
          <table:table-cell office:value-type="string" calcext:value-type="string">
            <text:p>Volu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office:value-type="string" calcext:value-type="string">
            <text:p>2017-01-02</text:p>
          </table:table-cell>
          <table:table-cell office:value-type="string" calcext:value-type="string">
            <text:p>22:00:0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float" office:value="2046" calcext:value-type="float">
            <text:p>2046</text:p>
          </table:table-cell>
          <table:table-cell office:value-type="float" office:value="62468729" calcext:value-type="float">
            <text:p>62468729</text:p>
          </table:table-cell>
          <table:table-cell office:value-type="string" calcext:value-type="string">
            <text:p>T</text:p>
          </table:table-cell>
          <table:table-cell table:style-name="ce63" office:value-type="string" calcext:value-type="string">
            <text:p>webserver-monthly-volnum-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office:value-type="string" calcext:value-type="string">
            <text:p>2017-01-06</text:p>
          </table:table-cell>
          <table:table-cell office:value-type="string" calcext:value-type="string">
            <text:p>22:00: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float" office:value="2055" calcext:value-type="float">
            <text:p>2055</text:p>
          </table:table-cell>
          <table:table-cell office:value-type="float" office:value="62687703" calcext:value-type="float">
            <text:p>62687703</text:p>
          </table:table-cell>
          <table:table-cell office:value-type="string" calcext:value-type="string">
            <text:p>T</text:p>
          </table:table-cell>
          <table:table-cell table:style-name="ce64" office:value-type="string" calcext:value-type="string">
            <text:p>webserver-monthly-volnum-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office:value-type="string" calcext:value-type="string">
            <text:p>2017-01-13</text:p>
          </table:table-cell>
          <table:table-cell office:value-type="string" calcext:value-type="string">
            <text:p>22:00: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float" office:value="2073" calcext:value-type="float">
            <text:p>2073</text:p>
          </table:table-cell>
          <table:table-cell office:value-type="float" office:value="62921325" calcext:value-type="float">
            <text:p>62921325</text:p>
          </table:table-cell>
          <table:table-cell office:value-type="string" calcext:value-type="string">
            <text:p>T</text:p>
          </table:table-cell>
          <table:table-cell table:style-name="ce65" office:value-type="string" calcext:value-type="string">
            <text:p>webserver-weekly-volnum-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office:value-type="string" calcext:value-type="string">
            <text:p>2017-01-16</text:p>
          </table:table-cell>
          <table:table-cell office:value-type="string" calcext:value-type="string">
            <text:p>22:00:0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float" office:value="2068" calcext:value-type="float">
            <text:p>2068</text:p>
          </table:table-cell>
          <table:table-cell office:value-type="float" office:value="63005746" calcext:value-type="float">
            <text:p>63005746</text:p>
          </table:table-cell>
          <table:table-cell office:value-type="string" calcext:value-type="string">
            <text:p>T</text:p>
          </table:table-cell>
          <table:table-cell table:style-name="ce66" office:value-type="string" calcext:value-type="string">
            <text:p>webserver-daily-volnum-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office:value-type="string" calcext:value-type="string">
            <text:p>2017-01-17</text:p>
          </table:table-cell>
          <table:table-cell office:value-type="string" calcext:value-type="string">
            <text:p>22:00: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float" office:value="2061" calcext:value-type="float">
            <text:p>2061</text:p>
          </table:table-cell>
          <table:table-cell office:value-type="float" office:value="62756615" calcext:value-type="float">
            <text:p>62756615</text:p>
          </table:table-cell>
          <table:table-cell office:value-type="string" calcext:value-type="string">
            <text:p>T</text:p>
          </table:table-cell>
          <table:table-cell table:style-name="ce67" office:value-type="string" calcext:value-type="string">
            <text:p>webserver-daily-volnum-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office:value-type="string" calcext:value-type="string">
            <text:p>2017-01-18</text:p>
          </table:table-cell>
          <table:table-cell office:value-type="string" calcext:value-type="string">
            <text:p>22:00: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float" office:value="2060" calcext:value-type="float">
            <text:p>2060</text:p>
          </table:table-cell>
          <table:table-cell office:value-type="float" office:value="62725928" calcext:value-type="float">
            <text:p>62725928</text:p>
          </table:table-cell>
          <table:table-cell office:value-type="string" calcext:value-type="string">
            <text:p>T</text:p>
          </table:table-cell>
          <table:table-cell table:style-name="ce68" office:value-type="string" calcext:value-type="string">
            <text:p>webserver-daily-volnum-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office:value-type="string" calcext:value-type="string">
            <text:p>2017-01-19</text:p>
          </table:table-cell>
          <table:table-cell office:value-type="string" calcext:value-type="string">
            <text:p>22:00: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float" office:value="2035" calcext:value-type="float">
            <text:p>2035</text:p>
          </table:table-cell>
          <table:table-cell office:value-type="float" office:value="62291272" calcext:value-type="float">
            <text:p>62291272</text:p>
          </table:table-cell>
          <table:table-cell office:value-type="string" calcext:value-type="string">
            <text:p>T</text:p>
          </table:table-cell>
          <table:table-cell table:style-name="ce69" office:value-type="string" calcext:value-type="string">
            <text:p>webserver-daily-volnum-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office:value-type="string" calcext:value-type="string">
            <text:p>2017-01-20</text:p>
          </table:table-cell>
          <table:table-cell office:value-type="string" calcext:value-type="string">
            <text:p>22:00: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float" office:value="2071" calcext:value-type="float">
            <text:p>2071</text:p>
          </table:table-cell>
          <table:table-cell office:value-type="float" office:value="63036653" calcext:value-type="float">
            <text:p>63036653</text:p>
          </table:table-cell>
          <table:table-cell office:value-type="string" calcext:value-type="string">
            <text:p>T</text:p>
          </table:table-cell>
          <table:table-cell table:style-name="ce70" office:value-type="string" calcext:value-type="string">
            <text:p>webserver-weekly-volnum-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office:value-type="string" calcext:value-type="string">
            <text:p>2017-01-23</text:p>
          </table:table-cell>
          <table:table-cell office:value-type="string" calcext:value-type="string">
            <text:p>22:00:0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float" office:value="2070" calcext:value-type="float">
            <text:p>2070</text:p>
          </table:table-cell>
          <table:table-cell office:value-type="float" office:value="62904365" calcext:value-type="float">
            <text:p>62904365</text:p>
          </table:table-cell>
          <table:table-cell office:value-type="string" calcext:value-type="string">
            <text:p>T</text:p>
          </table:table-cell>
          <table:table-cell table:style-name="ce71" office:value-type="string" calcext:value-type="string">
            <text:p>webserver-daily-volnum-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office:value-type="string" calcext:value-type="string">
            <text:p>2017-01-24</text:p>
          </table:table-cell>
          <table:table-cell office:value-type="string" calcext:value-type="string">
            <text:p>22:00:0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float" office:value="2063" calcext:value-type="float">
            <text:p>2063</text:p>
          </table:table-cell>
          <table:table-cell office:value-type="float" office:value="62844794" calcext:value-type="float">
            <text:p>62844794</text:p>
          </table:table-cell>
          <table:table-cell office:value-type="string" calcext:value-type="string">
            <text:p>T</text:p>
          </table:table-cell>
          <table:table-cell table:style-name="ce72" office:value-type="string" calcext:value-type="string">
            <text:p>webserver-daily-volnum-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office:value-type="string" calcext:value-type="string">
            <text:p>2017-01-25</text:p>
          </table:table-cell>
          <table:table-cell office:value-type="string" calcext:value-type="string">
            <text:p>22:00: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float" office:value="2062" calcext:value-type="float">
            <text:p>2062</text:p>
          </table:table-cell>
          <table:table-cell office:value-type="float" office:value="62784281" calcext:value-type="float">
            <text:p>62784281</text:p>
          </table:table-cell>
          <table:table-cell office:value-type="string" calcext:value-type="string">
            <text:p>T</text:p>
          </table:table-cell>
          <table:table-cell table:style-name="ce73" office:value-type="string" calcext:value-type="string">
            <text:p>webserver-daily-volnum-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office:value-type="string" calcext:value-type="string">
            <text:p>2017-01-26</text:p>
          </table:table-cell>
          <table:table-cell office:value-type="string" calcext:value-type="string">
            <text:p>22:00: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float" office:value="2069" calcext:value-type="float">
            <text:p>2069</text:p>
          </table:table-cell>
          <table:table-cell office:value-type="float" office:value="62844695" calcext:value-type="float">
            <text:p>62844695</text:p>
          </table:table-cell>
          <table:table-cell office:value-type="string" calcext:value-type="string">
            <text:p>T</text:p>
          </table:table-cell>
          <table:table-cell table:style-name="ce74" office:value-type="string" calcext:value-type="string">
            <text:p>webserver-daily-volnum-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office:value-type="string" calcext:value-type="string">
            <text:p>2017-01-27</text:p>
          </table:table-cell>
          <table:table-cell office:value-type="string" calcext:value-type="string">
            <text:p>22:00: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float" office:value="2076" calcext:value-type="float">
            <text:p>2076</text:p>
          </table:table-cell>
          <table:table-cell office:value-type="float" office:value="63028473" calcext:value-type="float">
            <text:p>63028473</text:p>
          </table:table-cell>
          <table:table-cell office:value-type="string" calcext:value-type="string">
            <text:p>T</text:p>
          </table:table-cell>
          <table:table-cell table:style-name="ce75" office:value-type="string" calcext:value-type="string">
            <text:p>webserver-weekly-volnum-2</text:p>
          </table:table-cell>
        </table:table-row>
        <calcext:conditional-formats>
          <calcext:conditional-format calcext:target-range-address="'08'.K3:'08'.K3">
            <calcext:condition calcext:apply-style-name="monthly" calcext:value="contains-text(&quot;monthly&quot;)" calcext:base-cell-address="'08'.K3"/>
            <calcext:condition calcext:apply-style-name="daily" calcext:value="contains-text(&quot;daily&quot;)" calcext:base-cell-address="'08'.K3"/>
            <calcext:condition calcext:apply-style-name="weekly" calcext:value="contains-text(&quot;weekly&quot;)" calcext:base-cell-address="'08'.K3"/>
          </calcext:conditional-format>
          <calcext:conditional-format calcext:target-range-address="'08'.K4:'08'.K4">
            <calcext:condition calcext:apply-style-name="monthly" calcext:value="contains-text(&quot;monthly&quot;)" calcext:base-cell-address="'08'.K4"/>
            <calcext:condition calcext:apply-style-name="daily" calcext:value="contains-text(&quot;daily&quot;)" calcext:base-cell-address="'08'.K4"/>
            <calcext:condition calcext:apply-style-name="weekly" calcext:value="contains-text(&quot;weekly&quot;)" calcext:base-cell-address="'08'.K4"/>
          </calcext:conditional-format>
          <calcext:conditional-format calcext:target-range-address="'08'.K5:'08'.K5">
            <calcext:condition calcext:apply-style-name="monthly" calcext:value="contains-text(&quot;monthly&quot;)" calcext:base-cell-address="'08'.K5"/>
            <calcext:condition calcext:apply-style-name="daily" calcext:value="contains-text(&quot;daily&quot;)" calcext:base-cell-address="'08'.K5"/>
            <calcext:condition calcext:apply-style-name="weekly" calcext:value="contains-text(&quot;weekly&quot;)" calcext:base-cell-address="'08'.K5"/>
          </calcext:conditional-format>
          <calcext:conditional-format calcext:target-range-address="'08'.K6:'08'.K6">
            <calcext:condition calcext:apply-style-name="monthly" calcext:value="contains-text(&quot;monthly&quot;)" calcext:base-cell-address="'08'.K6"/>
            <calcext:condition calcext:apply-style-name="daily" calcext:value="contains-text(&quot;daily&quot;)" calcext:base-cell-address="'08'.K6"/>
            <calcext:condition calcext:apply-style-name="weekly" calcext:value="contains-text(&quot;weekly&quot;)" calcext:base-cell-address="'08'.K6"/>
          </calcext:conditional-format>
          <calcext:conditional-format calcext:target-range-address="'08'.K7:'08'.K7">
            <calcext:condition calcext:apply-style-name="monthly" calcext:value="contains-text(&quot;monthly&quot;)" calcext:base-cell-address="'08'.K7"/>
            <calcext:condition calcext:apply-style-name="daily" calcext:value="contains-text(&quot;daily&quot;)" calcext:base-cell-address="'08'.K7"/>
            <calcext:condition calcext:apply-style-name="weekly" calcext:value="contains-text(&quot;weekly&quot;)" calcext:base-cell-address="'08'.K7"/>
          </calcext:conditional-format>
          <calcext:conditional-format calcext:target-range-address="'08'.K8:'08'.K8">
            <calcext:condition calcext:apply-style-name="monthly" calcext:value="contains-text(&quot;monthly&quot;)" calcext:base-cell-address="'08'.K8"/>
            <calcext:condition calcext:apply-style-name="daily" calcext:value="contains-text(&quot;daily&quot;)" calcext:base-cell-address="'08'.K8"/>
            <calcext:condition calcext:apply-style-name="weekly" calcext:value="contains-text(&quot;weekly&quot;)" calcext:base-cell-address="'08'.K8"/>
          </calcext:conditional-format>
          <calcext:conditional-format calcext:target-range-address="'08'.K9:'08'.K9">
            <calcext:condition calcext:apply-style-name="monthly" calcext:value="contains-text(&quot;monthly&quot;)" calcext:base-cell-address="'08'.K9"/>
            <calcext:condition calcext:apply-style-name="daily" calcext:value="contains-text(&quot;daily&quot;)" calcext:base-cell-address="'08'.K9"/>
            <calcext:condition calcext:apply-style-name="weekly" calcext:value="contains-text(&quot;weekly&quot;)" calcext:base-cell-address="'08'.K9"/>
          </calcext:conditional-format>
          <calcext:conditional-format calcext:target-range-address="'08'.K2:'08'.K2">
            <calcext:condition calcext:apply-style-name="monthly" calcext:value="contains-text(&quot;monthly&quot;)" calcext:base-cell-address="'08'.K2"/>
            <calcext:condition calcext:apply-style-name="daily" calcext:value="contains-text(&quot;daily&quot;)" calcext:base-cell-address="'08'.K2"/>
            <calcext:condition calcext:apply-style-name="weekly" calcext:value="contains-text(&quot;weekly&quot;)" calcext:base-cell-address="'08'.K2"/>
          </calcext:conditional-format>
          <calcext:conditional-format calcext:target-range-address="'08'.K10:'08'.K10">
            <calcext:condition calcext:apply-style-name="monthly" calcext:value="contains-text(&quot;monthly&quot;)" calcext:base-cell-address="'08'.K10"/>
            <calcext:condition calcext:apply-style-name="daily" calcext:value="contains-text(&quot;daily&quot;)" calcext:base-cell-address="'08'.K10"/>
            <calcext:condition calcext:apply-style-name="weekly" calcext:value="contains-text(&quot;weekly&quot;)" calcext:base-cell-address="'08'.K10"/>
          </calcext:conditional-format>
          <calcext:conditional-format calcext:target-range-address="'08'.K12:'08'.K12">
            <calcext:condition calcext:apply-style-name="monthly" calcext:value="contains-text(&quot;monthly&quot;)" calcext:base-cell-address="'08'.K12"/>
            <calcext:condition calcext:apply-style-name="daily" calcext:value="contains-text(&quot;daily&quot;)" calcext:base-cell-address="'08'.K12"/>
            <calcext:condition calcext:apply-style-name="weekly" calcext:value="contains-text(&quot;weekly&quot;)" calcext:base-cell-address="'08'.K12"/>
          </calcext:conditional-format>
          <calcext:conditional-format calcext:target-range-address="'08'.K13:'08'.K13">
            <calcext:condition calcext:apply-style-name="monthly" calcext:value="contains-text(&quot;monthly&quot;)" calcext:base-cell-address="'08'.K13"/>
            <calcext:condition calcext:apply-style-name="daily" calcext:value="contains-text(&quot;daily&quot;)" calcext:base-cell-address="'08'.K13"/>
            <calcext:condition calcext:apply-style-name="weekly" calcext:value="contains-text(&quot;weekly&quot;)" calcext:base-cell-address="'08'.K13"/>
          </calcext:conditional-format>
          <calcext:conditional-format calcext:target-range-address="'08'.K14:'08'.K14">
            <calcext:condition calcext:apply-style-name="monthly" calcext:value="contains-text(&quot;monthly&quot;)" calcext:base-cell-address="'08'.K14"/>
            <calcext:condition calcext:apply-style-name="daily" calcext:value="contains-text(&quot;daily&quot;)" calcext:base-cell-address="'08'.K14"/>
            <calcext:condition calcext:apply-style-name="weekly" calcext:value="contains-text(&quot;weekly&quot;)" calcext:base-cell-address="'08'.K14"/>
          </calcext:conditional-format>
          <calcext:conditional-format calcext:target-range-address="'08'.K11:'08'.K11">
            <calcext:condition calcext:apply-style-name="monthly" calcext:value="contains-text(&quot;monthly&quot;)" calcext:base-cell-address="'08'.K11"/>
            <calcext:condition calcext:apply-style-name="daily" calcext:value="contains-text(&quot;daily&quot;)" calcext:base-cell-address="'08'.K11"/>
            <calcext:condition calcext:apply-style-name="weekly" calcext:value="contains-text(&quot;weekly&quot;)" calcext:base-cell-address="'08'.K11"/>
          </calcext:conditional-format>
        </calcext:conditional-formats>
      </table:table>
      <table:table table:name="09" table:style-name="ta1">
        <table:table-column table:style-name="co14" table:default-cell-style-name="Default"/>
        <table:table-column table:style-name="co28" table:default-cell-style-name="Default"/>
        <table:table-column table:style-name="co23" table:default-cell-style-name="Default"/>
        <table:table-column table:style-name="co5" table:default-cell-style-name="ce3"/>
        <table:table-column table:style-name="co17" table:default-cell-style-name="ce3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5" table:default-cell-style-name="ce1"/>
        <table:table-row table:style-name="ro2">
          <table:table-cell table:style-name="ce1" office:value-type="string" calcext:value-type="string">
            <text:p>Job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lient</text:p>
          </table:table-cell>
          <table:table-cell table:style-name="ce1" office:value-type="string" calcext:value-type="string">
            <text:p>StartDate</text:p>
          </table:table-cell>
          <table:table-cell table:style-name="ce1" office:value-type="string" calcext:value-type="string">
            <text:p>StartTi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JobFiles</text:p>
          </table:table-cell>
          <table:table-cell table:style-name="ce1" office:value-type="string" calcext:value-type="string">
            <text:p>JobBytes</text:p>
          </table:table-cell>
          <table:table-cell table:style-name="ce1" office:value-type="string" calcext:value-type="string">
            <text:p>JobStatus</text:p>
          </table:table-cell>
          <table:table-cell office:value-type="string" calcext:value-type="string">
            <text:p>Volu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office:value-type="string" calcext:value-type="string">
            <text:p>2017-01-02</text:p>
          </table:table-cell>
          <table:table-cell office:value-type="string" calcext:value-type="string">
            <text:p>22:00:0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float" office:value="2046" calcext:value-type="float">
            <text:p>2046</text:p>
          </table:table-cell>
          <table:table-cell office:value-type="float" office:value="62468729" calcext:value-type="float">
            <text:p>62468729</text:p>
          </table:table-cell>
          <table:table-cell office:value-type="string" calcext:value-type="string">
            <text:p>T</text:p>
          </table:table-cell>
          <table:table-cell table:style-name="ce76" office:value-type="string" calcext:value-type="string">
            <text:p>webserver-monthly-volnum-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office:value-type="string" calcext:value-type="string">
            <text:p>2017-01-06</text:p>
          </table:table-cell>
          <table:table-cell office:value-type="string" calcext:value-type="string">
            <text:p>22:00: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float" office:value="2055" calcext:value-type="float">
            <text:p>2055</text:p>
          </table:table-cell>
          <table:table-cell office:value-type="float" office:value="62687703" calcext:value-type="float">
            <text:p>62687703</text:p>
          </table:table-cell>
          <table:table-cell office:value-type="string" calcext:value-type="string">
            <text:p>T</text:p>
          </table:table-cell>
          <table:table-cell table:style-name="ce77" office:value-type="string" calcext:value-type="string">
            <text:p>webserver-monthly-volnum-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office:value-type="string" calcext:value-type="string">
            <text:p>2017-01-13</text:p>
          </table:table-cell>
          <table:table-cell office:value-type="string" calcext:value-type="string">
            <text:p>22:00: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float" office:value="2073" calcext:value-type="float">
            <text:p>2073</text:p>
          </table:table-cell>
          <table:table-cell office:value-type="float" office:value="62921325" calcext:value-type="float">
            <text:p>62921325</text:p>
          </table:table-cell>
          <table:table-cell office:value-type="string" calcext:value-type="string">
            <text:p>T</text:p>
          </table:table-cell>
          <table:table-cell table:style-name="ce78" office:value-type="string" calcext:value-type="string">
            <text:p>webserver-weekly-volnum-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office:value-type="string" calcext:value-type="string">
            <text:p>2017-01-20</text:p>
          </table:table-cell>
          <table:table-cell office:value-type="string" calcext:value-type="string">
            <text:p>22:00: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float" office:value="2071" calcext:value-type="float">
            <text:p>2071</text:p>
          </table:table-cell>
          <table:table-cell office:value-type="float" office:value="63036653" calcext:value-type="float">
            <text:p>63036653</text:p>
          </table:table-cell>
          <table:table-cell office:value-type="string" calcext:value-type="string">
            <text:p>T</text:p>
          </table:table-cell>
          <table:table-cell table:style-name="ce79" office:value-type="string" calcext:value-type="string">
            <text:p>webserver-weekly-volnum-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office:value-type="string" calcext:value-type="string">
            <text:p>2017-01-23</text:p>
          </table:table-cell>
          <table:table-cell office:value-type="string" calcext:value-type="string">
            <text:p>22:00:0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float" office:value="2070" calcext:value-type="float">
            <text:p>2070</text:p>
          </table:table-cell>
          <table:table-cell office:value-type="float" office:value="62904365" calcext:value-type="float">
            <text:p>62904365</text:p>
          </table:table-cell>
          <table:table-cell office:value-type="string" calcext:value-type="string">
            <text:p>T</text:p>
          </table:table-cell>
          <table:table-cell table:style-name="ce80" office:value-type="string" calcext:value-type="string">
            <text:p>webserver-daily-volnum-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office:value-type="string" calcext:value-type="string">
            <text:p>2017-01-24</text:p>
          </table:table-cell>
          <table:table-cell office:value-type="string" calcext:value-type="string">
            <text:p>22:00:0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float" office:value="2063" calcext:value-type="float">
            <text:p>2063</text:p>
          </table:table-cell>
          <table:table-cell office:value-type="float" office:value="62844794" calcext:value-type="float">
            <text:p>62844794</text:p>
          </table:table-cell>
          <table:table-cell office:value-type="string" calcext:value-type="string">
            <text:p>T</text:p>
          </table:table-cell>
          <table:table-cell table:style-name="ce81" office:value-type="string" calcext:value-type="string">
            <text:p>webserver-daily-volnum-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office:value-type="string" calcext:value-type="string">
            <text:p>2017-01-25</text:p>
          </table:table-cell>
          <table:table-cell office:value-type="string" calcext:value-type="string">
            <text:p>22:00: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float" office:value="2062" calcext:value-type="float">
            <text:p>2062</text:p>
          </table:table-cell>
          <table:table-cell office:value-type="float" office:value="62784281" calcext:value-type="float">
            <text:p>62784281</text:p>
          </table:table-cell>
          <table:table-cell office:value-type="string" calcext:value-type="string">
            <text:p>T</text:p>
          </table:table-cell>
          <table:table-cell table:style-name="ce82" office:value-type="string" calcext:value-type="string">
            <text:p>webserver-daily-volnum-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office:value-type="string" calcext:value-type="string">
            <text:p>2017-01-26</text:p>
          </table:table-cell>
          <table:table-cell office:value-type="string" calcext:value-type="string">
            <text:p>22:00: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float" office:value="2069" calcext:value-type="float">
            <text:p>2069</text:p>
          </table:table-cell>
          <table:table-cell office:value-type="float" office:value="62844695" calcext:value-type="float">
            <text:p>62844695</text:p>
          </table:table-cell>
          <table:table-cell office:value-type="string" calcext:value-type="string">
            <text:p>T</text:p>
          </table:table-cell>
          <table:table-cell table:style-name="ce83" office:value-type="string" calcext:value-type="string">
            <text:p>webserver-daily-volnum-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office:value-type="string" calcext:value-type="string">
            <text:p>2017-01-27</text:p>
          </table:table-cell>
          <table:table-cell office:value-type="string" calcext:value-type="string">
            <text:p>22:00: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float" office:value="2076" calcext:value-type="float">
            <text:p>2076</text:p>
          </table:table-cell>
          <table:table-cell office:value-type="float" office:value="63028473" calcext:value-type="float">
            <text:p>63028473</text:p>
          </table:table-cell>
          <table:table-cell office:value-type="string" calcext:value-type="string">
            <text:p>T</text:p>
          </table:table-cell>
          <table:table-cell table:style-name="ce84" office:value-type="string" calcext:value-type="string">
            <text:p>webserver-weekly-volnum-2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office:value-type="string" calcext:value-type="string">
            <text:p>2017-01-30</text:p>
          </table:table-cell>
          <table:table-cell office:value-type="string" calcext:value-type="string">
            <text:p>22:00: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float" office:value="2067" calcext:value-type="float">
            <text:p>2067</text:p>
          </table:table-cell>
          <table:table-cell office:value-type="float" office:value="62888459" calcext:value-type="float">
            <text:p>62888459</text:p>
          </table:table-cell>
          <table:table-cell office:value-type="string" calcext:value-type="string">
            <text:p>T</text:p>
          </table:table-cell>
          <table:table-cell table:style-name="ce85" office:value-type="string" calcext:value-type="string">
            <text:p>webserver-daily-volnum-0</text:p>
          </table:table-cell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5"/>
          <table:table-cell table:style-name="ce86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5"/>
          <table:table-cell table:style-name="ce87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5"/>
          <table:table-cell table:style-name="ce88"/>
        </table:table-row>
        <calcext:conditional-formats>
          <calcext:conditional-format calcext:target-range-address="'09'.K3:'09'.K3">
            <calcext:condition calcext:apply-style-name="monthly" calcext:value="contains-text(&quot;monthly&quot;)" calcext:base-cell-address="'09'.K3"/>
            <calcext:condition calcext:apply-style-name="daily" calcext:value="contains-text(&quot;daily&quot;)" calcext:base-cell-address="'09'.K3"/>
            <calcext:condition calcext:apply-style-name="weekly" calcext:value="contains-text(&quot;weekly&quot;)" calcext:base-cell-address="'09'.K3"/>
          </calcext:conditional-format>
          <calcext:conditional-format calcext:target-range-address="'09'.K4:'09'.K4">
            <calcext:condition calcext:apply-style-name="monthly" calcext:value="contains-text(&quot;monthly&quot;)" calcext:base-cell-address="'09'.K4"/>
            <calcext:condition calcext:apply-style-name="daily" calcext:value="contains-text(&quot;daily&quot;)" calcext:base-cell-address="'09'.K4"/>
            <calcext:condition calcext:apply-style-name="weekly" calcext:value="contains-text(&quot;weekly&quot;)" calcext:base-cell-address="'09'.K4"/>
          </calcext:conditional-format>
          <calcext:conditional-format calcext:target-range-address="'09'.K5:'09'.K5">
            <calcext:condition calcext:apply-style-name="monthly" calcext:value="contains-text(&quot;monthly&quot;)" calcext:base-cell-address="'09'.K5"/>
            <calcext:condition calcext:apply-style-name="daily" calcext:value="contains-text(&quot;daily&quot;)" calcext:base-cell-address="'09'.K5"/>
            <calcext:condition calcext:apply-style-name="weekly" calcext:value="contains-text(&quot;weekly&quot;)" calcext:base-cell-address="'09'.K5"/>
          </calcext:conditional-format>
          <calcext:conditional-format calcext:target-range-address="'09'.K6:'09'.K6">
            <calcext:condition calcext:apply-style-name="monthly" calcext:value="contains-text(&quot;monthly&quot;)" calcext:base-cell-address="'09'.K6"/>
            <calcext:condition calcext:apply-style-name="daily" calcext:value="contains-text(&quot;daily&quot;)" calcext:base-cell-address="'09'.K6"/>
            <calcext:condition calcext:apply-style-name="weekly" calcext:value="contains-text(&quot;weekly&quot;)" calcext:base-cell-address="'09'.K6"/>
          </calcext:conditional-format>
          <calcext:conditional-format calcext:target-range-address="'09'.K7:'09'.K7">
            <calcext:condition calcext:apply-style-name="monthly" calcext:value="contains-text(&quot;monthly&quot;)" calcext:base-cell-address="'09'.K7"/>
            <calcext:condition calcext:apply-style-name="daily" calcext:value="contains-text(&quot;daily&quot;)" calcext:base-cell-address="'09'.K7"/>
            <calcext:condition calcext:apply-style-name="weekly" calcext:value="contains-text(&quot;weekly&quot;)" calcext:base-cell-address="'09'.K7"/>
          </calcext:conditional-format>
          <calcext:conditional-format calcext:target-range-address="'09'.K8:'09'.K8">
            <calcext:condition calcext:apply-style-name="monthly" calcext:value="contains-text(&quot;monthly&quot;)" calcext:base-cell-address="'09'.K8"/>
            <calcext:condition calcext:apply-style-name="daily" calcext:value="contains-text(&quot;daily&quot;)" calcext:base-cell-address="'09'.K8"/>
            <calcext:condition calcext:apply-style-name="weekly" calcext:value="contains-text(&quot;weekly&quot;)" calcext:base-cell-address="'09'.K8"/>
          </calcext:conditional-format>
          <calcext:conditional-format calcext:target-range-address="'09'.K9:'09'.K9">
            <calcext:condition calcext:apply-style-name="monthly" calcext:value="contains-text(&quot;monthly&quot;)" calcext:base-cell-address="'09'.K9"/>
            <calcext:condition calcext:apply-style-name="daily" calcext:value="contains-text(&quot;daily&quot;)" calcext:base-cell-address="'09'.K9"/>
            <calcext:condition calcext:apply-style-name="weekly" calcext:value="contains-text(&quot;weekly&quot;)" calcext:base-cell-address="'09'.K9"/>
          </calcext:conditional-format>
          <calcext:conditional-format calcext:target-range-address="'09'.K2:'09'.K2">
            <calcext:condition calcext:apply-style-name="monthly" calcext:value="contains-text(&quot;monthly&quot;)" calcext:base-cell-address="'09'.K2"/>
            <calcext:condition calcext:apply-style-name="daily" calcext:value="contains-text(&quot;daily&quot;)" calcext:base-cell-address="'09'.K2"/>
            <calcext:condition calcext:apply-style-name="weekly" calcext:value="contains-text(&quot;weekly&quot;)" calcext:base-cell-address="'09'.K2"/>
          </calcext:conditional-format>
          <calcext:conditional-format calcext:target-range-address="'09'.K10:'09'.K10">
            <calcext:condition calcext:apply-style-name="monthly" calcext:value="contains-text(&quot;monthly&quot;)" calcext:base-cell-address="'09'.K10"/>
            <calcext:condition calcext:apply-style-name="daily" calcext:value="contains-text(&quot;daily&quot;)" calcext:base-cell-address="'09'.K10"/>
            <calcext:condition calcext:apply-style-name="weekly" calcext:value="contains-text(&quot;weekly&quot;)" calcext:base-cell-address="'09'.K10"/>
          </calcext:conditional-format>
          <calcext:conditional-format calcext:target-range-address="'09'.K12:'09'.K12">
            <calcext:condition calcext:apply-style-name="monthly" calcext:value="contains-text(&quot;monthly&quot;)" calcext:base-cell-address="'09'.K12"/>
            <calcext:condition calcext:apply-style-name="daily" calcext:value="contains-text(&quot;daily&quot;)" calcext:base-cell-address="'09'.K12"/>
            <calcext:condition calcext:apply-style-name="weekly" calcext:value="contains-text(&quot;weekly&quot;)" calcext:base-cell-address="'09'.K12"/>
          </calcext:conditional-format>
          <calcext:conditional-format calcext:target-range-address="'09'.K13:'09'.K13">
            <calcext:condition calcext:apply-style-name="monthly" calcext:value="contains-text(&quot;monthly&quot;)" calcext:base-cell-address="'09'.K13"/>
            <calcext:condition calcext:apply-style-name="daily" calcext:value="contains-text(&quot;daily&quot;)" calcext:base-cell-address="'09'.K13"/>
            <calcext:condition calcext:apply-style-name="weekly" calcext:value="contains-text(&quot;weekly&quot;)" calcext:base-cell-address="'09'.K13"/>
          </calcext:conditional-format>
          <calcext:conditional-format calcext:target-range-address="'09'.K14:'09'.K14">
            <calcext:condition calcext:apply-style-name="monthly" calcext:value="contains-text(&quot;monthly&quot;)" calcext:base-cell-address="'09'.K14"/>
            <calcext:condition calcext:apply-style-name="daily" calcext:value="contains-text(&quot;daily&quot;)" calcext:base-cell-address="'09'.K14"/>
            <calcext:condition calcext:apply-style-name="weekly" calcext:value="contains-text(&quot;weekly&quot;)" calcext:base-cell-address="'09'.K14"/>
          </calcext:conditional-format>
          <calcext:conditional-format calcext:target-range-address="'09'.K11:'09'.K11">
            <calcext:condition calcext:apply-style-name="monthly" calcext:value="contains-text(&quot;monthly&quot;)" calcext:base-cell-address="'09'.K11"/>
            <calcext:condition calcext:apply-style-name="daily" calcext:value="contains-text(&quot;daily&quot;)" calcext:base-cell-address="'09'.K11"/>
            <calcext:condition calcext:apply-style-name="weekly" calcext:value="contains-text(&quot;weekly&quot;)" calcext:base-cell-address="'09'.K11"/>
          </calcext:conditional-format>
        </calcext:conditional-formats>
      </table:table>
      <table:table table:name="10" table:style-name="ta1">
        <table:table-column table:style-name="co14" table:default-cell-style-name="Default"/>
        <table:table-column table:style-name="co15" table:default-cell-style-name="Default"/>
        <table:table-column table:style-name="co23" table:default-cell-style-name="Default"/>
        <table:table-column table:style-name="co5" table:default-cell-style-name="ce3"/>
        <table:table-column table:style-name="co17" table:default-cell-style-name="ce3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5" table:default-cell-style-name="ce1"/>
        <table:table-row table:style-name="ro2">
          <table:table-cell table:style-name="ce1" office:value-type="string" calcext:value-type="string">
            <text:p>Job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lient</text:p>
          </table:table-cell>
          <table:table-cell table:style-name="ce1" office:value-type="string" calcext:value-type="string">
            <text:p>StartDate</text:p>
          </table:table-cell>
          <table:table-cell table:style-name="ce1" office:value-type="string" calcext:value-type="string">
            <text:p>StartTi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JobFiles</text:p>
          </table:table-cell>
          <table:table-cell table:style-name="ce1" office:value-type="string" calcext:value-type="string">
            <text:p>JobBytes</text:p>
          </table:table-cell>
          <table:table-cell table:style-name="ce1" office:value-type="string" calcext:value-type="string">
            <text:p>JobStatus</text:p>
          </table:table-cell>
          <table:table-cell office:value-type="string" calcext:value-type="string">
            <text:p>Volu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office:value-type="string" calcext:value-type="string">
            <text:p>2017-01-02</text:p>
          </table:table-cell>
          <table:table-cell office:value-type="string" calcext:value-type="string">
            <text:p>22:00:0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float" office:value="2046" calcext:value-type="float">
            <text:p>2046</text:p>
          </table:table-cell>
          <table:table-cell office:value-type="float" office:value="62468729" calcext:value-type="float">
            <text:p>62468729</text:p>
          </table:table-cell>
          <table:table-cell office:value-type="string" calcext:value-type="string">
            <text:p>T</text:p>
          </table:table-cell>
          <table:table-cell table:style-name="ce89" office:value-type="string" calcext:value-type="string">
            <text:p>webserver-monthly-volnum-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office:value-type="string" calcext:value-type="string">
            <text:p>2017-01-06</text:p>
          </table:table-cell>
          <table:table-cell office:value-type="string" calcext:value-type="string">
            <text:p>22:00: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float" office:value="2055" calcext:value-type="float">
            <text:p>2055</text:p>
          </table:table-cell>
          <table:table-cell office:value-type="float" office:value="62687703" calcext:value-type="float">
            <text:p>62687703</text:p>
          </table:table-cell>
          <table:table-cell office:value-type="string" calcext:value-type="string">
            <text:p>T</text:p>
          </table:table-cell>
          <table:table-cell table:style-name="ce90" office:value-type="string" calcext:value-type="string">
            <text:p>webserver-monthly-volnum-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office:value-type="string" calcext:value-type="string">
            <text:p>2017-01-13</text:p>
          </table:table-cell>
          <table:table-cell office:value-type="string" calcext:value-type="string">
            <text:p>22:00: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float" office:value="2073" calcext:value-type="float">
            <text:p>2073</text:p>
          </table:table-cell>
          <table:table-cell office:value-type="float" office:value="62921325" calcext:value-type="float">
            <text:p>62921325</text:p>
          </table:table-cell>
          <table:table-cell office:value-type="string" calcext:value-type="string">
            <text:p>T</text:p>
          </table:table-cell>
          <table:table-cell table:style-name="ce91" office:value-type="string" calcext:value-type="string">
            <text:p>webserver-weekly-volnum-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office:value-type="string" calcext:value-type="string">
            <text:p>2017-01-20</text:p>
          </table:table-cell>
          <table:table-cell office:value-type="string" calcext:value-type="string">
            <text:p>22:00: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float" office:value="2071" calcext:value-type="float">
            <text:p>2071</text:p>
          </table:table-cell>
          <table:table-cell office:value-type="float" office:value="63036653" calcext:value-type="float">
            <text:p>63036653</text:p>
          </table:table-cell>
          <table:table-cell office:value-type="string" calcext:value-type="string">
            <text:p>T</text:p>
          </table:table-cell>
          <table:table-cell table:style-name="ce92" office:value-type="string" calcext:value-type="string">
            <text:p>webserver-weekly-volnum-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office:value-type="string" calcext:value-type="string">
            <text:p>2017-01-23</text:p>
          </table:table-cell>
          <table:table-cell office:value-type="string" calcext:value-type="string">
            <text:p>22:00:0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float" office:value="2070" calcext:value-type="float">
            <text:p>2070</text:p>
          </table:table-cell>
          <table:table-cell office:value-type="float" office:value="62904365" calcext:value-type="float">
            <text:p>62904365</text:p>
          </table:table-cell>
          <table:table-cell office:value-type="string" calcext:value-type="string">
            <text:p>T</text:p>
          </table:table-cell>
          <table:table-cell table:style-name="ce93" office:value-type="string" calcext:value-type="string">
            <text:p>webserver-daily-volnum-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office:value-type="string" calcext:value-type="string">
            <text:p>2017-01-24</text:p>
          </table:table-cell>
          <table:table-cell office:value-type="string" calcext:value-type="string">
            <text:p>22:00:0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float" office:value="2063" calcext:value-type="float">
            <text:p>2063</text:p>
          </table:table-cell>
          <table:table-cell office:value-type="float" office:value="62844794" calcext:value-type="float">
            <text:p>62844794</text:p>
          </table:table-cell>
          <table:table-cell office:value-type="string" calcext:value-type="string">
            <text:p>T</text:p>
          </table:table-cell>
          <table:table-cell table:style-name="ce94" office:value-type="string" calcext:value-type="string">
            <text:p>webserver-daily-volnum-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office:value-type="string" calcext:value-type="string">
            <text:p>2017-01-25</text:p>
          </table:table-cell>
          <table:table-cell office:value-type="string" calcext:value-type="string">
            <text:p>22:00: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float" office:value="2062" calcext:value-type="float">
            <text:p>2062</text:p>
          </table:table-cell>
          <table:table-cell office:value-type="float" office:value="62784281" calcext:value-type="float">
            <text:p>62784281</text:p>
          </table:table-cell>
          <table:table-cell office:value-type="string" calcext:value-type="string">
            <text:p>T</text:p>
          </table:table-cell>
          <table:table-cell table:style-name="ce95" office:value-type="string" calcext:value-type="string">
            <text:p>webserver-daily-volnum-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office:value-type="string" calcext:value-type="string">
            <text:p>2017-01-26</text:p>
          </table:table-cell>
          <table:table-cell office:value-type="string" calcext:value-type="string">
            <text:p>22:00: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float" office:value="2069" calcext:value-type="float">
            <text:p>2069</text:p>
          </table:table-cell>
          <table:table-cell office:value-type="float" office:value="62844695" calcext:value-type="float">
            <text:p>62844695</text:p>
          </table:table-cell>
          <table:table-cell office:value-type="string" calcext:value-type="string">
            <text:p>T</text:p>
          </table:table-cell>
          <table:table-cell table:style-name="ce96" office:value-type="string" calcext:value-type="string">
            <text:p>webserver-daily-volnum-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office:value-type="string" calcext:value-type="string">
            <text:p>2017-01-27</text:p>
          </table:table-cell>
          <table:table-cell office:value-type="string" calcext:value-type="string">
            <text:p>22:00: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float" office:value="2076" calcext:value-type="float">
            <text:p>2076</text:p>
          </table:table-cell>
          <table:table-cell office:value-type="float" office:value="63028473" calcext:value-type="float">
            <text:p>63028473</text:p>
          </table:table-cell>
          <table:table-cell office:value-type="string" calcext:value-type="string">
            <text:p>T</text:p>
          </table:table-cell>
          <table:table-cell table:style-name="ce97" office:value-type="string" calcext:value-type="string">
            <text:p>webserver-weekly-volnum-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office:value-type="string" calcext:value-type="string">
            <text:p>2017-01-30</text:p>
          </table:table-cell>
          <table:table-cell office:value-type="string" calcext:value-type="string">
            <text:p>22:00: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float" office:value="2067" calcext:value-type="float">
            <text:p>2067</text:p>
          </table:table-cell>
          <table:table-cell office:value-type="float" office:value="62888459" calcext:value-type="float">
            <text:p>62888459</text:p>
          </table:table-cell>
          <table:table-cell office:value-type="string" calcext:value-type="string">
            <text:p>T</text:p>
          </table:table-cell>
          <table:table-cell table:style-name="ce98" office:value-type="string" calcext:value-type="string">
            <text:p>webserver-daily-volnum-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office:value-type="string" calcext:value-type="string">
            <text:p>2017-01-31</text:p>
          </table:table-cell>
          <table:table-cell office:value-type="string" calcext:value-type="string">
            <text:p>22:00:0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float" office:value="2065" calcext:value-type="float">
            <text:p>2065</text:p>
          </table:table-cell>
          <table:table-cell office:value-type="float" office:value="62895807" calcext:value-type="float">
            <text:p>62895807</text:p>
          </table:table-cell>
          <table:table-cell office:value-type="string" calcext:value-type="string">
            <text:p>T</text:p>
          </table:table-cell>
          <table:table-cell table:style-name="ce99" office:value-type="string" calcext:value-type="string">
            <text:p>webserver-daily-volnum-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office:value-type="string" calcext:value-type="string">
            <text:p>2017-02-01</text:p>
          </table:table-cell>
          <table:table-cell office:value-type="string" calcext:value-type="string">
            <text:p>22:00: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float" office:value="2065" calcext:value-type="float">
            <text:p>2065</text:p>
          </table:table-cell>
          <table:table-cell office:value-type="float" office:value="62829066" calcext:value-type="float">
            <text:p>62829066</text:p>
          </table:table-cell>
          <table:table-cell office:value-type="string" calcext:value-type="string">
            <text:p>T</text:p>
          </table:table-cell>
          <table:table-cell table:style-name="ce100" office:value-type="string" calcext:value-type="string">
            <text:p>webserver-daily-volnum-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office:value-type="string" calcext:value-type="string">
            <text:p>2017-02-02</text:p>
          </table:table-cell>
          <table:table-cell office:value-type="string" calcext:value-type="string">
            <text:p>22:00: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float" office:value="2060" calcext:value-type="float">
            <text:p>2060</text:p>
          </table:table-cell>
          <table:table-cell office:value-type="float" office:value="62740108" calcext:value-type="float">
            <text:p>62740108</text:p>
          </table:table-cell>
          <table:table-cell office:value-type="string" calcext:value-type="string">
            <text:p>T</text:p>
          </table:table-cell>
          <table:table-cell table:style-name="ce101" office:value-type="string" calcext:value-type="string">
            <text:p>webserver-daily-volnum-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office:value-type="string" calcext:value-type="string">
            <text:p>2017-02-03</text:p>
          </table:table-cell>
          <table:table-cell office:value-type="string" calcext:value-type="string">
            <text:p>22:00: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float" office:value="2038" calcext:value-type="float">
            <text:p>2038</text:p>
          </table:table-cell>
          <table:table-cell office:value-type="float" office:value="62367982" calcext:value-type="float">
            <text:p>62367982</text:p>
          </table:table-cell>
          <table:table-cell office:value-type="string" calcext:value-type="string">
            <text:p>T</text:p>
          </table:table-cell>
          <table:table-cell table:style-name="ce102" office:value-type="string" calcext:value-type="string">
            <text:p>webserver-monthly-volnum-2</text:p>
          </table:table-cell>
        </table:table-row>
        <calcext:conditional-formats>
          <calcext:conditional-format calcext:target-range-address="'10'.K3:'10'.K3">
            <calcext:condition calcext:apply-style-name="monthly" calcext:value="contains-text(&quot;monthly&quot;)" calcext:base-cell-address="'10'.K3"/>
            <calcext:condition calcext:apply-style-name="daily" calcext:value="contains-text(&quot;daily&quot;)" calcext:base-cell-address="'10'.K3"/>
            <calcext:condition calcext:apply-style-name="weekly" calcext:value="contains-text(&quot;weekly&quot;)" calcext:base-cell-address="'10'.K3"/>
          </calcext:conditional-format>
          <calcext:conditional-format calcext:target-range-address="'10'.K4:'10'.K4">
            <calcext:condition calcext:apply-style-name="monthly" calcext:value="contains-text(&quot;monthly&quot;)" calcext:base-cell-address="'10'.K4"/>
            <calcext:condition calcext:apply-style-name="daily" calcext:value="contains-text(&quot;daily&quot;)" calcext:base-cell-address="'10'.K4"/>
            <calcext:condition calcext:apply-style-name="weekly" calcext:value="contains-text(&quot;weekly&quot;)" calcext:base-cell-address="'10'.K4"/>
          </calcext:conditional-format>
          <calcext:conditional-format calcext:target-range-address="'10'.K5:'10'.K5">
            <calcext:condition calcext:apply-style-name="monthly" calcext:value="contains-text(&quot;monthly&quot;)" calcext:base-cell-address="'10'.K5"/>
            <calcext:condition calcext:apply-style-name="daily" calcext:value="contains-text(&quot;daily&quot;)" calcext:base-cell-address="'10'.K5"/>
            <calcext:condition calcext:apply-style-name="weekly" calcext:value="contains-text(&quot;weekly&quot;)" calcext:base-cell-address="'10'.K5"/>
          </calcext:conditional-format>
          <calcext:conditional-format calcext:target-range-address="'10'.K6:'10'.K6">
            <calcext:condition calcext:apply-style-name="monthly" calcext:value="contains-text(&quot;monthly&quot;)" calcext:base-cell-address="'10'.K6"/>
            <calcext:condition calcext:apply-style-name="daily" calcext:value="contains-text(&quot;daily&quot;)" calcext:base-cell-address="'10'.K6"/>
            <calcext:condition calcext:apply-style-name="weekly" calcext:value="contains-text(&quot;weekly&quot;)" calcext:base-cell-address="'10'.K6"/>
          </calcext:conditional-format>
          <calcext:conditional-format calcext:target-range-address="'10'.K7:'10'.K7">
            <calcext:condition calcext:apply-style-name="monthly" calcext:value="contains-text(&quot;monthly&quot;)" calcext:base-cell-address="'10'.K7"/>
            <calcext:condition calcext:apply-style-name="daily" calcext:value="contains-text(&quot;daily&quot;)" calcext:base-cell-address="'10'.K7"/>
            <calcext:condition calcext:apply-style-name="weekly" calcext:value="contains-text(&quot;weekly&quot;)" calcext:base-cell-address="'10'.K7"/>
          </calcext:conditional-format>
          <calcext:conditional-format calcext:target-range-address="'10'.K8:'10'.K8">
            <calcext:condition calcext:apply-style-name="monthly" calcext:value="contains-text(&quot;monthly&quot;)" calcext:base-cell-address="'10'.K8"/>
            <calcext:condition calcext:apply-style-name="daily" calcext:value="contains-text(&quot;daily&quot;)" calcext:base-cell-address="'10'.K8"/>
            <calcext:condition calcext:apply-style-name="weekly" calcext:value="contains-text(&quot;weekly&quot;)" calcext:base-cell-address="'10'.K8"/>
          </calcext:conditional-format>
          <calcext:conditional-format calcext:target-range-address="'10'.K9:'10'.K9">
            <calcext:condition calcext:apply-style-name="monthly" calcext:value="contains-text(&quot;monthly&quot;)" calcext:base-cell-address="'10'.K9"/>
            <calcext:condition calcext:apply-style-name="daily" calcext:value="contains-text(&quot;daily&quot;)" calcext:base-cell-address="'10'.K9"/>
            <calcext:condition calcext:apply-style-name="weekly" calcext:value="contains-text(&quot;weekly&quot;)" calcext:base-cell-address="'10'.K9"/>
          </calcext:conditional-format>
          <calcext:conditional-format calcext:target-range-address="'10'.K2:'10'.K2">
            <calcext:condition calcext:apply-style-name="monthly" calcext:value="contains-text(&quot;monthly&quot;)" calcext:base-cell-address="'10'.K2"/>
            <calcext:condition calcext:apply-style-name="daily" calcext:value="contains-text(&quot;daily&quot;)" calcext:base-cell-address="'10'.K2"/>
            <calcext:condition calcext:apply-style-name="weekly" calcext:value="contains-text(&quot;weekly&quot;)" calcext:base-cell-address="'10'.K2"/>
          </calcext:conditional-format>
          <calcext:conditional-format calcext:target-range-address="'10'.K10:'10'.K10">
            <calcext:condition calcext:apply-style-name="monthly" calcext:value="contains-text(&quot;monthly&quot;)" calcext:base-cell-address="'10'.K10"/>
            <calcext:condition calcext:apply-style-name="daily" calcext:value="contains-text(&quot;daily&quot;)" calcext:base-cell-address="'10'.K10"/>
            <calcext:condition calcext:apply-style-name="weekly" calcext:value="contains-text(&quot;weekly&quot;)" calcext:base-cell-address="'10'.K10"/>
          </calcext:conditional-format>
          <calcext:conditional-format calcext:target-range-address="'10'.K11:'10'.K11">
            <calcext:condition calcext:apply-style-name="monthly" calcext:value="contains-text(&quot;monthly&quot;)" calcext:base-cell-address="'10'.K11"/>
            <calcext:condition calcext:apply-style-name="daily" calcext:value="contains-text(&quot;daily&quot;)" calcext:base-cell-address="'10'.K11"/>
            <calcext:condition calcext:apply-style-name="weekly" calcext:value="contains-text(&quot;weekly&quot;)" calcext:base-cell-address="'10'.K11"/>
          </calcext:conditional-format>
          <calcext:conditional-format calcext:target-range-address="'10'.K13:'10'.K13">
            <calcext:condition calcext:apply-style-name="monthly" calcext:value="contains-text(&quot;monthly&quot;)" calcext:base-cell-address="'10'.K13"/>
            <calcext:condition calcext:apply-style-name="daily" calcext:value="contains-text(&quot;daily&quot;)" calcext:base-cell-address="'10'.K13"/>
            <calcext:condition calcext:apply-style-name="weekly" calcext:value="contains-text(&quot;weekly&quot;)" calcext:base-cell-address="'10'.K13"/>
          </calcext:conditional-format>
          <calcext:conditional-format calcext:target-range-address="'10'.K14:'10'.K14">
            <calcext:condition calcext:apply-style-name="monthly" calcext:value="contains-text(&quot;monthly&quot;)" calcext:base-cell-address="'10'.K14"/>
            <calcext:condition calcext:apply-style-name="daily" calcext:value="contains-text(&quot;daily&quot;)" calcext:base-cell-address="'10'.K14"/>
            <calcext:condition calcext:apply-style-name="weekly" calcext:value="contains-text(&quot;weekly&quot;)" calcext:base-cell-address="'10'.K14"/>
          </calcext:conditional-format>
          <calcext:conditional-format calcext:target-range-address="'10'.K15:'10'.K15">
            <calcext:condition calcext:apply-style-name="monthly" calcext:value="contains-text(&quot;monthly&quot;)" calcext:base-cell-address="'10'.K15"/>
            <calcext:condition calcext:apply-style-name="daily" calcext:value="contains-text(&quot;daily&quot;)" calcext:base-cell-address="'10'.K15"/>
            <calcext:condition calcext:apply-style-name="weekly" calcext:value="contains-text(&quot;weekly&quot;)" calcext:base-cell-address="'10'.K15"/>
          </calcext:conditional-format>
          <calcext:conditional-format calcext:target-range-address="'10'.K12:'10'.K12">
            <calcext:condition calcext:apply-style-name="monthly" calcext:value="contains-text(&quot;monthly&quot;)" calcext:base-cell-address="'10'.K12"/>
            <calcext:condition calcext:apply-style-name="daily" calcext:value="contains-text(&quot;daily&quot;)" calcext:base-cell-address="'10'.K12"/>
            <calcext:condition calcext:apply-style-name="weekly" calcext:value="contains-text(&quot;weekly&quot;)" calcext:base-cell-address="'10'.K12"/>
          </calcext:conditional-format>
        </calcext:conditional-formats>
      </table:table>
      <table:table table:name="11" table:style-name="ta1">
        <table:table-column table:style-name="co14" table:default-cell-style-name="Default"/>
        <table:table-column table:style-name="co27" table:default-cell-style-name="Default"/>
        <table:table-column table:style-name="co16" table:default-cell-style-name="Default"/>
        <table:table-column table:style-name="co5" table:default-cell-style-name="ce3"/>
        <table:table-column table:style-name="co17" table:default-cell-style-name="ce3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5" table:default-cell-style-name="ce1"/>
        <table:table-row table:style-name="ro2">
          <table:table-cell table:style-name="ce1" office:value-type="string" calcext:value-type="string">
            <text:p>Job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lient</text:p>
          </table:table-cell>
          <table:table-cell table:style-name="ce1" office:value-type="string" calcext:value-type="string">
            <text:p>StartDate</text:p>
          </table:table-cell>
          <table:table-cell table:style-name="ce1" office:value-type="string" calcext:value-type="string">
            <text:p>StartTi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JobFiles</text:p>
          </table:table-cell>
          <table:table-cell table:style-name="ce1" office:value-type="string" calcext:value-type="string">
            <text:p>JobBytes</text:p>
          </table:table-cell>
          <table:table-cell table:style-name="ce1" office:value-type="string" calcext:value-type="string">
            <text:p>JobStatus</text:p>
          </table:table-cell>
          <table:table-cell office:value-type="string" calcext:value-type="string">
            <text:p>Volu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office:value-type="string" calcext:value-type="string">
            <text:p>2017-01-02</text:p>
          </table:table-cell>
          <table:table-cell office:value-type="string" calcext:value-type="string">
            <text:p>22:00:0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float" office:value="2046" calcext:value-type="float">
            <text:p>2046</text:p>
          </table:table-cell>
          <table:table-cell office:value-type="float" office:value="62468729" calcext:value-type="float">
            <text:p>62468729</text:p>
          </table:table-cell>
          <table:table-cell office:value-type="string" calcext:value-type="string">
            <text:p>T</text:p>
          </table:table-cell>
          <table:table-cell table:style-name="ce103" office:value-type="string" calcext:value-type="string">
            <text:p>webserver-monthly-volnum-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office:value-type="string" calcext:value-type="string">
            <text:p>2017-01-06</text:p>
          </table:table-cell>
          <table:table-cell office:value-type="string" calcext:value-type="string">
            <text:p>22:00: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float" office:value="2055" calcext:value-type="float">
            <text:p>2055</text:p>
          </table:table-cell>
          <table:table-cell office:value-type="float" office:value="62687703" calcext:value-type="float">
            <text:p>62687703</text:p>
          </table:table-cell>
          <table:table-cell office:value-type="string" calcext:value-type="string">
            <text:p>T</text:p>
          </table:table-cell>
          <table:table-cell table:style-name="ce104" office:value-type="string" calcext:value-type="string">
            <text:p>webserver-monthly-volnum-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office:value-type="string" calcext:value-type="string">
            <text:p>2017-01-13</text:p>
          </table:table-cell>
          <table:table-cell office:value-type="string" calcext:value-type="string">
            <text:p>22:00: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float" office:value="2073" calcext:value-type="float">
            <text:p>2073</text:p>
          </table:table-cell>
          <table:table-cell office:value-type="float" office:value="62921325" calcext:value-type="float">
            <text:p>62921325</text:p>
          </table:table-cell>
          <table:table-cell office:value-type="string" calcext:value-type="string">
            <text:p>T</text:p>
          </table:table-cell>
          <table:table-cell table:style-name="ce105" office:value-type="string" calcext:value-type="string">
            <text:p>webserver-weekly-volnum-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office:value-type="string" calcext:value-type="string">
            <text:p>2017-01-20</text:p>
          </table:table-cell>
          <table:table-cell office:value-type="string" calcext:value-type="string">
            <text:p>22:00: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float" office:value="2071" calcext:value-type="float">
            <text:p>2071</text:p>
          </table:table-cell>
          <table:table-cell office:value-type="float" office:value="63036653" calcext:value-type="float">
            <text:p>63036653</text:p>
          </table:table-cell>
          <table:table-cell office:value-type="string" calcext:value-type="string">
            <text:p>T</text:p>
          </table:table-cell>
          <table:table-cell table:style-name="ce106" office:value-type="string" calcext:value-type="string">
            <text:p>webserver-weekly-volnum-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office:value-type="string" calcext:value-type="string">
            <text:p>2017-01-27</text:p>
          </table:table-cell>
          <table:table-cell office:value-type="string" calcext:value-type="string">
            <text:p>22:00: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float" office:value="2076" calcext:value-type="float">
            <text:p>2076</text:p>
          </table:table-cell>
          <table:table-cell office:value-type="float" office:value="63028473" calcext:value-type="float">
            <text:p>63028473</text:p>
          </table:table-cell>
          <table:table-cell office:value-type="string" calcext:value-type="string">
            <text:p>T</text:p>
          </table:table-cell>
          <table:table-cell table:style-name="ce107" office:value-type="string" calcext:value-type="string">
            <text:p>webserver-weekly-volnum-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office:value-type="string" calcext:value-type="string">
            <text:p>2017-01-30</text:p>
          </table:table-cell>
          <table:table-cell office:value-type="string" calcext:value-type="string">
            <text:p>22:00: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float" office:value="2067" calcext:value-type="float">
            <text:p>2067</text:p>
          </table:table-cell>
          <table:table-cell office:value-type="float" office:value="62888459" calcext:value-type="float">
            <text:p>62888459</text:p>
          </table:table-cell>
          <table:table-cell office:value-type="string" calcext:value-type="string">
            <text:p>T</text:p>
          </table:table-cell>
          <table:table-cell table:style-name="ce108" office:value-type="string" calcext:value-type="string">
            <text:p>webserver-daily-volnum-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office:value-type="string" calcext:value-type="string">
            <text:p>2017-01-31</text:p>
          </table:table-cell>
          <table:table-cell office:value-type="string" calcext:value-type="string">
            <text:p>22:00:0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float" office:value="2065" calcext:value-type="float">
            <text:p>2065</text:p>
          </table:table-cell>
          <table:table-cell office:value-type="float" office:value="62895807" calcext:value-type="float">
            <text:p>62895807</text:p>
          </table:table-cell>
          <table:table-cell office:value-type="string" calcext:value-type="string">
            <text:p>T</text:p>
          </table:table-cell>
          <table:table-cell table:style-name="ce109" office:value-type="string" calcext:value-type="string">
            <text:p>webserver-daily-volnum-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office:value-type="string" calcext:value-type="string">
            <text:p>2017-02-01</text:p>
          </table:table-cell>
          <table:table-cell office:value-type="string" calcext:value-type="string">
            <text:p>22:00: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float" office:value="2065" calcext:value-type="float">
            <text:p>2065</text:p>
          </table:table-cell>
          <table:table-cell office:value-type="float" office:value="62829066" calcext:value-type="float">
            <text:p>62829066</text:p>
          </table:table-cell>
          <table:table-cell office:value-type="string" calcext:value-type="string">
            <text:p>T</text:p>
          </table:table-cell>
          <table:table-cell table:style-name="ce110" office:value-type="string" calcext:value-type="string">
            <text:p>webserver-daily-volnum-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office:value-type="string" calcext:value-type="string">
            <text:p>2017-02-02</text:p>
          </table:table-cell>
          <table:table-cell office:value-type="string" calcext:value-type="string">
            <text:p>22:00: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float" office:value="2060" calcext:value-type="float">
            <text:p>2060</text:p>
          </table:table-cell>
          <table:table-cell office:value-type="float" office:value="62740108" calcext:value-type="float">
            <text:p>62740108</text:p>
          </table:table-cell>
          <table:table-cell office:value-type="string" calcext:value-type="string">
            <text:p>T</text:p>
          </table:table-cell>
          <table:table-cell table:style-name="ce111" office:value-type="string" calcext:value-type="string">
            <text:p>webserver-daily-volnum-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office:value-type="string" calcext:value-type="string">
            <text:p>2017-02-03</text:p>
          </table:table-cell>
          <table:table-cell office:value-type="string" calcext:value-type="string">
            <text:p>22:00: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float" office:value="2038" calcext:value-type="float">
            <text:p>2038</text:p>
          </table:table-cell>
          <table:table-cell office:value-type="float" office:value="62367982" calcext:value-type="float">
            <text:p>62367982</text:p>
          </table:table-cell>
          <table:table-cell office:value-type="string" calcext:value-type="string">
            <text:p>T</text:p>
          </table:table-cell>
          <table:table-cell table:style-name="ce112" office:value-type="string" calcext:value-type="string">
            <text:p>webserver-monthly-volnum-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office:value-type="string" calcext:value-type="string">
            <text:p>2017-02-06</text:p>
          </table:table-cell>
          <table:table-cell office:value-type="string" calcext:value-type="string">
            <text:p>22:00:0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float" office:value="2068" calcext:value-type="float">
            <text:p>2068</text:p>
          </table:table-cell>
          <table:table-cell office:value-type="float" office:value="62891245" calcext:value-type="float">
            <text:p>62891245</text:p>
          </table:table-cell>
          <table:table-cell office:value-type="string" calcext:value-type="string">
            <text:p>T</text:p>
          </table:table-cell>
          <table:table-cell table:style-name="ce113" office:value-type="string" calcext:value-type="string">
            <text:p>webserver-daily-volnum-1</text:p>
          </table:table-cell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5"/>
          <table:table-cell table:style-name="ce114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5"/>
          <table:table-cell table:style-name="ce115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5"/>
          <table:table-cell table:style-name="ce116"/>
        </table:table-row>
        <calcext:conditional-formats>
          <calcext:conditional-format calcext:target-range-address="'11'.K3:'11'.K3">
            <calcext:condition calcext:apply-style-name="monthly" calcext:value="contains-text(&quot;monthly&quot;)" calcext:base-cell-address="'11'.K3"/>
            <calcext:condition calcext:apply-style-name="daily" calcext:value="contains-text(&quot;daily&quot;)" calcext:base-cell-address="'11'.K3"/>
            <calcext:condition calcext:apply-style-name="weekly" calcext:value="contains-text(&quot;weekly&quot;)" calcext:base-cell-address="'11'.K3"/>
          </calcext:conditional-format>
          <calcext:conditional-format calcext:target-range-address="'11'.K4:'11'.K4">
            <calcext:condition calcext:apply-style-name="monthly" calcext:value="contains-text(&quot;monthly&quot;)" calcext:base-cell-address="'11'.K4"/>
            <calcext:condition calcext:apply-style-name="daily" calcext:value="contains-text(&quot;daily&quot;)" calcext:base-cell-address="'11'.K4"/>
            <calcext:condition calcext:apply-style-name="weekly" calcext:value="contains-text(&quot;weekly&quot;)" calcext:base-cell-address="'11'.K4"/>
          </calcext:conditional-format>
          <calcext:conditional-format calcext:target-range-address="'11'.K5:'11'.K5">
            <calcext:condition calcext:apply-style-name="monthly" calcext:value="contains-text(&quot;monthly&quot;)" calcext:base-cell-address="'11'.K5"/>
            <calcext:condition calcext:apply-style-name="daily" calcext:value="contains-text(&quot;daily&quot;)" calcext:base-cell-address="'11'.K5"/>
            <calcext:condition calcext:apply-style-name="weekly" calcext:value="contains-text(&quot;weekly&quot;)" calcext:base-cell-address="'11'.K5"/>
          </calcext:conditional-format>
          <calcext:conditional-format calcext:target-range-address="'11'.K6:'11'.K6">
            <calcext:condition calcext:apply-style-name="monthly" calcext:value="contains-text(&quot;monthly&quot;)" calcext:base-cell-address="'11'.K6"/>
            <calcext:condition calcext:apply-style-name="daily" calcext:value="contains-text(&quot;daily&quot;)" calcext:base-cell-address="'11'.K6"/>
            <calcext:condition calcext:apply-style-name="weekly" calcext:value="contains-text(&quot;weekly&quot;)" calcext:base-cell-address="'11'.K6"/>
          </calcext:conditional-format>
          <calcext:conditional-format calcext:target-range-address="'11'.K7:'11'.K7">
            <calcext:condition calcext:apply-style-name="monthly" calcext:value="contains-text(&quot;monthly&quot;)" calcext:base-cell-address="'11'.K7"/>
            <calcext:condition calcext:apply-style-name="daily" calcext:value="contains-text(&quot;daily&quot;)" calcext:base-cell-address="'11'.K7"/>
            <calcext:condition calcext:apply-style-name="weekly" calcext:value="contains-text(&quot;weekly&quot;)" calcext:base-cell-address="'11'.K7"/>
          </calcext:conditional-format>
          <calcext:conditional-format calcext:target-range-address="'11'.K8:'11'.K8">
            <calcext:condition calcext:apply-style-name="monthly" calcext:value="contains-text(&quot;monthly&quot;)" calcext:base-cell-address="'11'.K8"/>
            <calcext:condition calcext:apply-style-name="daily" calcext:value="contains-text(&quot;daily&quot;)" calcext:base-cell-address="'11'.K8"/>
            <calcext:condition calcext:apply-style-name="weekly" calcext:value="contains-text(&quot;weekly&quot;)" calcext:base-cell-address="'11'.K8"/>
          </calcext:conditional-format>
          <calcext:conditional-format calcext:target-range-address="'11'.K9:'11'.K9">
            <calcext:condition calcext:apply-style-name="monthly" calcext:value="contains-text(&quot;monthly&quot;)" calcext:base-cell-address="'11'.K9"/>
            <calcext:condition calcext:apply-style-name="daily" calcext:value="contains-text(&quot;daily&quot;)" calcext:base-cell-address="'11'.K9"/>
            <calcext:condition calcext:apply-style-name="weekly" calcext:value="contains-text(&quot;weekly&quot;)" calcext:base-cell-address="'11'.K9"/>
          </calcext:conditional-format>
          <calcext:conditional-format calcext:target-range-address="'11'.K2:'11'.K2">
            <calcext:condition calcext:apply-style-name="monthly" calcext:value="contains-text(&quot;monthly&quot;)" calcext:base-cell-address="'11'.K2"/>
            <calcext:condition calcext:apply-style-name="daily" calcext:value="contains-text(&quot;daily&quot;)" calcext:base-cell-address="'11'.K2"/>
            <calcext:condition calcext:apply-style-name="weekly" calcext:value="contains-text(&quot;weekly&quot;)" calcext:base-cell-address="'11'.K2"/>
          </calcext:conditional-format>
          <calcext:conditional-format calcext:target-range-address="'11'.K10:'11'.K10">
            <calcext:condition calcext:apply-style-name="monthly" calcext:value="contains-text(&quot;monthly&quot;)" calcext:base-cell-address="'11'.K10"/>
            <calcext:condition calcext:apply-style-name="daily" calcext:value="contains-text(&quot;daily&quot;)" calcext:base-cell-address="'11'.K10"/>
            <calcext:condition calcext:apply-style-name="weekly" calcext:value="contains-text(&quot;weekly&quot;)" calcext:base-cell-address="'11'.K10"/>
          </calcext:conditional-format>
          <calcext:conditional-format calcext:target-range-address="'11'.K11:'11'.K11">
            <calcext:condition calcext:apply-style-name="monthly" calcext:value="contains-text(&quot;monthly&quot;)" calcext:base-cell-address="'11'.K11"/>
            <calcext:condition calcext:apply-style-name="daily" calcext:value="contains-text(&quot;daily&quot;)" calcext:base-cell-address="'11'.K11"/>
            <calcext:condition calcext:apply-style-name="weekly" calcext:value="contains-text(&quot;weekly&quot;)" calcext:base-cell-address="'11'.K11"/>
          </calcext:conditional-format>
          <calcext:conditional-format calcext:target-range-address="'11'.K13:'11'.K13">
            <calcext:condition calcext:apply-style-name="monthly" calcext:value="contains-text(&quot;monthly&quot;)" calcext:base-cell-address="'11'.K13"/>
            <calcext:condition calcext:apply-style-name="daily" calcext:value="contains-text(&quot;daily&quot;)" calcext:base-cell-address="'11'.K13"/>
            <calcext:condition calcext:apply-style-name="weekly" calcext:value="contains-text(&quot;weekly&quot;)" calcext:base-cell-address="'11'.K13"/>
          </calcext:conditional-format>
          <calcext:conditional-format calcext:target-range-address="'11'.K14:'11'.K14">
            <calcext:condition calcext:apply-style-name="monthly" calcext:value="contains-text(&quot;monthly&quot;)" calcext:base-cell-address="'11'.K14"/>
            <calcext:condition calcext:apply-style-name="daily" calcext:value="contains-text(&quot;daily&quot;)" calcext:base-cell-address="'11'.K14"/>
            <calcext:condition calcext:apply-style-name="weekly" calcext:value="contains-text(&quot;weekly&quot;)" calcext:base-cell-address="'11'.K14"/>
          </calcext:conditional-format>
          <calcext:conditional-format calcext:target-range-address="'11'.K15:'11'.K15">
            <calcext:condition calcext:apply-style-name="monthly" calcext:value="contains-text(&quot;monthly&quot;)" calcext:base-cell-address="'11'.K15"/>
            <calcext:condition calcext:apply-style-name="daily" calcext:value="contains-text(&quot;daily&quot;)" calcext:base-cell-address="'11'.K15"/>
            <calcext:condition calcext:apply-style-name="weekly" calcext:value="contains-text(&quot;weekly&quot;)" calcext:base-cell-address="'11'.K15"/>
          </calcext:conditional-format>
          <calcext:conditional-format calcext:target-range-address="'11'.K12:'11'.K12">
            <calcext:condition calcext:apply-style-name="monthly" calcext:value="contains-text(&quot;monthly&quot;)" calcext:base-cell-address="'11'.K12"/>
            <calcext:condition calcext:apply-style-name="daily" calcext:value="contains-text(&quot;daily&quot;)" calcext:base-cell-address="'11'.K12"/>
            <calcext:condition calcext:apply-style-name="weekly" calcext:value="contains-text(&quot;weekly&quot;)" calcext:base-cell-address="'11'.K12"/>
          </calcext:conditional-format>
        </calcext:conditional-formats>
      </table:table>
      <table:table table:name="12" table:style-name="ta1">
        <table:table-column table:style-name="co14" table:default-cell-style-name="Default"/>
        <table:table-column table:style-name="co15" table:default-cell-style-name="Default"/>
        <table:table-column table:style-name="co23" table:default-cell-style-name="Default"/>
        <table:table-column table:style-name="co5" table:default-cell-style-name="ce3"/>
        <table:table-column table:style-name="co17" table:default-cell-style-name="ce3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5" table:default-cell-style-name="ce1"/>
        <table:table-row table:style-name="ro2">
          <table:table-cell table:style-name="ce1" office:value-type="string" calcext:value-type="string">
            <text:p>Job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lient</text:p>
          </table:table-cell>
          <table:table-cell table:style-name="ce1" office:value-type="string" calcext:value-type="string">
            <text:p>StartDate</text:p>
          </table:table-cell>
          <table:table-cell table:style-name="ce1" office:value-type="string" calcext:value-type="string">
            <text:p>StartTi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JobFiles</text:p>
          </table:table-cell>
          <table:table-cell table:style-name="ce1" office:value-type="string" calcext:value-type="string">
            <text:p>JobBytes</text:p>
          </table:table-cell>
          <table:table-cell table:style-name="ce1" office:value-type="string" calcext:value-type="string">
            <text:p>JobStatus</text:p>
          </table:table-cell>
          <table:table-cell office:value-type="string" calcext:value-type="string">
            <text:p>Volu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office:value-type="string" calcext:value-type="string">
            <text:p>2017-01-02</text:p>
          </table:table-cell>
          <table:table-cell office:value-type="string" calcext:value-type="string">
            <text:p>22:00:0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float" office:value="2046" calcext:value-type="float">
            <text:p>2046</text:p>
          </table:table-cell>
          <table:table-cell office:value-type="float" office:value="62468729" calcext:value-type="float">
            <text:p>62468729</text:p>
          </table:table-cell>
          <table:table-cell office:value-type="string" calcext:value-type="string">
            <text:p>T</text:p>
          </table:table-cell>
          <table:table-cell table:style-name="ce118" office:value-type="string" calcext:value-type="string">
            <text:p>webserver-monthly-volnum-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office:value-type="string" calcext:value-type="string">
            <text:p>2017-01-06</text:p>
          </table:table-cell>
          <table:table-cell office:value-type="string" calcext:value-type="string">
            <text:p>22:00: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float" office:value="2055" calcext:value-type="float">
            <text:p>2055</text:p>
          </table:table-cell>
          <table:table-cell office:value-type="float" office:value="62687703" calcext:value-type="float">
            <text:p>62687703</text:p>
          </table:table-cell>
          <table:table-cell office:value-type="string" calcext:value-type="string">
            <text:p>T</text:p>
          </table:table-cell>
          <table:table-cell table:style-name="ce119" office:value-type="string" calcext:value-type="string">
            <text:p>webserver-monthly-volnum-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office:value-type="string" calcext:value-type="string">
            <text:p>2017-01-13</text:p>
          </table:table-cell>
          <table:table-cell office:value-type="string" calcext:value-type="string">
            <text:p>22:00: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float" office:value="2073" calcext:value-type="float">
            <text:p>2073</text:p>
          </table:table-cell>
          <table:table-cell office:value-type="float" office:value="62921325" calcext:value-type="float">
            <text:p>62921325</text:p>
          </table:table-cell>
          <table:table-cell office:value-type="string" calcext:value-type="string">
            <text:p>T</text:p>
          </table:table-cell>
          <table:table-cell table:style-name="ce120" office:value-type="string" calcext:value-type="string">
            <text:p>webserver-weekly-volnum-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office:value-type="string" calcext:value-type="string">
            <text:p>2017-01-20</text:p>
          </table:table-cell>
          <table:table-cell office:value-type="string" calcext:value-type="string">
            <text:p>22:00: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float" office:value="2071" calcext:value-type="float">
            <text:p>2071</text:p>
          </table:table-cell>
          <table:table-cell office:value-type="float" office:value="63036653" calcext:value-type="float">
            <text:p>63036653</text:p>
          </table:table-cell>
          <table:table-cell office:value-type="string" calcext:value-type="string">
            <text:p>T</text:p>
          </table:table-cell>
          <table:table-cell table:style-name="ce121" office:value-type="string" calcext:value-type="string">
            <text:p>webserver-weekly-volnum-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office:value-type="string" calcext:value-type="string">
            <text:p>2017-01-27</text:p>
          </table:table-cell>
          <table:table-cell office:value-type="string" calcext:value-type="string">
            <text:p>22:00: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float" office:value="2076" calcext:value-type="float">
            <text:p>2076</text:p>
          </table:table-cell>
          <table:table-cell office:value-type="float" office:value="63028473" calcext:value-type="float">
            <text:p>63028473</text:p>
          </table:table-cell>
          <table:table-cell office:value-type="string" calcext:value-type="string">
            <text:p>T</text:p>
          </table:table-cell>
          <table:table-cell table:style-name="ce122" office:value-type="string" calcext:value-type="string">
            <text:p>webserver-weekly-volnum-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office:value-type="string" calcext:value-type="string">
            <text:p>2017-01-30</text:p>
          </table:table-cell>
          <table:table-cell office:value-type="string" calcext:value-type="string">
            <text:p>22:00: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float" office:value="2067" calcext:value-type="float">
            <text:p>2067</text:p>
          </table:table-cell>
          <table:table-cell office:value-type="float" office:value="62888459" calcext:value-type="float">
            <text:p>62888459</text:p>
          </table:table-cell>
          <table:table-cell office:value-type="string" calcext:value-type="string">
            <text:p>T</text:p>
          </table:table-cell>
          <table:table-cell table:style-name="ce123" office:value-type="string" calcext:value-type="string">
            <text:p>webserver-daily-volnum-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office:value-type="string" calcext:value-type="string">
            <text:p>2017-01-31</text:p>
          </table:table-cell>
          <table:table-cell office:value-type="string" calcext:value-type="string">
            <text:p>22:00:0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float" office:value="2065" calcext:value-type="float">
            <text:p>2065</text:p>
          </table:table-cell>
          <table:table-cell office:value-type="float" office:value="62895807" calcext:value-type="float">
            <text:p>62895807</text:p>
          </table:table-cell>
          <table:table-cell office:value-type="string" calcext:value-type="string">
            <text:p>T</text:p>
          </table:table-cell>
          <table:table-cell table:style-name="ce124" office:value-type="string" calcext:value-type="string">
            <text:p>webserver-daily-volnum-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office:value-type="string" calcext:value-type="string">
            <text:p>2017-02-01</text:p>
          </table:table-cell>
          <table:table-cell office:value-type="string" calcext:value-type="string">
            <text:p>22:00: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float" office:value="2065" calcext:value-type="float">
            <text:p>2065</text:p>
          </table:table-cell>
          <table:table-cell office:value-type="float" office:value="62829066" calcext:value-type="float">
            <text:p>62829066</text:p>
          </table:table-cell>
          <table:table-cell office:value-type="string" calcext:value-type="string">
            <text:p>T</text:p>
          </table:table-cell>
          <table:table-cell table:style-name="ce125" office:value-type="string" calcext:value-type="string">
            <text:p>webserver-daily-volnum-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office:value-type="string" calcext:value-type="string">
            <text:p>2017-02-02</text:p>
          </table:table-cell>
          <table:table-cell office:value-type="string" calcext:value-type="string">
            <text:p>22:00: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float" office:value="2060" calcext:value-type="float">
            <text:p>2060</text:p>
          </table:table-cell>
          <table:table-cell office:value-type="float" office:value="62740108" calcext:value-type="float">
            <text:p>62740108</text:p>
          </table:table-cell>
          <table:table-cell office:value-type="string" calcext:value-type="string">
            <text:p>T</text:p>
          </table:table-cell>
          <table:table-cell table:style-name="ce126" office:value-type="string" calcext:value-type="string">
            <text:p>webserver-daily-volnum-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office:value-type="string" calcext:value-type="string">
            <text:p>2017-02-03</text:p>
          </table:table-cell>
          <table:table-cell office:value-type="string" calcext:value-type="string">
            <text:p>22:00: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float" office:value="2038" calcext:value-type="float">
            <text:p>2038</text:p>
          </table:table-cell>
          <table:table-cell office:value-type="float" office:value="62367982" calcext:value-type="float">
            <text:p>62367982</text:p>
          </table:table-cell>
          <table:table-cell office:value-type="string" calcext:value-type="string">
            <text:p>T</text:p>
          </table:table-cell>
          <table:table-cell table:style-name="ce127" office:value-type="string" calcext:value-type="string">
            <text:p>webserver-monthly-volnum-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office:value-type="string" calcext:value-type="string">
            <text:p>2017-02-06</text:p>
          </table:table-cell>
          <table:table-cell office:value-type="string" calcext:value-type="string">
            <text:p>22:00:0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float" office:value="2068" calcext:value-type="float">
            <text:p>2068</text:p>
          </table:table-cell>
          <table:table-cell office:value-type="float" office:value="62891245" calcext:value-type="float">
            <text:p>62891245</text:p>
          </table:table-cell>
          <table:table-cell office:value-type="string" calcext:value-type="string">
            <text:p>T</text:p>
          </table:table-cell>
          <table:table-cell table:style-name="ce128" office:value-type="string" calcext:value-type="string">
            <text:p>webserver-daily-volnum-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office:value-type="string" calcext:value-type="string">
            <text:p>2017-02-07</text:p>
          </table:table-cell>
          <table:table-cell office:value-type="string" calcext:value-type="string">
            <text:p>22:00: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float" office:value="2041" calcext:value-type="float">
            <text:p>2041</text:p>
          </table:table-cell>
          <table:table-cell office:value-type="float" office:value="62404677" calcext:value-type="float">
            <text:p>62404677</text:p>
          </table:table-cell>
          <table:table-cell office:value-type="string" calcext:value-type="string">
            <text:p>T</text:p>
          </table:table-cell>
          <table:table-cell table:style-name="ce129" office:value-type="string" calcext:value-type="string">
            <text:p>webserver-daily-volnum-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office:value-type="string" calcext:value-type="string">
            <text:p>2017-02-08</text:p>
          </table:table-cell>
          <table:table-cell office:value-type="string" calcext:value-type="string">
            <text:p>22:00: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float" office:value="2055" calcext:value-type="float">
            <text:p>2055</text:p>
          </table:table-cell>
          <table:table-cell office:value-type="float" office:value="62656198" calcext:value-type="float">
            <text:p>62656198</text:p>
          </table:table-cell>
          <table:table-cell office:value-type="string" calcext:value-type="string">
            <text:p>T</text:p>
          </table:table-cell>
          <table:table-cell table:style-name="ce130" office:value-type="string" calcext:value-type="string">
            <text:p>webserver-daily-volnum-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office:value-type="string" calcext:value-type="string">
            <text:p>2017-02-09</text:p>
          </table:table-cell>
          <table:table-cell office:value-type="string" calcext:value-type="string">
            <text:p>22:00: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float" office:value="2052" calcext:value-type="float">
            <text:p>2052</text:p>
          </table:table-cell>
          <table:table-cell office:value-type="float" office:value="62589203" calcext:value-type="float">
            <text:p>62589203</text:p>
          </table:table-cell>
          <table:table-cell office:value-type="string" calcext:value-type="string">
            <text:p>T</text:p>
          </table:table-cell>
          <table:table-cell table:style-name="ce131" office:value-type="string" calcext:value-type="string">
            <text:p>webserver-daily-volnum-1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office:value-type="string" calcext:value-type="string">
            <text:p>2017-02-10</text:p>
          </table:table-cell>
          <table:table-cell office:value-type="string" calcext:value-type="string">
            <text:p>22:00: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float" office:value="2037" calcext:value-type="float">
            <text:p>2037</text:p>
          </table:table-cell>
          <table:table-cell office:value-type="float" office:value="62345810" calcext:value-type="float">
            <text:p>62345810</text:p>
          </table:table-cell>
          <table:table-cell office:value-type="string" calcext:value-type="string">
            <text:p>T</text:p>
          </table:table-cell>
          <table:table-cell table:style-name="ce132" office:value-type="string" calcext:value-type="string">
            <text:p>webserver-weekly-volnum-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fd</text:p>
          </table:table-cell>
          <table:table-cell table:style-name="ce117" office:value-type="date" office:date-value="2017-02-13" calcext:value-type="date">
            <text:p>2017-02-13</text:p>
          </table:table-cell>
          <table:table-cell office:value-type="string" calcext:value-type="string">
            <text:p>22:00: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float" office:value="2064" calcext:value-type="float">
            <text:p>2064</text:p>
          </table:table-cell>
          <table:table-cell office:value-type="float" office:value="62791862" calcext:value-type="float">
            <text:p>62791862</text:p>
          </table:table-cell>
          <table:table-cell office:value-type="string" calcext:value-type="string">
            <text:p>T</text:p>
          </table:table-cell>
          <table:table-cell table:style-name="ce133" office:value-type="string" calcext:value-type="string">
            <text:p>webserver-daily-volnum-0</text:p>
          </table:table-cell>
        </table:table-row>
        <calcext:conditional-formats>
          <calcext:conditional-format calcext:target-range-address="'12'.K3:'12'.K3">
            <calcext:condition calcext:apply-style-name="monthly" calcext:value="contains-text(&quot;monthly&quot;)" calcext:base-cell-address="'12'.K3"/>
            <calcext:condition calcext:apply-style-name="daily" calcext:value="contains-text(&quot;daily&quot;)" calcext:base-cell-address="'12'.K3"/>
            <calcext:condition calcext:apply-style-name="weekly" calcext:value="contains-text(&quot;weekly&quot;)" calcext:base-cell-address="'12'.K3"/>
          </calcext:conditional-format>
          <calcext:conditional-format calcext:target-range-address="'12'.K4:'12'.K4">
            <calcext:condition calcext:apply-style-name="monthly" calcext:value="contains-text(&quot;monthly&quot;)" calcext:base-cell-address="'12'.K4"/>
            <calcext:condition calcext:apply-style-name="daily" calcext:value="contains-text(&quot;daily&quot;)" calcext:base-cell-address="'12'.K4"/>
            <calcext:condition calcext:apply-style-name="weekly" calcext:value="contains-text(&quot;weekly&quot;)" calcext:base-cell-address="'12'.K4"/>
          </calcext:conditional-format>
          <calcext:conditional-format calcext:target-range-address="'12'.K5:'12'.K5">
            <calcext:condition calcext:apply-style-name="monthly" calcext:value="contains-text(&quot;monthly&quot;)" calcext:base-cell-address="'12'.K5"/>
            <calcext:condition calcext:apply-style-name="daily" calcext:value="contains-text(&quot;daily&quot;)" calcext:base-cell-address="'12'.K5"/>
            <calcext:condition calcext:apply-style-name="weekly" calcext:value="contains-text(&quot;weekly&quot;)" calcext:base-cell-address="'12'.K5"/>
          </calcext:conditional-format>
          <calcext:conditional-format calcext:target-range-address="'12'.K6:'12'.K6">
            <calcext:condition calcext:apply-style-name="monthly" calcext:value="contains-text(&quot;monthly&quot;)" calcext:base-cell-address="'12'.K6"/>
            <calcext:condition calcext:apply-style-name="daily" calcext:value="contains-text(&quot;daily&quot;)" calcext:base-cell-address="'12'.K6"/>
            <calcext:condition calcext:apply-style-name="weekly" calcext:value="contains-text(&quot;weekly&quot;)" calcext:base-cell-address="'12'.K6"/>
          </calcext:conditional-format>
          <calcext:conditional-format calcext:target-range-address="'12'.K7:'12'.K7">
            <calcext:condition calcext:apply-style-name="monthly" calcext:value="contains-text(&quot;monthly&quot;)" calcext:base-cell-address="'12'.K7"/>
            <calcext:condition calcext:apply-style-name="daily" calcext:value="contains-text(&quot;daily&quot;)" calcext:base-cell-address="'12'.K7"/>
            <calcext:condition calcext:apply-style-name="weekly" calcext:value="contains-text(&quot;weekly&quot;)" calcext:base-cell-address="'12'.K7"/>
          </calcext:conditional-format>
          <calcext:conditional-format calcext:target-range-address="'12'.K8:'12'.K8">
            <calcext:condition calcext:apply-style-name="monthly" calcext:value="contains-text(&quot;monthly&quot;)" calcext:base-cell-address="'12'.K8"/>
            <calcext:condition calcext:apply-style-name="daily" calcext:value="contains-text(&quot;daily&quot;)" calcext:base-cell-address="'12'.K8"/>
            <calcext:condition calcext:apply-style-name="weekly" calcext:value="contains-text(&quot;weekly&quot;)" calcext:base-cell-address="'12'.K8"/>
          </calcext:conditional-format>
          <calcext:conditional-format calcext:target-range-address="'12'.K9:'12'.K9">
            <calcext:condition calcext:apply-style-name="monthly" calcext:value="contains-text(&quot;monthly&quot;)" calcext:base-cell-address="'12'.K9"/>
            <calcext:condition calcext:apply-style-name="daily" calcext:value="contains-text(&quot;daily&quot;)" calcext:base-cell-address="'12'.K9"/>
            <calcext:condition calcext:apply-style-name="weekly" calcext:value="contains-text(&quot;weekly&quot;)" calcext:base-cell-address="'12'.K9"/>
          </calcext:conditional-format>
          <calcext:conditional-format calcext:target-range-address="'12'.K2:'12'.K2">
            <calcext:condition calcext:apply-style-name="monthly" calcext:value="contains-text(&quot;monthly&quot;)" calcext:base-cell-address="'12'.K2"/>
            <calcext:condition calcext:apply-style-name="daily" calcext:value="contains-text(&quot;daily&quot;)" calcext:base-cell-address="'12'.K2"/>
            <calcext:condition calcext:apply-style-name="weekly" calcext:value="contains-text(&quot;weekly&quot;)" calcext:base-cell-address="'12'.K2"/>
          </calcext:conditional-format>
          <calcext:conditional-format calcext:target-range-address="'12'.K10:'12'.K10">
            <calcext:condition calcext:apply-style-name="monthly" calcext:value="contains-text(&quot;monthly&quot;)" calcext:base-cell-address="'12'.K10"/>
            <calcext:condition calcext:apply-style-name="daily" calcext:value="contains-text(&quot;daily&quot;)" calcext:base-cell-address="'12'.K10"/>
            <calcext:condition calcext:apply-style-name="weekly" calcext:value="contains-text(&quot;weekly&quot;)" calcext:base-cell-address="'12'.K10"/>
          </calcext:conditional-format>
          <calcext:conditional-format calcext:target-range-address="'12'.K11:'12'.K11">
            <calcext:condition calcext:apply-style-name="monthly" calcext:value="contains-text(&quot;monthly&quot;)" calcext:base-cell-address="'12'.K11"/>
            <calcext:condition calcext:apply-style-name="daily" calcext:value="contains-text(&quot;daily&quot;)" calcext:base-cell-address="'12'.K11"/>
            <calcext:condition calcext:apply-style-name="weekly" calcext:value="contains-text(&quot;weekly&quot;)" calcext:base-cell-address="'12'.K11"/>
          </calcext:conditional-format>
          <calcext:conditional-format calcext:target-range-address="'12'.K12:'12'.K12">
            <calcext:condition calcext:apply-style-name="monthly" calcext:value="contains-text(&quot;monthly&quot;)" calcext:base-cell-address="'12'.K12"/>
            <calcext:condition calcext:apply-style-name="daily" calcext:value="contains-text(&quot;daily&quot;)" calcext:base-cell-address="'12'.K12"/>
            <calcext:condition calcext:apply-style-name="weekly" calcext:value="contains-text(&quot;weekly&quot;)" calcext:base-cell-address="'12'.K12"/>
          </calcext:conditional-format>
          <calcext:conditional-format calcext:target-range-address="'12'.K13:'12'.K13">
            <calcext:condition calcext:apply-style-name="monthly" calcext:value="contains-text(&quot;monthly&quot;)" calcext:base-cell-address="'12'.K13"/>
            <calcext:condition calcext:apply-style-name="daily" calcext:value="contains-text(&quot;daily&quot;)" calcext:base-cell-address="'12'.K13"/>
            <calcext:condition calcext:apply-style-name="weekly" calcext:value="contains-text(&quot;weekly&quot;)" calcext:base-cell-address="'12'.K13"/>
          </calcext:conditional-format>
          <calcext:conditional-format calcext:target-range-address="'12'.K14:'12'.K14">
            <calcext:condition calcext:apply-style-name="monthly" calcext:value="contains-text(&quot;monthly&quot;)" calcext:base-cell-address="'12'.K14"/>
            <calcext:condition calcext:apply-style-name="daily" calcext:value="contains-text(&quot;daily&quot;)" calcext:base-cell-address="'12'.K14"/>
            <calcext:condition calcext:apply-style-name="weekly" calcext:value="contains-text(&quot;weekly&quot;)" calcext:base-cell-address="'12'.K14"/>
          </calcext:conditional-format>
          <calcext:conditional-format calcext:target-range-address="'12'.K15:'12'.K15">
            <calcext:condition calcext:apply-style-name="monthly" calcext:value="contains-text(&quot;monthly&quot;)" calcext:base-cell-address="'12'.K15"/>
            <calcext:condition calcext:apply-style-name="daily" calcext:value="contains-text(&quot;daily&quot;)" calcext:base-cell-address="'12'.K15"/>
            <calcext:condition calcext:apply-style-name="weekly" calcext:value="contains-text(&quot;weekly&quot;)" calcext:base-cell-address="'12'.K15"/>
          </calcext:conditional-format>
          <calcext:conditional-format calcext:target-range-address="'12'.K16:'12'.K16">
            <calcext:condition calcext:apply-style-name="monthly" calcext:value="contains-text(&quot;monthly&quot;)" calcext:base-cell-address="'12'.K16"/>
            <calcext:condition calcext:apply-style-name="daily" calcext:value="contains-text(&quot;daily&quot;)" calcext:base-cell-address="'12'.K16"/>
            <calcext:condition calcext:apply-style-name="weekly" calcext:value="contains-text(&quot;weekly&quot;)" calcext:base-cell-address="'12'.K16"/>
          </calcext:conditional-format>
          <calcext:conditional-format calcext:target-range-address="'12'.K17:'12'.K17">
            <calcext:condition calcext:apply-style-name="monthly" calcext:value="contains-text(&quot;monthly&quot;)" calcext:base-cell-address="'12'.K17"/>
            <calcext:condition calcext:apply-style-name="daily" calcext:value="contains-text(&quot;daily&quot;)" calcext:base-cell-address="'12'.K17"/>
            <calcext:condition calcext:apply-style-name="weekly" calcext:value="contains-text(&quot;weekly&quot;)" calcext:base-cell-address="'12'.K17"/>
          </calcext:conditional-format>
        </calcext:conditional-formats>
      </table:table>
      <table:table table:name="13" table:style-name="ta1">
        <table:table-column table:style-name="co1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1" number:title="User-def~ined">
      <number:day-of-week/>
    </number:date-style>
    <style:style style:name="Default" style:family="table-cell">
      <style:table-cell-properties fo:background-color="transparent" loext:vertical-justify="auto"/>
      <style:paragraph-properties css3t:text-justify="auto"/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monthly" style:family="table-cell" style:parent-style-name="Default">
      <style:table-cell-properties fo:background-color="#0066cc" loext:vertical-justify="auto"/>
      <style:paragraph-properties css3t:text-justify="auto"/>
    </style:style>
    <style:style style:name="daily" style:family="table-cell" style:parent-style-name="Default">
      <style:table-cell-properties fo:background-color="#ff6600" loext:vertical-justify="auto"/>
      <style:paragraph-properties css3t:text-justify="auto"/>
    </style:style>
    <style:style style:name="weekly" style:family="table-cell" style:parent-style-name="Default">
      <style:table-cell-properties fo:background-color="#0066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5T07:40:36.426981655</dc:date>
    <meta:editing-duration>P3DT2H48M13S</meta:editing-duration>
    <meta:editing-cycles>41</meta:editing-cycles>
    <meta:generator>LibreOffice/5.1.6.2$Linux_X86_64 LibreOffice_project/10m0$Build-2</meta:generator>
    <meta:document-statistic meta:table-count="13" meta:cell-count="1565" meta:object-count="0"/>
  </office:meta>
</office:document-meta>
</file>